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672000004FBBF955CF1D5EEB403.jpg" manifest:media-type="image/jpeg"/>
  <manifest:file-entry manifest:full-path="Pictures/100000000000002800000032347DCDB094A541F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svg:font-family="Calibri"/>
    <style:font-face style:name="FreeSans6" svg:font-family="FreeSans"/>
    <style:font-face style:name="FreeSans3" svg:font-family="FreeSans" style:font-family-generic="swiss"/>
    <style:font-face style:name="FreeSans\"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4" svg:font-family="FreeSans" style:font-pitch="variable"/>
    <style:font-face style:name="Liberation Serif" svg:font-family="'Liberation Serif'" style:font-family-generic="roman" style:font-pitch="variable"/>
    <style:font-face style:name="Ubuntu" svg:font-family="Ubuntu"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5" svg:font-family="FreeSans" style:font-family-generic="system" style:font-pitch="variable"/>
    <style:font-face style:name="Times New Roman" svg:font-family="'Times New Roman'" style:font-family-generic="system" style:font-pitch="variable"/>
    <style:font-face style:name="Ubuntu1" svg:font-family="Ubuntu" style:font-family-generic="system" style:font-pitch="variable"/>
  </office:font-face-decls>
  <office:automatic-styles>
    <style:style style:name="Table5" style:family="table">
      <style:table-properties style:width="17.013cm" fo:margin-left="0cm" table:align="left" style:may-break-between-rows="true" style:writing-mode="lr-tb"/>
    </style:style>
    <style:style style:name="Table5.A" style:family="table-column">
      <style:table-column-properties style:column-width="5.9cm"/>
    </style:style>
    <style:style style:name="Table5.B" style:family="table-column">
      <style:table-column-properties style:column-width="11.113cm"/>
    </style:style>
    <style:style style:name="Table5.A1" style:family="table-cell">
      <style:table-cell-properties fo:background-color="#ffffff" fo:padding-left="0.095cm" fo:padding-right="0.095cm" fo:padding-top="0cm" fo:padding-bottom="0cm" fo:border="0.05pt solid #000000" fo:vertical-align="top">
        <style:background-image/>
      </style:table-cell-properties>
    </style:style>
    <style:style style:name="Table5.A5" style:family="table-cell">
      <style:table-cell-properties fo:background-color="#ffffff" fo:padding-left="0.095cm" fo:padding-right="0.095cm" fo:padding-top="0cm" fo:padding-bottom="0cm" fo:border-left="0.05pt solid #000000" fo:border-right="0.05pt solid #000000" fo:border-top="none" fo:border-bottom="0.05pt solid #000000" fo:vertical-align="top">
        <style:background-image/>
      </style:table-cell-properties>
    </style:style>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P5" style:family="paragraph" style:parent-style-name="Header">
      <style:text-properties style:font-name="FreeSans" fo:font-size="6pt" style:font-size-asian="6pt" style:font-size-complex="6pt"/>
    </style:style>
    <style:style style:name="P6" style:family="paragraph" style:parent-style-name="Header">
      <style:text-properties style:font-name="FreeSans" fo:font-size="6pt" style:font-size-asian="5.25pt" style:font-size-complex="6pt"/>
    </style:style>
    <style:style style:name="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P9" style:family="paragraph" style:parent-style-name="Standard">
      <style:paragraph-properties fo:line-height="100%" fo:text-align="center" style:justify-single-word="false"/>
      <style:text-properties style:font-name="FreeSans" fo:font-size="16pt" fo:font-weight="normal" officeooo:rsid="003b0f3e" officeooo:paragraph-rsid="0043afcb" style:font-size-asian="16pt" style:font-weight-asian="normal" style:font-size-complex="16pt" style:font-weight-complex="normal"/>
    </style:style>
    <style:style style:name="P10" style:family="paragraph" style:parent-style-name="Standard">
      <style:paragraph-properties fo:line-height="150%" fo:text-align="center" style:justify-single-word="false"/>
      <style:text-properties style:font-name="FreeSans" fo:font-size="16pt" officeooo:paragraph-rsid="00191055" style:font-size-asian="16pt" style:font-size-complex="16pt"/>
    </style:style>
    <style:style style:name="P11" style:family="paragraph" style:parent-style-name="Standard">
      <style:paragraph-properties fo:line-height="100%" fo:text-align="center" style:justify-single-word="false"/>
      <style:text-properties style:font-name="FreeSans" fo:font-size="12pt" officeooo:paragraph-rsid="0043afcb" style:font-size-asian="12pt" style:font-size-complex="12pt"/>
    </style:style>
    <style:style style:name="P12" style:family="paragraph" style:parent-style-name="Standard">
      <style:paragraph-properties fo:line-height="150%" fo:text-align="center" style:justify-single-word="false"/>
      <style:text-properties style:font-name="FreeSans" fo:font-size="14pt" officeooo:paragraph-rsid="00191055" style:font-size-asian="14pt" style:font-size-complex="14pt"/>
    </style:style>
    <style:style style:name="P13" style:family="paragraph" style:parent-style-name="Standard">
      <style:paragraph-properties fo:line-height="150%" fo:text-align="center" style:justify-single-word="false"/>
      <style:text-properties style:font-name="FreeSans" fo:font-size="26pt" officeooo:paragraph-rsid="00191055" style:font-size-asian="26pt" style:font-size-complex="26pt"/>
    </style:style>
    <style:style style:name="P14" style:family="paragraph" style:parent-style-name="Standard">
      <style:paragraph-properties fo:line-height="150%" fo:text-align="justify" style:justify-single-word="false"/>
      <style:text-properties style:font-name="FreeSans" fo:font-size="6pt" officeooo:rsid="00560611" officeooo:paragraph-rsid="00359a7a" style:font-size-asian="5.25pt" style:font-name-complex="FreeSans" style:font-size-complex="6pt"/>
    </style:style>
    <style:style style:name="P15" style:family="paragraph" style:parent-style-name="Standard">
      <style:paragraph-properties fo:line-height="150%" fo:text-align="start" style:justify-single-word="false"/>
      <style:text-properties fo:color="#000000" style:font-name="FreeSans" fo:font-size="14pt" officeooo:rsid="01c156aa" officeooo:paragraph-rsid="00359a7a" style:font-size-asian="14pt" style:font-size-complex="14pt"/>
    </style:style>
    <style:style style:name="P16" style:family="paragraph" style:parent-style-name="Standard">
      <style:paragraph-properties fo:line-height="150%" fo:text-align="start" style:justify-single-word="false"/>
      <style:text-properties fo:color="#000000" style:font-name="FreeSans" fo:font-size="14pt" officeooo:rsid="0047300a" officeooo:paragraph-rsid="0047300a" style:font-size-asian="14pt" style:font-size-complex="14pt"/>
    </style:style>
    <style:style style:name="P17" style:family="paragraph" style:parent-style-name="Standard">
      <style:paragraph-properties fo:line-height="150%" fo:text-align="start" style:justify-single-word="false"/>
      <style:text-properties fo:color="#000000" style:font-name="FreeSans" fo:font-size="14pt" officeooo:rsid="01f415ba" officeooo:paragraph-rsid="00359a7a" style:font-size-asian="14pt" style:font-size-complex="14pt"/>
    </style:style>
    <style:style style:name="P18" style:family="paragraph" style:parent-style-name="Standard">
      <style:paragraph-properties fo:line-height="150%" fo:text-align="start" style:justify-single-word="false"/>
      <style:text-properties fo:color="#000000" style:font-name="FreeSans" fo:font-size="14pt" officeooo:rsid="00600160" officeooo:paragraph-rsid="008af690" style:font-size-asian="14pt" style:font-size-complex="14pt"/>
    </style:style>
    <style:style style:name="P19" style:family="paragraph" style:parent-style-name="Standard">
      <style:paragraph-properties fo:line-height="150%" fo:text-align="start" style:justify-single-word="false"/>
      <style:text-properties fo:color="#000000" style:font-name="FreeSans" fo:font-size="14pt" officeooo:rsid="01a6f06b" officeooo:paragraph-rsid="00359a7a" style:font-size-asian="14pt" style:font-size-complex="14pt"/>
    </style:style>
    <style:style style:name="P20" style:family="paragraph" style:parent-style-name="Standard">
      <style:paragraph-properties fo:line-height="150%" fo:text-align="start" style:justify-single-word="false"/>
      <style:text-properties fo:color="#000000" style:font-name="FreeSans" fo:font-size="14pt" officeooo:rsid="00968d44" officeooo:paragraph-rsid="00968d44" style:font-size-asian="14pt" style:font-size-complex="14pt"/>
    </style:style>
    <style:style style:name="P21" style:family="paragraph" style:parent-style-name="Standard">
      <style:paragraph-properties fo:line-height="150%" fo:text-align="start" style:justify-single-word="false"/>
      <style:text-properties fo:color="#000000" style:font-name="FreeSans" fo:font-size="14pt" officeooo:rsid="01a6f06b" officeooo:paragraph-rsid="00359a7a" style:font-size-asian="12.25pt" style:font-size-complex="14pt"/>
    </style:style>
    <style:style style:name="P22" style:family="paragraph" style:parent-style-name="Standard">
      <style:paragraph-properties fo:line-height="150%" fo:text-align="start" style:justify-single-word="false"/>
      <style:text-properties fo:color="#000000" style:font-name="FreeSans" fo:font-size="14pt" officeooo:paragraph-rsid="004bfe47"/>
    </style:style>
    <style:style style:name="P23" style:family="paragraph" style:parent-style-name="Standard">
      <style:paragraph-properties fo:line-height="150%" fo:text-align="center" style:justify-single-word="false"/>
      <style:text-properties fo:color="#000000" style:font-name="FreeSans" fo:font-size="12pt" officeooo:rsid="01973695" officeooo:paragraph-rsid="00499102" style:font-size-asian="12pt" style:font-name-complex="FreeSans" style:font-size-complex="12pt"/>
    </style:style>
    <style:style style:name="P24"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size-complex="12pt"/>
    </style:style>
    <style:style style:name="P25" style:family="paragraph" style:parent-style-name="Standard">
      <style:paragraph-properties fo:line-height="150%" fo:text-align="start" style:justify-single-word="false"/>
      <style:text-properties fo:color="#000000" style:font-name="FreeSans" fo:font-size="12pt" officeooo:rsid="020daf71" officeooo:paragraph-rsid="00600160" style:font-size-asian="12pt" style:font-size-complex="12pt"/>
    </style:style>
    <style:style style:name="P26" style:family="paragraph" style:parent-style-name="Standard">
      <style:paragraph-properties fo:line-height="150%" fo:text-align="start" style:justify-single-word="false"/>
      <style:text-properties fo:color="#000000" style:font-name="FreeSans" fo:font-size="12pt" officeooo:rsid="00968d44" officeooo:paragraph-rsid="00968d44" style:font-size-asian="12pt" style:font-size-complex="12pt"/>
    </style:style>
    <style:style style:name="P27" style:family="paragraph" style:parent-style-name="Standard">
      <style:paragraph-properties fo:line-height="150%" fo:text-align="start" style:justify-single-word="false"/>
      <style:text-properties fo:color="#000000" style:font-name="FreeSans" fo:font-size="12pt" officeooo:rsid="00a4e829" officeooo:paragraph-rsid="00359a7a" style:font-size-asian="10.5pt" style:font-size-complex="12pt"/>
    </style:style>
    <style:style style:name="P28" style:family="paragraph" style:parent-style-name="Standard">
      <style:paragraph-properties fo:line-height="150%" fo:text-align="start" style:justify-single-word="false"/>
      <style:text-properties fo:color="#000000" style:font-name="FreeSans" fo:font-size="12pt" officeooo:rsid="00a4e829" officeooo:paragraph-rsid="00499102" style:font-size-asian="10.5pt" style:font-size-complex="12pt"/>
    </style:style>
    <style:style style:name="P29" style:family="paragraph" style:parent-style-name="Standard">
      <style:paragraph-properties fo:line-height="150%" fo:text-align="start" style:justify-single-word="false"/>
      <style:text-properties fo:color="#000000" style:font-name="FreeSans" fo:font-size="12pt" officeooo:rsid="00af6901" officeooo:paragraph-rsid="00359a7a" style:font-size-asian="10.5pt" style:font-size-complex="12pt"/>
    </style:style>
    <style:style style:name="P30"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size-complex="12pt"/>
    </style:style>
    <style:style style:name="P31" style:family="paragraph" style:parent-style-name="Standard">
      <style:paragraph-properties fo:line-height="150%" fo:text-align="start" style:justify-single-word="false"/>
      <style:text-properties fo:color="#000000" style:font-name="FreeSans" fo:font-size="12pt" officeooo:rsid="0199169d" officeooo:paragraph-rsid="00359a7a" style:font-size-asian="10.5pt" style:font-size-complex="12pt"/>
    </style:style>
    <style:style style:name="P32" style:family="paragraph" style:parent-style-name="Standard">
      <style:paragraph-properties fo:line-height="150%" fo:text-align="start" style:justify-single-word="false"/>
      <style:text-properties fo:color="#000000" style:font-name="FreeSans" fo:font-size="12pt" officeooo:rsid="015dfd1d" officeooo:paragraph-rsid="00359a7a" style:font-size-asian="10.5pt" style:font-size-complex="12pt"/>
    </style:style>
    <style:style style:name="P33" style:family="paragraph" style:parent-style-name="Standard">
      <style:paragraph-properties fo:line-height="150%" fo:text-align="start" style:justify-single-word="false"/>
      <style:text-properties fo:color="#000000" style:font-name="FreeSans" fo:font-size="12pt" officeooo:rsid="00702f17" officeooo:paragraph-rsid="00702f17" style:font-size-asian="10.5pt" style:font-size-complex="12pt"/>
    </style:style>
    <style:style style:name="P34" style:family="paragraph" style:parent-style-name="Standard">
      <style:paragraph-properties fo:line-height="150%" fo:text-align="start" style:justify-single-word="false"/>
      <style:text-properties fo:color="#000000" style:font-name="FreeSans" fo:font-size="12pt" officeooo:rsid="00af4dad" officeooo:paragraph-rsid="00359a7a" style:font-size-asian="10.5pt" style:font-size-complex="12pt"/>
    </style:style>
    <style:style style:name="P35" style:family="paragraph" style:parent-style-name="Standard">
      <style:paragraph-properties fo:line-height="150%" fo:text-align="start" style:justify-single-word="false"/>
      <style:text-properties fo:color="#000000" style:font-name="FreeSans" fo:font-size="12pt" officeooo:rsid="01c3abb9" officeooo:paragraph-rsid="00359a7a" style:font-size-asian="10.5pt" style:font-size-complex="12pt"/>
    </style:style>
    <style:style style:name="P36" style:family="paragraph" style:parent-style-name="Standard">
      <style:paragraph-properties fo:line-height="150%" fo:text-align="start" style:justify-single-word="false"/>
      <style:text-properties fo:color="#000000" style:font-name="FreeSans" fo:font-size="12pt" officeooo:rsid="01c3abb9" officeooo:paragraph-rsid="009219fc" style:font-size-asian="10.5pt" style:font-size-complex="12pt"/>
    </style:style>
    <style:style style:name="P37" style:family="paragraph" style:parent-style-name="Standard">
      <style:paragraph-properties fo:line-height="150%" fo:text-align="start" style:justify-single-word="false"/>
      <style:text-properties fo:color="#000000" style:font-name="FreeSans" fo:font-size="12pt" officeooo:rsid="01c3abb9" officeooo:paragraph-rsid="0094d0a0" style:font-size-asian="10.5pt" style:font-size-complex="12pt"/>
    </style:style>
    <style:style style:name="P38" style:family="paragraph" style:parent-style-name="Standard">
      <style:paragraph-properties fo:line-height="150%" fo:text-align="start" style:justify-single-word="false"/>
      <style:text-properties fo:color="#000000" style:font-name="FreeSans" fo:font-size="12pt" officeooo:rsid="0085bcbb" officeooo:paragraph-rsid="0085bcbb" style:font-size-asian="10.5pt" style:font-size-complex="12pt"/>
    </style:style>
    <style:style style:name="P39" style:family="paragraph" style:parent-style-name="Standard">
      <style:paragraph-properties fo:line-height="150%" fo:text-align="start" style:justify-single-word="false"/>
      <style:text-properties fo:color="#000000" style:font-name="FreeSans" fo:font-size="12pt" officeooo:rsid="009219fc" officeooo:paragraph-rsid="009219fc" style:font-size-asian="10.5pt" style:font-size-complex="12pt"/>
    </style:style>
    <style:style style:name="P40" style:family="paragraph" style:parent-style-name="Standard">
      <style:paragraph-properties fo:line-height="150%" fo:text-align="start" style:justify-single-word="false"/>
      <style:text-properties fo:color="#000000" style:font-name="FreeSans" fo:font-size="12pt" officeooo:rsid="009219fc" officeooo:paragraph-rsid="0094d0a0" style:font-size-asian="10.5pt" style:font-size-complex="12pt"/>
    </style:style>
    <style:style style:name="P41"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name-complex="FreeSans" style:font-size-complex="12pt"/>
    </style:style>
    <style:style style:name="P42" style:family="paragraph" style:parent-style-name="Standard">
      <style:paragraph-properties fo:line-height="150%" fo:text-align="start" style:justify-single-word="false"/>
      <style:text-properties fo:color="#000000" style:font-name="FreeSans" fo:font-size="12pt" officeooo:rsid="0085bcbb" officeooo:paragraph-rsid="0085bcbb" style:font-size-asian="10.5pt" style:font-name-complex="FreeSans" style:font-size-complex="12pt"/>
    </style:style>
    <style:style style:name="P43" style:family="paragraph" style:parent-style-name="Standard">
      <style:paragraph-properties fo:line-height="150%" fo:text-align="start" style:justify-single-word="false"/>
      <style:text-properties fo:color="#000000" style:font-name="FreeSans" fo:font-size="12pt" officeooo:rsid="0168e03b" officeooo:paragraph-rsid="00359a7a" fo:background-color="transparent" style:font-size-asian="10.5pt" style:font-size-complex="12pt"/>
    </style:style>
    <style:style style:name="P44" style:family="paragraph" style:parent-style-name="Standard">
      <style:paragraph-properties fo:line-height="150%" fo:text-align="center" style:justify-single-word="false"/>
      <style:text-properties fo:color="#000000" style:font-name="FreeSans" fo:font-size="16pt" officeooo:rsid="01973695" officeooo:paragraph-rsid="003583f2" style:font-size-asian="16pt" style:font-size-complex="16pt"/>
    </style:style>
    <style:style style:name="P45" style:family="paragraph" style:parent-style-name="Standard">
      <style:paragraph-properties fo:line-height="150%" fo:text-align="center" style:justify-single-word="false"/>
      <style:text-properties fo:color="#000000" style:font-name="FreeSans" fo:font-size="16pt" officeooo:rsid="01973695" officeooo:paragraph-rsid="00191055" style:font-size-asian="16pt" style:font-size-complex="16pt"/>
    </style:style>
    <style:style style:name="P46" style:family="paragraph" style:parent-style-name="Standard">
      <style:paragraph-properties fo:line-height="150%" fo:text-align="center" style:justify-single-word="false"/>
      <style:text-properties fo:color="#000000" style:font-name="FreeSans" fo:font-size="16pt" fo:font-weight="normal" officeooo:rsid="00944394" officeooo:paragraph-rsid="00499102" style:font-size-asian="16pt" style:font-weight-asian="normal" style:font-size-complex="16pt" style:font-weight-complex="normal"/>
    </style:style>
    <style:style style:name="P47" style:family="paragraph" style:parent-style-name="Standard">
      <style:paragraph-properties fo:line-height="150%" fo:text-align="start" style:justify-single-word="false"/>
      <style:text-properties fo:color="#000000" style:font-name="FreeSans" fo:font-size="11pt" fo:font-weight="normal" officeooo:rsid="00af6901" officeooo:paragraph-rsid="00359a7a" style:font-size-asian="11pt" style:font-weight-asian="normal" style:font-size-complex="11pt" style:font-weight-complex="normal"/>
    </style:style>
    <style:style style:name="P48"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name-complex="FreeSans" style:font-size-complex="12pt"/>
    </style:style>
    <style:style style:name="P49" style:family="paragraph" style:parent-style-name="Standard">
      <style:paragraph-properties fo:line-height="100%" fo:text-align="start" style:justify-single-word="false"/>
      <style:text-properties style:use-window-font-color="true" style:font-name="FreeSans" fo:font-size="11pt" fo:font-weight="normal" officeooo:paragraph-rsid="004bfe47" fo:background-color="transparent" style:font-name-asian="Calibri" style:font-name-complex="Calibri"/>
    </style:style>
    <style:style style:name="P50" style:family="paragraph" style:parent-style-name="Standard">
      <style:paragraph-properties fo:line-height="100%" fo:text-align="start" style:justify-single-word="false"/>
      <style:text-properties style:use-window-font-color="true" style:font-name="FreeSans" fo:font-size="11pt" fo:font-weight="normal" officeooo:paragraph-rsid="004bfe47" fo:background-color="transparent" style:font-name-asian="FreeSans6" style:font-name-complex="FreeSans6"/>
    </style:style>
    <style:style style:name="P51" style:family="paragraph" style:parent-style-name="Standard">
      <style:paragraph-properties fo:line-height="100%" fo:text-align="start" style:justify-single-word="false"/>
      <style:text-properties style:use-window-font-color="true" style:font-name="FreeSans" fo:font-size="11pt" fo:font-weight="normal" officeooo:rsid="009583c5" officeooo:paragraph-rsid="004bfe47" fo:background-color="transparent" style:font-name-asian="FreeSans6" style:font-name-complex="FreeSans6"/>
    </style:style>
    <style:style style:name="P52" style:family="paragraph" style:parent-style-name="Text_20_body">
      <style:paragraph-properties fo:margin-top="0.199cm" fo:margin-bottom="0.499cm" loext:contextual-spacing="false"/>
      <style:text-properties officeooo:rsid="0040382b" officeooo:paragraph-rsid="0040382b"/>
    </style:style>
    <style:style style:name="P53" style:family="paragraph" style:parent-style-name="Standard">
      <style:paragraph-properties fo:line-height="150%" fo:text-align="center" style:justify-single-word="false" style:shadow="none"/>
      <style:text-properties fo:color="#000000" style:font-name="FreeSans" fo:font-size="11pt" officeooo:paragraph-rsid="0040382b" style:font-size-asian="11pt" style:font-size-complex="11pt"/>
    </style:style>
    <style:style style:name="P54" style:family="paragraph" style:parent-style-name="Standard">
      <style:paragraph-properties fo:line-height="150%" fo:text-align="start" style:justify-single-word="false" style:shadow="none"/>
      <style:text-properties fo:color="#000000" style:font-name="FreeSans" fo:font-size="11pt" officeooo:paragraph-rsid="0040382b" style:font-size-asian="11pt" style:font-size-complex="11pt"/>
    </style:style>
    <style:style style:name="P55" style:family="paragraph" style:parent-style-name="Standard">
      <style:paragraph-properties fo:line-height="150%" style:shadow="none"/>
      <style:text-properties fo:color="#000000" style:font-name="FreeSans" fo:font-size="11pt" officeooo:paragraph-rsid="0040382b" style:font-size-asian="11pt" style:font-size-complex="11pt"/>
    </style:style>
    <style:style style:name="P56" style:family="paragraph" style:parent-style-name="Standard">
      <style:paragraph-properties fo:line-height="150%" style:shadow="none"/>
      <style:text-properties fo:color="#000000" style:font-name="FreeSans" fo:font-size="11pt" officeooo:rsid="01b9289b" officeooo:paragraph-rsid="0040382b" style:font-size-asian="11pt" style:font-size-complex="11pt"/>
    </style:style>
    <style:style style:name="P57" style:family="paragraph" style:parent-style-name="Standard">
      <style:paragraph-properties fo:line-height="150%" style:shadow="none"/>
      <style:text-properties fo:color="#000000" style:font-name="FreeSans" fo:font-size="11pt" officeooo:rsid="01f308fd" officeooo:paragraph-rsid="0040382b" style:font-size-asian="11pt" style:font-size-complex="11pt"/>
    </style:style>
    <style:style style:name="P58" style:family="paragraph" style:parent-style-name="Standard">
      <style:paragraph-properties fo:line-height="150%" style:shadow="none"/>
      <style:text-properties fo:color="#000000" style:font-name="FreeSans" fo:font-size="11pt" officeooo:rsid="00a608d0" officeooo:paragraph-rsid="0040382b" style:font-size-asian="11pt" style:font-size-complex="11pt"/>
    </style:style>
    <style:style style:name="P59" style:family="paragraph" style:parent-style-name="Standard">
      <style:paragraph-properties fo:line-height="150%" style:shadow="none"/>
      <style:text-properties fo:color="#000000" style:font-name="FreeSans" fo:font-size="11pt" officeooo:rsid="019b3faf" officeooo:paragraph-rsid="0040382b" style:font-size-asian="11pt" style:font-size-complex="11pt"/>
    </style:style>
    <style:style style:name="P60" style:family="paragraph" style:parent-style-name="Standard">
      <style:paragraph-properties fo:line-height="150%" style:shadow="none"/>
      <style:text-properties fo:color="#000000" style:font-name="FreeSans" fo:font-size="11pt" officeooo:rsid="008dc54d" officeooo:paragraph-rsid="008dc54d" style:font-size-asian="11pt" style:font-size-complex="11pt"/>
    </style:style>
    <style:style style:name="P61" style:family="paragraph" style:parent-style-name="Standard">
      <style:paragraph-properties fo:margin-left="0cm" fo:margin-right="0cm" fo:line-height="150%" fo:text-align="start" style:justify-single-word="false" fo:text-indent="0cm" style:auto-text-indent="false" style:shadow="none">
        <style:tab-stops/>
      </style:paragraph-properties>
      <style:text-properties fo:color="#000000" style:font-name="FreeSans" fo:font-size="11pt" officeooo:paragraph-rsid="0040382b" style:font-size-asian="11pt" style:font-size-complex="11pt"/>
    </style:style>
    <style:style style:name="P62" style:family="paragraph" style:parent-style-name="Text_20_body">
      <style:paragraph-properties fo:margin-left="0cm" fo:margin-right="0cm" fo:margin-top="0cm" fo:margin-bottom="0.212cm" loext:contextual-spacing="false" fo:line-height="150%" fo:text-align="center" style:justify-single-word="false" fo:text-indent="0cm" style:auto-text-indent="false">
        <style:tab-stops/>
      </style:paragraph-properties>
      <style:text-properties fo:color="#000000" style:font-name="FreeSans" fo:font-size="16pt" officeooo:rsid="01c1b39d" officeooo:paragraph-rsid="0040382b" style:font-name-asian="Times New Roman" style:font-size-asian="16pt" style:font-name-complex="Times New Roman" style:font-size-complex="16pt"/>
    </style:style>
    <style:style style:name="P63" style:family="paragraph" style:parent-style-name="Standard">
      <style:paragraph-properties fo:margin-left="0cm" fo:margin-right="0cm" fo:margin-top="0cm" fo:margin-bottom="0.212cm" loext:contextual-spacing="false" fo:line-height="100%" fo:text-align="start" style:justify-single-word="false" fo:text-indent="0cm" style:auto-text-indent="false">
        <style:tab-stops/>
      </style:paragraph-properties>
      <style:text-properties style:use-window-font-color="true" style:font-name="FreeSans" fo:font-size="11pt" fo:font-weight="normal" officeooo:rsid="005b58a2" officeooo:paragraph-rsid="004bfe47" fo:background-color="transparent" style:font-name-asian="Calibri" style:font-size-asian="12.25pt" style:font-name-complex="Calibri" style:font-size-complex="14pt"/>
    </style:style>
    <style:style style:name="P64" style:family="paragraph" style:parent-style-name="Standard">
      <style:paragraph-properties fo:margin-left="0cm" fo:margin-right="0cm" fo:line-height="150%" fo:text-align="start" style:justify-single-word="false" fo:text-indent="0cm" style:auto-text-indent="false"/>
      <style:text-properties fo:color="#000000" style:font-name="FreeSans" fo:font-size="14pt" officeooo:rsid="007a8617" officeooo:paragraph-rsid="007a8617" style:font-size-asian="12.25pt" style:font-name-complex="FreeSans" style:font-size-complex="14pt"/>
    </style:style>
    <style:style style:name="P65" style:family="paragraph" style:parent-style-name="Standard">
      <style:paragraph-properties fo:margin-left="0cm" fo:margin-right="0cm" fo:line-height="150%" fo:text-align="start" style:justify-single-word="false" fo:text-indent="0cm" style:auto-text-indent="false"/>
      <style:text-properties fo:color="#000000" style:font-name="FreeSans" fo:font-size="14pt" officeooo:rsid="00906ac0" officeooo:paragraph-rsid="00906ac0" style:font-size-asian="12.25pt" style:font-name-complex="FreeSans" style:font-size-complex="14pt"/>
    </style:style>
    <style:style style:name="P66" style:family="paragraph" style:parent-style-name="Standard">
      <style:paragraph-properties fo:margin-left="0cm" fo:margin-right="0cm" fo:line-height="150%" fo:text-align="start" style:justify-single-word="false" fo:text-indent="0cm" style:auto-text-indent="false"/>
      <style:text-properties fo:color="#000000" style:font-name="FreeSans" fo:font-size="14pt" officeooo:rsid="009f4c91" officeooo:paragraph-rsid="009f4c91" style:font-size-asian="14pt" style:font-size-complex="14pt"/>
    </style:style>
    <style:style style:name="P67" style:family="paragraph" style:parent-style-name="Standard">
      <style:paragraph-properties fo:margin-left="0cm" fo:margin-right="0cm" fo:line-height="150%" fo:text-align="start" style:justify-single-word="false" fo:text-indent="0cm" style:auto-text-indent="false"/>
      <style:text-properties fo:color="#000000" style:font-name="FreeSans" fo:font-size="12pt" officeooo:rsid="00a4e829" officeooo:paragraph-rsid="00499102" style:font-size-asian="10.5pt" style:font-size-complex="12pt"/>
    </style:style>
    <style:style style:name="P68" style:family="paragraph" style:parent-style-name="Standard">
      <style:paragraph-properties fo:margin-left="0cm" fo:margin-right="0cm" fo:line-height="150%" fo:text-align="start" style:justify-single-word="false" fo:text-indent="0cm" style:auto-text-indent="false"/>
      <style:text-properties fo:color="#000000" style:font-name="FreeSans" fo:font-size="12pt" officeooo:rsid="00a4e829" officeooo:paragraph-rsid="00359a7a" style:font-size-asian="10.5pt" style:font-size-complex="12pt"/>
    </style:style>
    <style:style style:name="P69" style:family="paragraph" style:parent-style-name="Standard">
      <style:paragraph-properties fo:margin-left="0cm" fo:margin-right="0cm" fo:line-height="150%" fo:text-align="start" style:justify-single-word="false" fo:text-indent="0cm" style:auto-text-indent="false"/>
      <style:text-properties fo:color="#000000" style:font-name="FreeSans" fo:font-size="12pt" officeooo:rsid="00a4e829" officeooo:paragraph-rsid="0097ee96" style:font-size-asian="10.5pt" style:font-size-complex="12pt"/>
    </style:style>
    <style:style style:name="P70" style:family="paragraph" style:parent-style-name="Standard">
      <style:paragraph-properties fo:margin-left="0cm" fo:margin-right="0cm" fo:line-height="150%" fo:text-align="start" style:justify-single-word="false" fo:text-indent="0cm" style:auto-text-indent="false"/>
      <style:text-properties fo:color="#000000" style:font-name="FreeSans" fo:font-size="12pt" officeooo:rsid="009f4c91" officeooo:paragraph-rsid="009f4c91" style:font-size-asian="10.5pt" style:font-size-complex="12pt"/>
    </style:style>
    <style:style style:name="P71" style:family="paragraph" style:parent-style-name="Standard">
      <style:paragraph-properties fo:margin-left="0cm" fo:margin-right="0cm" fo:line-height="150%" fo:text-align="start" style:justify-single-word="false" fo:text-indent="0cm" style:auto-text-indent="false"/>
      <style:text-properties fo:color="#000000" style:font-name="FreeSans" fo:font-size="12pt" fo:language="en" fo:country="US" officeooo:rsid="00191a91" officeooo:paragraph-rsid="0085bcbb" style:font-size-asian="10.5pt" style:font-size-complex="12pt"/>
    </style:style>
    <style:style style:name="P72" style:family="paragraph" style:parent-style-name="Standard">
      <style:paragraph-properties fo:margin-left="0cm" fo:margin-right="0cm" fo:line-height="150%" fo:text-align="start" style:justify-single-word="false" fo:text-indent="0cm" style:auto-text-indent="false"/>
      <style:text-properties officeooo:paragraph-rsid="0085bcbb"/>
    </style:style>
    <style:style style:name="P73" style:family="paragraph" style:parent-style-name="Text_20_body">
      <style:paragraph-properties fo:margin-left="1.251cm" fo:margin-right="0cm" fo:margin-top="0.199cm" fo:margin-bottom="0.499cm" loext:contextual-spacing="false" fo:text-indent="0cm" style:auto-text-indent="false"/>
      <style:text-properties officeooo:rsid="00402462" officeooo:paragraph-rsid="00402462"/>
    </style:style>
    <style:style style:name="P74" style:family="paragraph" style:parent-style-name="Text_20_body">
      <style:paragraph-properties fo:margin-left="1.251cm" fo:margin-right="0cm" fo:margin-top="0.199cm" fo:margin-bottom="0.499cm" loext:contextual-spacing="false" fo:text-indent="0cm" style:auto-text-indent="false"/>
      <style:text-properties fo:font-size="11pt" officeooo:rsid="003aa6c2" officeooo:paragraph-rsid="003aa6c2" style:font-size-asian="11pt" style:font-size-complex="11pt"/>
    </style:style>
    <style:style style:name="P75" style:family="paragraph" style:parent-style-name="Standard" style:master-page-name="First_20_Page">
      <style:paragraph-properties fo:line-height="150%" fo:text-align="center" style:justify-single-word="false" style:page-number="auto"/>
      <style:text-properties style:font-name="FreeSans" fo:font-size="16pt" fo:font-weight="normal" officeooo:paragraph-rsid="00191055" style:font-size-asian="14pt" style:font-weight-asian="normal" style:font-size-complex="16pt" style:font-weight-complex="normal"/>
    </style:style>
    <style:style style:name="P76" style:family="paragraph" style:parent-style-name="Standard" style:master-page-name="SF_20_default">
      <style:paragraph-properties fo:line-height="150%" fo:text-align="justify" style:justify-single-word="false" style:page-number="auto" fo:break-before="page"/>
      <style:text-properties style:font-name="FreeSans" fo:font-size="16pt" officeooo:rsid="0027c6a7" officeooo:paragraph-rsid="00359a7a" style:font-size-asian="16pt" style:font-name-complex="FreeSans" style:font-size-complex="16pt"/>
    </style:style>
    <style:style style:name="P77" style:family="paragraph" style:parent-style-name="Standard">
      <style:paragraph-properties fo:line-height="150%" fo:text-align="start" style:justify-single-word="false"/>
      <style:text-properties fo:color="#000000" style:font-name="FreeSans" fo:font-size="12pt" officeooo:rsid="015dfd1d" officeooo:paragraph-rsid="00359a7a" style:font-size-asian="10.5pt" style:font-size-complex="12pt"/>
    </style:style>
    <style:style style:name="P78" style:family="paragraph" style:parent-style-name="Standard" style:list-style-name="L1">
      <style:paragraph-properties fo:margin-top="0.199cm" fo:margin-bottom="0.499cm" loext:contextual-spacing="false" fo:line-height="100%" fo:text-align="justify" style:justify-single-word="false"/>
      <style:text-properties style:use-window-font-color="true" style:font-name="FreeSans" fo:font-size="11pt" fo:font-weight="normal" officeooo:rsid="0038a5a2" officeooo:paragraph-rsid="008c5589" fo:background-color="transparent" style:font-name-asian="FreeSans6" style:font-size-asian="11pt" style:font-name-complex="FreeSans6" style:font-size-complex="11pt"/>
    </style:style>
    <style:style style:name="P79" style:family="paragraph" style:parent-style-name="Standard">
      <style:paragraph-properties fo:margin-left="0cm" fo:margin-right="0cm" fo:line-height="150%" fo:text-align="start" style:justify-single-word="false" fo:text-indent="0cm" style:auto-text-indent="false"/>
      <style:text-properties fo:color="#000000" style:font-name="FreeSans" fo:font-size="12pt" officeooo:rsid="00a4e829" officeooo:paragraph-rsid="0097ee96" style:font-size-asian="10.5pt" style:font-size-complex="12pt"/>
    </style:style>
    <style:style style:name="P80" style:family="paragraph" style:parent-style-name="Standard">
      <style:paragraph-properties fo:margin-left="0cm" fo:margin-right="0cm" fo:line-height="150%" fo:text-align="start" style:justify-single-word="false" fo:text-indent="0cm" style:auto-text-indent="false"/>
      <style:text-properties fo:color="#000000" style:font-name="FreeSans" fo:font-size="12pt" officeooo:rsid="00b5be0d" officeooo:paragraph-rsid="00b5be0d" style:font-size-asian="10.5pt" style:font-size-complex="12pt"/>
    </style:style>
    <style:style style:name="P81" style:family="paragraph" style:parent-style-name="Standard">
      <style:paragraph-properties fo:margin-left="0cm" fo:margin-right="0cm" fo:line-height="150%" fo:text-align="start" style:justify-single-word="false" fo:text-indent="0cm" style:auto-text-indent="false"/>
      <style:text-properties fo:color="#000000" style:font-name="FreeSans" fo:font-size="12pt" officeooo:rsid="00b9119f" officeooo:paragraph-rsid="00b9119f" style:font-size-asian="10.5pt" style:font-size-complex="12pt"/>
    </style:style>
    <style:style style:name="P82" style:family="paragraph" style:parent-style-name="Standard">
      <style:paragraph-properties fo:margin-left="0cm" fo:margin-right="0cm" fo:line-height="150%" fo:text-align="start" style:justify-single-word="false" fo:text-indent="0cm" style:auto-text-indent="false"/>
      <style:text-properties fo:color="#000000" style:font-name="FreeSans" fo:font-size="12pt" officeooo:rsid="00b5be0d" officeooo:paragraph-rsid="00b5be0d" style:font-size-asian="12pt" style:font-size-complex="12pt"/>
    </style:style>
    <style:style style:name="P83" style:family="paragraph" style:parent-style-name="Standard">
      <style:paragraph-properties fo:margin-left="0cm" fo:margin-right="0cm" fo:line-height="150%" fo:text-align="start" style:justify-single-word="false" fo:text-indent="0cm" style:auto-text-indent="false"/>
      <style:text-properties fo:color="#000000" style:font-name="FreeSans" fo:font-size="12pt" officeooo:rsid="00b9119f" officeooo:paragraph-rsid="00b9119f" style:font-size-asian="12pt" style:font-size-complex="12pt"/>
    </style:style>
    <style:style style:name="P84" style:family="paragraph" style:parent-style-name="Standard">
      <style:paragraph-properties fo:margin-left="0cm" fo:margin-right="0cm" fo:margin-top="0cm" fo:margin-bottom="0.247cm" loext:contextual-spacing="false" fo:line-height="150%" fo:text-align="start" style:justify-single-word="false" fo:keep-together="auto" fo:orphans="2" fo:widows="2" fo:text-indent="0cm" style:auto-text-indent="false" fo:padding="0cm" fo:border="none" style:shadow="none" fo:keep-with-next="auto">
        <style:tab-stops/>
      </style:paragraph-properties>
      <style:text-properties fo:font-variant="normal" fo:text-transform="none" fo:color="#000000" style:text-line-through-style="none" style:text-line-through-type="none" style:text-position="0% 100%" style:font-name="FreeSans" fo:font-size="11pt" fo:font-style="normal" style:text-underline-style="none" fo:font-weight="normal" officeooo:rsid="002a2d43" officeooo:paragraph-rsid="00bb6745" style:font-name-asian="Ubuntu1" style:font-size-asian="11pt" style:font-style-asian="normal" style:font-weight-asian="normal" style:font-name-complex="Ubuntu1" style:font-size-complex="11pt" style:font-weight-complex="normal"/>
    </style:style>
    <style:style style:name="P85" style:family="paragraph" style:parent-style-name="Standard">
      <style:paragraph-properties fo:margin-left="0cm" fo:margin-right="0cm" fo:margin-top="0cm" fo:margin-bottom="0.247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FreeSans" fo:font-size="12pt" fo:font-style="normal" style:text-underline-style="none" officeooo:paragraph-rsid="00bb6745" style:font-name-asian="Ubuntu1" style:font-size-asian="12pt" style:font-style-asian="normal" style:font-name-complex="Ubuntu1" style:font-size-complex="12pt"/>
    </style:style>
    <style:style style:name="P86" style:family="paragraph" style:parent-style-name="Standard" style:list-style-name="WWNum2">
      <style:paragraph-properties fo:margin-left="0cm" fo:margin-right="0cm" fo:margin-top="0cm" fo:margin-bottom="0.247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FreeSans" fo:font-size="11pt" fo:font-style="normal" style:text-underline-style="none" officeooo:paragraph-rsid="00bb6745" style:font-name-asian="Ubuntu1" style:font-size-asian="11pt" style:font-style-asian="normal" style:font-name-complex="Ubuntu1" style:font-size-complex="11pt"/>
    </style:style>
    <style:style style:name="P87" style:family="paragraph" style:parent-style-name="Standard">
      <style:paragraph-properties fo:margin-left="0cm" fo:margin-right="0cm" fo:margin-top="0cm" fo:margin-bottom="0.247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FreeSans" fo:font-size="11pt" fo:font-style="normal" style:text-underline-style="none" officeooo:paragraph-rsid="00bb6745" style:font-name-asian="Ubuntu1" style:font-size-asian="11pt" style:font-style-asian="normal" style:font-name-complex="Ubuntu1" style:font-size-complex="11pt"/>
    </style:style>
    <style:style style:name="P88" style:family="paragraph" style:parent-style-name="Standard">
      <style:paragraph-properties fo:margin-left="0cm" fo:margin-right="0cm" fo:margin-top="0cm" fo:margin-bottom="0.247cm" loext:contextual-spacing="false" fo:line-height="15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FreeSans" fo:font-size="11pt" style:text-underline-style="none" officeooo:paragraph-rsid="00bb6745" style:font-name-asian="Ubuntu1" style:font-size-asian="11pt" style:font-name-complex="Ubuntu1" style:font-size-complex="11pt"/>
    </style:style>
    <style:style style:name="P89" style:family="paragraph" style:parent-style-name="Standard">
      <style:paragraph-properties fo:margin-left="0cm" fo:margin-right="0cm" fo:margin-top="0cm" fo:margin-bottom="0.247cm" loext:contextual-spacing="false" fo:line-height="150%" fo:text-align="start" style:justify-single-word="false" fo:keep-together="auto" fo:orphans="2" fo:widows="2" fo:text-indent="0cm" style:auto-text-indent="false" fo:padding="0cm" fo:border="none" fo:keep-with-next="auto"/>
      <style:text-properties style:font-name="FreeSans" officeooo:paragraph-rsid="00bb6745"/>
    </style:style>
    <style:style style:name="P90" style:family="paragraph" style:parent-style-name="Standard">
      <style:paragraph-properties fo:margin-left="0cm" fo:margin-right="0cm" fo:margin-top="0cm" fo:margin-bottom="0.247cm" loext:contextual-spacing="false" fo:line-height="150%" fo:text-align="start" style:justify-single-word="false" fo:keep-together="auto" fo:orphans="2" fo:widows="2" fo:text-indent="0cm" style:auto-text-indent="false" fo:padding="0cm" fo:border="none" fo:keep-with-next="auto"/>
      <style:text-properties style:font-name="FreeSans" fo:font-size="11pt" officeooo:paragraph-rsid="00bb6745" style:font-name-asian="Ubuntu1" style:font-size-asian="11pt" style:font-name-complex="Ubuntu1" style:font-size-complex="11pt"/>
    </style:style>
    <style:style style:name="P91" style:family="paragraph" style:parent-style-name="Standard">
      <style:paragraph-properties fo:margin-left="0cm" fo:margin-right="0cm" fo:margin-top="0cm" fo:margin-bottom="0.247cm" loext:contextual-spacing="false" fo:line-height="150%" fo:text-align="start" style:justify-single-word="false" fo:keep-together="auto" fo:orphans="2" fo:widows="2" fo:text-indent="0cm" style:auto-text-indent="false" fo:padding="0cm" fo:border="none" fo:keep-with-next="auto"/>
      <style:text-properties officeooo:paragraph-rsid="00bb6745"/>
    </style:style>
    <style:style style:name="P92" style:family="paragraph" style:parent-style-name="Standard">
      <style:paragraph-properties fo:margin-left="0cm" fo:margin-right="0cm" fo:margin-top="0cm" fo:margin-bottom="0.247cm" loext:contextual-spacing="false" fo:line-height="150%" fo:text-indent="0cm" style:auto-text-indent="false"/>
      <style:text-properties style:font-name="FreeSans" fo:font-size="11pt" officeooo:paragraph-rsid="00bb6745" style:font-name-asian="Ubuntu1" style:font-size-asian="11pt" style:font-name-complex="Ubuntu1" style:font-size-complex="11pt"/>
    </style:style>
    <style:style style:name="P93" style:family="paragraph" style:parent-style-name="Standard">
      <style:paragraph-properties fo:margin-top="0cm" fo:margin-bottom="0.247cm" loext:contextual-spacing="false" fo:line-height="150%"/>
      <style:text-properties style:font-name="FreeSans" fo:font-size="11pt" officeooo:paragraph-rsid="00bb6745" style:font-name-asian="Ubuntu1" style:font-size-asian="11pt" style:font-name-complex="Ubuntu1" style:font-size-complex="11pt"/>
    </style:style>
    <style:style style:name="P94" style:family="paragraph" style:parent-style-name="Standard" style:list-style-name="L2">
      <style:paragraph-properties fo:margin-top="0cm" fo:margin-bottom="0.247cm" loext:contextual-spacing="false" fo:line-height="150%" fo:text-align="start" style:justify-single-word="false" fo:keep-together="auto" fo:orphans="2" fo:widows="2" fo:padding="0cm" fo:border="none" fo:keep-with-next="auto"/>
      <style:text-properties fo:font-variant="normal" fo:text-transform="none" fo:color="#000000" style:text-line-through-style="none" style:text-line-through-type="none" style:text-position="0% 100%" style:font-name="FreeSans" fo:font-size="11pt" fo:font-style="normal" style:text-underline-style="none" officeooo:paragraph-rsid="00bb6745" style:font-name-asian="Ubuntu1" style:font-size-asian="11pt" style:font-style-asian="normal" style:font-name-complex="Ubuntu1" style:font-size-complex="11pt"/>
    </style:style>
    <style:style style:name="P95" style:family="paragraph" style:parent-style-name="Standard" style:list-style-name="WWNum3">
      <style:paragraph-properties fo:margin-left="1.27cm" fo:margin-right="0cm" fo:margin-top="0cm" fo:margin-bottom="0.247cm" loext:contextual-spacing="false" fo:line-height="150%" fo:text-indent="-0.635cm" style:auto-text-indent="false"/>
      <style:text-properties style:font-name="FreeSans" fo:font-size="11pt" officeooo:paragraph-rsid="00bb6745" style:font-name-asian="Ubuntu1" style:font-size-asian="11pt" style:font-name-complex="Ubuntu1" style:font-size-complex="11pt"/>
    </style:style>
    <style:style style:name="P96" style:family="paragraph" style:parent-style-name="Standard" style:list-style-name="WWNum1">
      <style:paragraph-properties fo:margin-left="1.27cm" fo:margin-right="0cm" fo:margin-top="0cm" fo:margin-bottom="0.247cm" loext:contextual-spacing="false" fo:line-height="150%" fo:text-align="start" style:justify-single-word="false" fo:keep-together="auto" fo:orphans="2" fo:widows="2" fo:text-indent="-0.635cm" style:auto-text-indent="false" fo:padding="0cm" fo:border="none" fo:keep-with-next="auto"/>
      <style:text-properties style:font-name="FreeSans" officeooo:paragraph-rsid="00bb6745"/>
    </style:style>
    <style:style style:name="P97" style:family="paragraph" style:parent-style-name="Standard" style:list-style-name="WWNum1">
      <style:paragraph-properties fo:margin-left="1.27cm" fo:margin-right="0cm" fo:margin-top="0cm" fo:margin-bottom="0.247cm" loext:contextual-spacing="false" fo:line-height="150%"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FreeSans" fo:font-size="11pt" fo:font-style="normal" style:text-underline-style="none" officeooo:paragraph-rsid="00bb6745" style:font-name-asian="Ubuntu1" style:font-size-asian="11pt" style:font-style-asian="normal" style:font-name-complex="Ubuntu1" style:font-size-complex="11pt"/>
    </style:style>
    <style:style style:name="P98" style:family="paragraph" style:parent-style-name="Standard" style:list-style-name="WWNum2">
      <style:paragraph-properties fo:margin-left="1.27cm" fo:margin-right="0cm" fo:margin-top="0cm" fo:margin-bottom="0.247cm" loext:contextual-spacing="false" fo:line-height="150%" fo:text-align="start"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FreeSans" fo:font-size="11pt" fo:font-style="normal" style:text-underline-style="none" officeooo:paragraph-rsid="00bb6745" style:font-name-asian="Ubuntu1" style:font-size-asian="11pt" style:font-style-asian="normal" style:font-name-complex="Ubuntu1" style:font-size-complex="11pt"/>
    </style:style>
    <style:style style:name="P99" style:family="paragraph" style:parent-style-name="Standard">
      <style:paragraph-properties fo:margin-left="1.27cm" fo:margin-right="0cm" fo:margin-top="0cm" fo:margin-bottom="0.247cm" loext:contextual-spacing="false" fo:line-height="150%" fo:text-indent="0cm" style:auto-text-indent="false"/>
      <style:text-properties style:font-name="FreeSans" fo:font-size="11pt" officeooo:paragraph-rsid="00bb6745" style:font-name-asian="Ubuntu1" style:font-size-asian="11pt" style:font-name-complex="Ubuntu1" style:font-size-complex="11pt"/>
    </style:style>
    <style:style style:name="P100" style:family="paragraph" style:parent-style-name="Standard">
      <style:paragraph-properties fo:margin-left="2.54cm" fo:margin-right="0cm" fo:margin-top="0cm" fo:margin-bottom="0.247cm" loext:contextual-spacing="false" fo:line-height="150%" fo:text-indent="0cm" style:auto-text-indent="false"/>
      <style:text-properties style:font-name="FreeSans" fo:font-size="11pt" officeooo:paragraph-rsid="00bb6745" style:font-name-asian="Ubuntu1" style:font-size-asian="11pt" style:font-name-complex="Ubuntu1" style:font-size-complex="11pt"/>
    </style:style>
    <style:style style:name="P101" style:family="paragraph" style:parent-style-name="Text_20_body" style:list-style-name="L1">
      <style:text-properties fo:font-size="11pt" fo:font-weight="normal" officeooo:rsid="0054e93d" officeooo:paragraph-rsid="0054e93d" style:font-size-asian="11pt" style:font-weight-asian="normal" style:font-size-complex="11pt" style:font-weight-complex="normal"/>
    </style:style>
    <style:style style:name="P102" style:family="paragraph" style:parent-style-name="Text_20_body" style:list-style-name="L1">
      <style:text-properties fo:font-size="11pt" fo:font-weight="normal" officeooo:rsid="0054e93d" officeooo:paragraph-rsid="00abbd0c" style:font-size-asian="11pt" style:font-weight-asian="normal" style:font-size-complex="11pt" style:font-weight-complex="normal"/>
    </style:style>
    <style:style style:name="P103" style:family="paragraph" style:parent-style-name="Text_20_body">
      <style:text-properties fo:font-size="11pt" officeooo:paragraph-rsid="00abbd0c" style:font-size-asian="11pt" style:font-size-complex="11pt"/>
    </style:style>
    <style:style style:name="P104" style:family="paragraph" style:parent-style-name="Text_20_body" style:list-style-name="L1">
      <style:text-properties fo:font-size="13pt" officeooo:paragraph-rsid="0036ef73" style:font-size-asian="13pt" style:font-size-complex="13pt"/>
    </style:style>
    <style:style style:name="P105" style:family="paragraph" style:parent-style-name="Text_20_body" style:list-style-name="L1">
      <style:paragraph-properties fo:margin-top="0.199cm" fo:margin-bottom="0.499cm" loext:contextual-spacing="false"/>
      <style:text-properties fo:font-size="11pt" officeooo:rsid="00371299" officeooo:paragraph-rsid="0071b6ad" style:font-size-asian="11pt" style:font-size-complex="11pt"/>
    </style:style>
    <style:style style:name="P106" style:family="paragraph" style:parent-style-name="Text_20_body" style:list-style-name="L1">
      <style:paragraph-properties fo:margin-top="0.199cm" fo:margin-bottom="0.499cm" loext:contextual-spacing="false"/>
      <style:text-properties fo:font-size="11pt" officeooo:rsid="00371299" officeooo:paragraph-rsid="00371299" style:font-size-asian="11pt" style:font-size-complex="11pt"/>
    </style:style>
    <style:style style:name="P107" style:family="paragraph" style:parent-style-name="Text_20_body" style:list-style-name="L1">
      <style:paragraph-properties fo:margin-top="0.199cm" fo:margin-bottom="0.499cm" loext:contextual-spacing="false"/>
      <style:text-properties fo:font-size="11pt" officeooo:rsid="0038a5a2" officeooo:paragraph-rsid="0038a5a2" style:font-size-asian="11pt" style:font-size-complex="11pt"/>
    </style:style>
    <style:style style:name="P108" style:family="paragraph" style:parent-style-name="Text_20_body" style:list-style-name="L1">
      <style:paragraph-properties fo:margin-top="0.199cm" fo:margin-bottom="0.499cm" loext:contextual-spacing="false"/>
      <style:text-properties fo:font-size="11pt" officeooo:rsid="0038a5a2" officeooo:paragraph-rsid="0066197a" style:font-size-asian="11pt" style:font-size-complex="11pt"/>
    </style:style>
    <style:style style:name="P109" style:family="paragraph" style:parent-style-name="Text_20_body" style:list-style-name="L1">
      <style:paragraph-properties fo:margin-top="0.199cm" fo:margin-bottom="0.499cm" loext:contextual-spacing="false"/>
      <style:text-properties fo:font-size="11pt" officeooo:rsid="0066197a" officeooo:paragraph-rsid="00730703" style:font-size-asian="11pt" style:font-size-complex="11pt"/>
    </style:style>
    <style:style style:name="P110" style:family="paragraph" style:parent-style-name="Text_20_body" style:list-style-name="L1">
      <style:paragraph-properties fo:margin-top="0.199cm" fo:margin-bottom="0.499cm" loext:contextual-spacing="false"/>
      <style:text-properties fo:font-size="11pt" officeooo:rsid="0038eaa3" officeooo:paragraph-rsid="0038eaa3" style:font-size-asian="11pt" style:font-size-complex="11pt"/>
    </style:style>
    <style:style style:name="P111" style:family="paragraph" style:parent-style-name="Text_20_body" style:list-style-name="L1">
      <style:paragraph-properties fo:margin-top="0.199cm" fo:margin-bottom="0.499cm" loext:contextual-spacing="false"/>
      <style:text-properties fo:font-size="11pt" officeooo:rsid="003aa6c2" officeooo:paragraph-rsid="00730703" style:font-size-asian="11pt" style:font-size-complex="11pt"/>
    </style:style>
    <style:style style:name="P112" style:family="paragraph" style:parent-style-name="Text_20_body" style:list-style-name="L1">
      <style:paragraph-properties fo:margin-top="0.199cm" fo:margin-bottom="0.499cm" loext:contextual-spacing="false"/>
      <style:text-properties fo:font-size="11pt" officeooo:rsid="003aa6c2" officeooo:paragraph-rsid="003aa6c2" style:font-size-asian="11pt" style:font-size-complex="11pt"/>
    </style:style>
    <style:style style:name="P113" style:family="paragraph" style:parent-style-name="Text_20_body" style:list-style-name="L1">
      <style:paragraph-properties fo:margin-top="0.199cm" fo:margin-bottom="0.499cm" loext:contextual-spacing="false"/>
      <style:text-properties fo:font-size="11pt" officeooo:rsid="003aa6c2" officeooo:paragraph-rsid="0066197a" style:font-size-asian="11pt" style:font-size-complex="11pt"/>
    </style:style>
    <style:style style:name="P114" style:family="paragraph" style:parent-style-name="Text_20_body" style:list-style-name="L1">
      <style:paragraph-properties fo:margin-top="0.199cm" fo:margin-bottom="0.499cm" loext:contextual-spacing="false"/>
      <style:text-properties fo:font-size="11pt" officeooo:rsid="003aa6c2" officeooo:paragraph-rsid="0066ebc9" style:font-size-asian="11pt" style:font-size-complex="11pt"/>
    </style:style>
    <style:style style:name="P115" style:family="paragraph" style:parent-style-name="Text_20_body" style:list-style-name="L1">
      <style:paragraph-properties fo:margin-top="0.199cm" fo:margin-bottom="0.499cm" loext:contextual-spacing="false"/>
      <style:text-properties fo:font-size="11pt" officeooo:rsid="003aa6c2" officeooo:paragraph-rsid="0067ad27" style:font-size-asian="11pt" style:font-size-complex="11pt"/>
    </style:style>
    <style:style style:name="P116" style:family="paragraph" style:parent-style-name="Text_20_body" style:list-style-name="L1">
      <style:paragraph-properties fo:margin-top="0.199cm" fo:margin-bottom="0.499cm" loext:contextual-spacing="false"/>
      <style:text-properties fo:font-size="11pt" officeooo:rsid="003aa6c2" officeooo:paragraph-rsid="0068d4f0" style:font-size-asian="11pt" style:font-size-complex="11pt"/>
    </style:style>
    <style:style style:name="P117" style:family="paragraph" style:parent-style-name="Text_20_body" style:list-style-name="L1">
      <style:paragraph-properties fo:margin-top="0.199cm" fo:margin-bottom="0.499cm" loext:contextual-spacing="false"/>
      <style:text-properties fo:font-size="11pt" officeooo:rsid="00a691f9" officeooo:paragraph-rsid="00a691f9" style:font-size-asian="11pt" style:font-size-complex="11pt"/>
    </style:style>
    <style:style style:name="P118" style:family="paragraph" style:parent-style-name="Text_20_body" style:list-style-name="L1">
      <style:paragraph-properties fo:margin-top="0.199cm" fo:margin-bottom="0.499cm" loext:contextual-spacing="false"/>
      <style:text-properties fo:font-size="11pt" officeooo:rsid="003f1f06" officeooo:paragraph-rsid="003f1f06" style:font-size-asian="11pt" style:font-size-complex="11pt"/>
    </style:style>
    <style:style style:name="P119" style:family="paragraph" style:parent-style-name="Text_20_body" style:list-style-name="L1">
      <style:paragraph-properties fo:margin-top="0.199cm" fo:margin-bottom="0.499cm" loext:contextual-spacing="false"/>
      <style:text-properties fo:font-size="11pt" officeooo:rsid="0074cebe" officeooo:paragraph-rsid="0074cebe" style:font-size-asian="11pt" style:font-size-complex="11pt"/>
    </style:style>
    <style:style style:name="P120" style:family="paragraph" style:parent-style-name="Text_20_body" style:list-style-name="L1">
      <style:paragraph-properties fo:margin-top="0.199cm" fo:margin-bottom="0.499cm" loext:contextual-spacing="false"/>
      <style:text-properties fo:font-size="11pt" officeooo:paragraph-rsid="00a691f9" style:font-size-asian="11pt" style:font-size-complex="11pt"/>
    </style:style>
    <style:style style:name="P121" style:family="paragraph" style:parent-style-name="Text_20_body" style:list-style-name="L1">
      <style:paragraph-properties fo:margin-top="0.199cm" fo:margin-bottom="0.499cm" loext:contextual-spacing="false"/>
      <style:text-properties fo:font-size="11pt" officeooo:rsid="003f1f06" officeooo:paragraph-rsid="0074cebe" fo:background-color="transparent" style:font-size-asian="11pt" style:font-size-complex="11pt"/>
    </style:style>
    <style:style style:name="P122" style:family="paragraph" style:parent-style-name="Text_20_body" style:list-style-name="L1">
      <style:paragraph-properties fo:margin-top="0.199cm" fo:margin-bottom="0.499cm" loext:contextual-spacing="false"/>
      <style:text-properties fo:font-size="13pt" officeooo:rsid="0038a5a2" officeooo:paragraph-rsid="0038a5a2" style:font-size-asian="13pt" style:font-size-complex="13pt"/>
    </style:style>
    <style:style style:name="P123" style:family="paragraph" style:parent-style-name="Text_20_body" style:list-style-name="L1">
      <style:paragraph-properties fo:margin-top="0.199cm" fo:margin-bottom="0.499cm" loext:contextual-spacing="false"/>
      <style:text-properties fo:font-size="13pt" officeooo:rsid="0038eaa3" officeooo:paragraph-rsid="0038eaa3" style:font-size-asian="13pt" style:font-size-complex="13pt"/>
    </style:style>
    <style:style style:name="P124" style:family="paragraph" style:parent-style-name="Text_20_body" style:list-style-name="L1">
      <style:paragraph-properties fo:margin-top="0.199cm" fo:margin-bottom="0.499cm" loext:contextual-spacing="false"/>
      <style:text-properties fo:font-size="13pt" officeooo:rsid="003aa6c2" officeooo:paragraph-rsid="00730703" style:font-size-asian="13pt" style:font-size-complex="13pt"/>
    </style:style>
    <style:style style:name="P125" style:family="paragraph" style:parent-style-name="Text_20_body" style:list-style-name="L1">
      <style:paragraph-properties fo:margin-top="0.199cm" fo:margin-bottom="0.499cm" loext:contextual-spacing="false"/>
      <style:text-properties fo:font-size="13pt" officeooo:rsid="003aa6c2" officeooo:paragraph-rsid="003aa6c2" style:font-size-asian="13pt" style:font-size-complex="13pt"/>
    </style:style>
    <style:style style:name="P126" style:family="paragraph" style:parent-style-name="Text_20_body" style:list-style-name="L1">
      <style:paragraph-properties fo:margin-top="0.199cm" fo:margin-bottom="0.499cm" loext:contextual-spacing="false"/>
      <style:text-properties fo:font-size="13pt" officeooo:rsid="003da454" officeooo:paragraph-rsid="003da454" style:font-size-asian="13pt" style:font-size-complex="13pt"/>
    </style:style>
    <style:style style:name="P127" style:family="paragraph" style:parent-style-name="Text_20_body" style:list-style-name="L1">
      <style:paragraph-properties fo:margin-top="0.199cm" fo:margin-bottom="0.499cm" loext:contextual-spacing="false"/>
      <style:text-properties fo:font-size="13pt" officeooo:rsid="003f1f06" officeooo:paragraph-rsid="003f1f06" style:font-size-asian="13pt" style:font-size-complex="13pt"/>
    </style:style>
    <style:style style:name="P128" style:family="paragraph" style:parent-style-name="Text_20_body" style:list-style-name="L1">
      <style:paragraph-properties fo:margin-top="0.199cm" fo:margin-bottom="0.499cm" loext:contextual-spacing="false"/>
      <style:text-properties fo:font-size="13pt" officeooo:rsid="00402462" officeooo:paragraph-rsid="00402462" style:font-size-asian="13pt" style:font-size-complex="13pt"/>
    </style:style>
    <style:style style:name="P129" style:family="paragraph" style:parent-style-name="Text_20_body" style:list-style-name="L1">
      <style:paragraph-properties fo:margin-top="0.199cm" fo:margin-bottom="0.499cm" loext:contextual-spacing="false"/>
      <style:text-properties officeooo:rsid="0038a5a2" officeooo:paragraph-rsid="0038a5a2"/>
    </style:style>
    <style:style style:name="P130" style:family="paragraph" style:parent-style-name="Text_20_body" style:list-style-name="L1">
      <style:paragraph-properties fo:margin-top="0.199cm" fo:margin-bottom="0.499cm" loext:contextual-spacing="false"/>
      <style:text-properties style:font-name="FreeSans" fo:font-size="11pt" officeooo:rsid="0038eaa3" officeooo:paragraph-rsid="00730703" style:font-size-asian="11pt" style:font-size-complex="11pt"/>
    </style:style>
    <style:style style:name="P131" style:family="paragraph" style:parent-style-name="Text_20_body" style:list-style-name="L1">
      <style:paragraph-properties fo:margin-top="0.199cm" fo:margin-bottom="0.499cm" loext:contextual-spacing="false"/>
      <style:text-properties style:font-name="FreeSans" fo:font-size="11pt" officeooo:rsid="0065c558" officeooo:paragraph-rsid="00730703" style:font-size-asian="11pt" style:font-size-complex="11pt"/>
    </style:style>
    <style:style style:name="P132" style:family="paragraph" style:parent-style-name="Text_20_body" style:list-style-name="L1">
      <style:paragraph-properties fo:margin-top="0.199cm" fo:margin-bottom="0.499cm" loext:contextual-spacing="false"/>
      <style:text-properties style:font-name="FreeSans" fo:font-size="11pt" officeooo:rsid="003aa6c2" officeooo:paragraph-rsid="004db165" style:font-size-asian="11pt" style:font-size-complex="11pt"/>
    </style:style>
    <style:style style:name="P133" style:family="paragraph" style:parent-style-name="Text_20_body" style:list-style-name="L1">
      <style:paragraph-properties fo:margin-top="0.199cm" fo:margin-bottom="0.499cm" loext:contextual-spacing="false"/>
      <style:text-properties style:font-name="FreeSans" fo:font-size="11pt" officeooo:rsid="003c5b7d" officeooo:paragraph-rsid="004db165" style:font-size-asian="11pt" style:font-size-complex="11pt"/>
    </style:style>
    <style:style style:name="P134" style:family="paragraph" style:parent-style-name="Text_20_body" style:list-style-name="L1">
      <style:paragraph-properties fo:margin-top="0.199cm" fo:margin-bottom="0.499cm" loext:contextual-spacing="false"/>
      <style:text-properties style:font-name="FreeSans" fo:font-size="11pt" officeooo:rsid="00583695" officeooo:paragraph-rsid="004db165" style:font-size-asian="11pt" style:font-size-complex="11pt"/>
    </style:style>
    <style:style style:name="P135" style:family="paragraph" style:parent-style-name="Text_20_body" style:list-style-name="L1">
      <style:paragraph-properties fo:margin-top="0.199cm" fo:margin-bottom="0.499cm" loext:contextual-spacing="false"/>
      <style:text-properties style:font-name="FreeSans" fo:font-size="11pt" officeooo:rsid="004efaef" officeooo:paragraph-rsid="004db165" style:font-size-asian="11pt" style:font-size-complex="11pt"/>
    </style:style>
    <style:style style:name="P136" style:family="paragraph" style:parent-style-name="Text_20_body" style:list-style-name="L1">
      <style:paragraph-properties fo:margin-top="0.199cm" fo:margin-bottom="0.499cm" loext:contextual-spacing="false"/>
      <style:text-properties style:font-name="FreeSans" officeooo:rsid="003c5b7d" officeooo:paragraph-rsid="004db165"/>
    </style:style>
    <style:style style:name="P137" style:family="paragraph" style:parent-style-name="Text_20_body" style:list-style-name="L1">
      <style:paragraph-properties fo:margin-top="0.199cm" fo:margin-bottom="0.499cm" loext:contextual-spacing="false"/>
      <style:text-properties style:font-name="FreeSans" officeooo:rsid="003da454" officeooo:paragraph-rsid="004db165"/>
    </style:style>
    <style:style style:name="P138" style:family="paragraph" style:parent-style-name="Text_20_body" style:list-style-name="L1">
      <style:paragraph-properties fo:margin-top="0.199cm" fo:margin-bottom="0.499cm" loext:contextual-spacing="false"/>
      <style:text-properties style:font-name="FreeSans" officeooo:rsid="00223c59" officeooo:paragraph-rsid="004db165"/>
    </style:style>
    <style:style style:name="P139" style:family="paragraph" style:parent-style-name="Text_20_body" style:list-style-name="L1">
      <style:paragraph-properties fo:margin-top="0.199cm" fo:margin-bottom="0.499cm" loext:contextual-spacing="false"/>
      <style:text-properties style:font-name="FreeSans4" officeooo:rsid="003bd84b" officeooo:paragraph-rsid="00a691f9"/>
    </style:style>
    <style:style style:name="P140" style:family="paragraph" style:parent-style-name="Text_20_body" style:list-style-name="L1">
      <style:paragraph-properties fo:margin-top="0.199cm" fo:margin-bottom="0.499cm" loext:contextual-spacing="false"/>
      <style:text-properties style:font-name="FreeSans4" officeooo:rsid="001dde91" officeooo:paragraph-rsid="00a8e6dd"/>
    </style:style>
    <style:style style:name="P141" style:family="paragraph" style:parent-style-name="Text_20_body" style:list-style-name="L1">
      <style:paragraph-properties fo:margin-top="0.199cm" fo:margin-bottom="0.499cm" loext:contextual-spacing="false"/>
      <style:text-properties style:font-name="FreeSans4" officeooo:rsid="001dde91" officeooo:paragraph-rsid="00a691f9"/>
    </style:style>
    <style:style style:name="P142" style:family="paragraph" style:parent-style-name="Text_20_body" style:list-style-name="L1">
      <style:paragraph-properties fo:margin-top="0.199cm" fo:margin-bottom="0.499cm" loext:contextual-spacing="false"/>
      <style:text-properties style:font-name="FreeSans4" officeooo:rsid="00267a02" officeooo:paragraph-rsid="00a691f9"/>
    </style:style>
    <style:style style:name="P143" style:family="paragraph" style:parent-style-name="Text_20_body" style:list-style-name="L1">
      <style:paragraph-properties fo:margin-top="0.199cm" fo:margin-bottom="0.499cm" loext:contextual-spacing="false"/>
      <style:text-properties style:font-name="FreeSans4" officeooo:rsid="00398671" officeooo:paragraph-rsid="00a691f9"/>
    </style:style>
    <style:style style:name="P144" style:family="paragraph" style:parent-style-name="Text_20_body" style:list-style-name="L1">
      <style:paragraph-properties fo:margin-top="0.199cm" fo:margin-bottom="0.499cm" loext:contextual-spacing="false"/>
      <style:text-properties style:font-name="FreeSans4" officeooo:rsid="003cf7ae" officeooo:paragraph-rsid="00a691f9"/>
    </style:style>
    <style:style style:name="P145" style:family="paragraph" style:parent-style-name="Text_20_body" style:list-style-name="L1">
      <style:paragraph-properties fo:margin-top="0.199cm" fo:margin-bottom="0.499cm" loext:contextual-spacing="false"/>
      <style:text-properties style:font-name="FreeSans4" officeooo:rsid="003df568" officeooo:paragraph-rsid="00a691f9"/>
    </style:style>
    <style:style style:name="P146" style:family="paragraph" style:parent-style-name="Text_20_body" style:list-style-name="L1">
      <style:paragraph-properties fo:margin-top="0.199cm" fo:margin-bottom="0.499cm" loext:contextual-spacing="false"/>
      <style:text-properties officeooo:rsid="003da454" officeooo:paragraph-rsid="003da454"/>
    </style:style>
    <style:style style:name="P147" style:family="paragraph" style:parent-style-name="Text_20_body" style:list-style-name="L1">
      <style:paragraph-properties fo:margin-top="0.199cm" fo:margin-bottom="0.499cm" loext:contextual-spacing="false"/>
      <style:text-properties officeooo:rsid="003f1f06" officeooo:paragraph-rsid="003f1f06"/>
    </style:style>
    <style:style style:name="P148" style:family="paragraph" style:parent-style-name="Text_20_body" style:list-style-name="L1">
      <style:paragraph-properties fo:margin-top="0.199cm" fo:margin-bottom="0.499cm" loext:contextual-spacing="false"/>
      <style:text-properties officeooo:rsid="003f1f06" officeooo:paragraph-rsid="009f4c91"/>
    </style:style>
    <style:style style:name="P149" style:family="paragraph" style:parent-style-name="Text_20_body" style:list-style-name="L1">
      <style:paragraph-properties fo:margin-top="0.199cm" fo:margin-bottom="0.499cm" loext:contextual-spacing="false"/>
      <style:text-properties officeooo:rsid="003f1f06" officeooo:paragraph-rsid="0044198e"/>
    </style:style>
    <style:style style:name="P150" style:family="paragraph" style:parent-style-name="Text_20_body" style:list-style-name="L1">
      <style:paragraph-properties fo:margin-top="0.199cm" fo:margin-bottom="0.499cm" loext:contextual-spacing="false"/>
      <style:text-properties fo:font-size="14pt" officeooo:rsid="003f1f06" officeooo:paragraph-rsid="003f1f06" style:font-size-asian="14pt" style:font-size-complex="14pt"/>
    </style:style>
    <style:style style:name="P151" style:family="paragraph" style:parent-style-name="Text_20_body" style:list-style-name="L1">
      <style:paragraph-properties fo:margin-top="0.199cm" fo:margin-bottom="0.499cm" loext:contextual-spacing="false"/>
      <style:text-properties officeooo:rsid="00402462" officeooo:paragraph-rsid="0044198e"/>
    </style:style>
    <style:style style:name="P152" style:family="paragraph" style:parent-style-name="Text_20_body" style:list-style-name="L1">
      <style:paragraph-properties fo:margin-top="0.199cm" fo:margin-bottom="0.499cm" loext:contextual-spacing="false"/>
      <style:text-properties officeooo:rsid="00402462" officeooo:paragraph-rsid="00402462"/>
    </style:style>
    <style:style style:name="P153" style:family="paragraph" style:parent-style-name="Text_20_body" style:list-style-name="L1">
      <style:paragraph-properties fo:margin-top="0.199cm" fo:margin-bottom="0.499cm" loext:contextual-spacing="false"/>
      <style:text-properties officeooo:rsid="00402462" officeooo:paragraph-rsid="00974110"/>
    </style:style>
    <style:style style:name="P154" style:family="paragraph" style:parent-style-name="Text_20_body" style:list-style-name="L1">
      <style:paragraph-properties fo:margin-top="0.199cm" fo:margin-bottom="0.499cm" loext:contextual-spacing="false"/>
      <style:text-properties officeooo:rsid="0040382b" officeooo:paragraph-rsid="0040382b"/>
    </style:style>
    <style:style style:name="P155" style:family="paragraph" style:parent-style-name="Text_20_body" style:list-style-name="L1" style:master-page-name="">
      <style:paragraph-properties fo:margin-left="4.445cm" fo:margin-right="0cm" fo:margin-top="0.199cm" fo:margin-bottom="0.499cm" loext:contextual-spacing="false" fo:line-height="120%" fo:text-indent="-1.905cm" style:auto-text-indent="false" style:page-number="auto"/>
      <style:text-properties fo:font-size="11pt" officeooo:rsid="003aa6c2" officeooo:paragraph-rsid="0066197a" style:font-size-asian="11pt" style:font-size-complex="11pt"/>
    </style:style>
    <style:style style:name="P156" style:family="paragraph" style:parent-style-name="Text_20_body" style:list-style-name="L1" style:master-page-name="">
      <style:paragraph-properties fo:margin-left="4.445cm" fo:margin-right="0cm" fo:margin-top="0.199cm" fo:margin-bottom="0.499cm" loext:contextual-spacing="false" fo:line-height="120%" fo:text-indent="-1.905cm" style:auto-text-indent="false" style:page-number="auto">
        <style:tab-stops>
          <style:tab-stop style:position="1.279cm"/>
        </style:tab-stops>
      </style:paragraph-properties>
      <style:text-properties fo:font-size="11pt" officeooo:rsid="003aa6c2" officeooo:paragraph-rsid="0066197a" style:font-size-asian="11pt" style:font-size-complex="11pt"/>
    </style:style>
    <style:style style:name="P157" style:family="paragraph" style:parent-style-name="Text_20_body" style:list-style-name="L1" style:master-page-name="">
      <style:paragraph-properties fo:margin-left="4.445cm" fo:margin-right="0cm" fo:margin-top="0.199cm" fo:margin-bottom="0.499cm" loext:contextual-spacing="false" fo:line-height="120%" fo:text-indent="-1.905cm" style:auto-text-indent="false" style:page-number="auto"/>
      <style:text-properties style:font-name="FreeSans" fo:font-size="11pt" officeooo:rsid="003aa6c2" officeooo:paragraph-rsid="004db165" style:font-size-asian="11pt" style:font-size-complex="11pt"/>
    </style:style>
    <style:style style:name="P158" style:family="paragraph" style:parent-style-name="Text_20_body" style:list-style-name="L1" style:master-page-name="">
      <style:paragraph-properties fo:margin-left="4.445cm" fo:margin-right="0cm" fo:margin-top="0.199cm" fo:margin-bottom="0.499cm" loext:contextual-spacing="false" fo:line-height="120%" fo:text-indent="-1.905cm" style:auto-text-indent="false" style:page-number="auto"/>
      <style:text-properties style:font-name="FreeSans" fo:font-size="11pt" officeooo:rsid="00532d48" officeooo:paragraph-rsid="004db165" style:font-size-asian="11pt" style:font-size-complex="11pt"/>
    </style:style>
    <style:style style:name="P159" style:family="paragraph" style:parent-style-name="Text_20_body" style:list-style-name="L1" style:master-page-name="">
      <style:paragraph-properties fo:margin-left="2.223cm" fo:margin-right="0cm" fo:margin-top="0.199cm" fo:margin-bottom="0.499cm" loext:contextual-spacing="false" fo:line-height="120%" fo:text-indent="-0.953cm" style:auto-text-indent="false" style:page-number="auto"/>
      <style:text-properties officeooo:rsid="00402462" officeooo:paragraph-rsid="00974110"/>
    </style:style>
    <style:style style:name="P160" style:family="paragraph" style:parent-style-name="Text_20_body" style:master-page-name="SF_20_default">
      <style:paragraph-properties fo:margin-left="0cm" fo:margin-right="0cm" fo:margin-top="0cm" fo:margin-bottom="0.212cm" loext:contextual-spacing="false" fo:line-height="150%" fo:text-align="center" style:justify-single-word="false" fo:text-indent="0cm" style:auto-text-indent="false" style:page-number="auto">
        <style:tab-stops/>
      </style:paragraph-properties>
      <style:text-properties fo:color="#000000" style:font-name="FreeSans" fo:font-size="16pt" officeooo:rsid="01c1b39d" officeooo:paragraph-rsid="0040382b" style:font-name-asian="Times New Roman" style:font-size-asian="16pt" style:font-name-complex="Times New Roman" style:font-size-complex="16pt"/>
    </style:style>
    <style:style style:name="P161" style:family="paragraph" style:parent-style-name="Text_20_body">
      <style:paragraph-properties fo:margin-left="0cm" fo:margin-right="0cm" fo:margin-top="0cm" fo:margin-bottom="0.212cm" loext:contextual-spacing="false" fo:line-height="150%" fo:text-align="justify" style:justify-single-word="false" fo:text-indent="0cm" style:auto-text-indent="false">
        <style:tab-stops/>
      </style:paragraph-properties>
      <style:text-properties fo:color="#000000" style:font-name="FreeSans" fo:font-size="11pt" officeooo:rsid="01b9289b" officeooo:paragraph-rsid="0040382b" style:font-name-asian="Times New Roman" style:font-size-asian="11pt" style:font-name-complex="Times New Roman" style:font-size-complex="11pt"/>
    </style:style>
    <style:style style:name="P162" style:family="paragraph" style:parent-style-name="Text_20_body">
      <style:paragraph-properties fo:margin-left="0cm" fo:margin-right="0cm" fo:margin-top="0cm" fo:margin-bottom="0.212cm" loext:contextual-spacing="false" fo:line-height="150%" fo:text-align="justify" style:justify-single-word="false" fo:text-indent="0cm" style:auto-text-indent="false" fo:break-before="page">
        <style:tab-stops/>
      </style:paragraph-properties>
      <style:text-properties fo:color="#000000" style:font-name="FreeSans" fo:font-size="11pt" officeooo:rsid="01b9289b" officeooo:paragraph-rsid="0040382b" style:font-name-asian="Times New Roman" style:font-size-asian="11pt" style:font-name-complex="Times New Roman" style:font-size-complex="11pt"/>
    </style:style>
    <style:style style:name="P163" style:family="paragraph" style:parent-style-name="Text_20_body" style:master-page-name="SF_20_default">
      <style:paragraph-properties style:page-number="auto"/>
      <style:text-properties fo:font-size="16pt" officeooo:rsid="00abbd0c" officeooo:paragraph-rsid="00abbd0c" style:font-size-asian="16pt" style:font-size-complex="16pt"/>
    </style:style>
    <style:style style:name="P164" style:family="paragraph" style:parent-style-name="Title">
      <style:paragraph-properties fo:line-height="100%" fo:break-before="page">
        <style:tab-stops>
          <style:tab-stop style:position="8.696cm"/>
        </style:tab-stops>
      </style:paragraph-properties>
      <style:text-properties style:font-name="FreeSans" fo:font-size="18pt" officeooo:paragraph-rsid="00bb6745" style:font-name-asian="Ubuntu1" style:font-size-asian="18pt" style:font-name-complex="Ubuntu1" style:font-size-complex="18pt"/>
    </style:style>
    <style:style style:name="P165" style:family="paragraph" style:parent-style-name="Heading_20_2" style:list-style-name="WWNum4">
      <style:paragraph-properties fo:margin-left="1.016cm" fo:margin-right="0cm" fo:text-indent="-1.016cm" style:auto-text-indent="false"/>
      <style:text-properties style:font-name="FreeSans" officeooo:paragraph-rsid="00bb6745" style:font-name-asian="Ubuntu1" style:font-name-complex="Ubuntu1"/>
    </style:style>
    <style:style style:name="P166" style:family="paragraph" style:parent-style-name="Heading_20_2" style:list-style-name="WWNum4">
      <style:paragraph-properties fo:margin-left="1.016cm" fo:margin-right="0cm" fo:text-indent="-1.016cm" style:auto-text-indent="false"/>
      <style:text-properties style:font-name="FreeSans" fo:font-size="12pt" officeooo:paragraph-rsid="00bb6745" style:font-name-asian="Ubuntu1" style:font-size-asian="10.5pt" style:font-name-complex="Ubuntu1" style:font-size-complex="12pt"/>
    </style:style>
    <style:style style:name="P167" style:family="paragraph" style:parent-style-name="Heading_20_2" style:list-style-name="WWNum4">
      <style:paragraph-properties fo:margin-left="1.016cm" fo:margin-right="0cm" fo:text-indent="-1.016cm" style:auto-text-indent="false"/>
      <style:text-properties style:font-name="FreeSans" fo:font-size="16pt" officeooo:paragraph-rsid="00bb6745" style:font-name-asian="Ubuntu1" style:font-size-asian="16pt" style:font-name-complex="Ubuntu1" style:font-size-complex="16pt"/>
    </style:style>
    <style:style style:name="P168" style:family="paragraph" style:parent-style-name="Heading_20_2">
      <style:paragraph-properties fo:margin-left="1.016cm" fo:margin-right="0cm" fo:text-indent="0cm" style:auto-text-indent="false"/>
      <style:text-properties style:font-name="FreeSans" officeooo:paragraph-rsid="00bb6745" style:font-name-asian="Ubuntu1" style:font-name-complex="Ubuntu1"/>
    </style:style>
    <style:style style:name="P169" style:family="paragraph" style:parent-style-name="Heading_20_2">
      <style:paragraph-properties fo:margin-left="1.016cm" fo:margin-right="0cm" fo:text-indent="1.016cm" style:auto-text-indent="false"/>
      <style:text-properties style:font-name="FreeSans" fo:font-size="12pt" officeooo:paragraph-rsid="00bb6745" style:font-name-asian="Ubuntu1" style:font-size-asian="10.5pt" style:font-name-complex="Ubuntu1" style:font-size-complex="12pt"/>
    </style:style>
    <style:style style:name="P170" style:family="paragraph" style:parent-style-name="Heading_20_2">
      <style:paragraph-properties fo:margin-left="1.016cm" fo:margin-right="0cm" fo:text-indent="1.016cm" style:auto-text-indent="false"/>
      <style:text-properties style:font-name="FreeSans" officeooo:paragraph-rsid="00bb6745" style:font-name-asian="Ubuntu1" style:font-name-complex="Ubuntu1"/>
    </style:style>
    <style:style style:name="P171" style:family="paragraph" style:parent-style-name="Heading_20_1">
      <style:paragraph-properties fo:text-align="center" style:justify-single-word="false"/>
    </style:style>
    <style:style style:name="P172" style:family="paragraph" style:parent-style-name="Heading_20_1" style:list-style-name="WWNum4">
      <style:paragraph-properties fo:margin-left="0cm" fo:margin-right="0cm" fo:line-height="150%" fo:text-align="center" style:justify-single-word="false" fo:text-indent="0cm" style:auto-text-indent="false" style:shadow="none"/>
      <style:text-properties fo:color="#000000" style:font-name="FreeSans" fo:font-size="16pt" officeooo:rsid="01b9289b" officeooo:paragraph-rsid="00bb6745" style:font-name-asian="Ubuntu1" style:font-size-asian="16pt" style:font-name-complex="Ubuntu1" style:font-size-complex="16pt"/>
    </style:style>
    <style:style style:name="P173" style:family="paragraph" style:parent-style-name="Heading_20_3">
      <style:paragraph-properties fo:margin-top="0.494cm" fo:margin-bottom="0.247cm" loext:contextual-spacing="false" fo:line-height="150%"/>
      <style:text-properties style:font-name="FreeSans" officeooo:paragraph-rsid="00bb6745" style:font-name-asian="Ubuntu1" style:font-name-complex="Ubuntu1"/>
    </style:style>
    <style:style style:name="P174" style:family="paragraph" style:parent-style-name="Contents_20_Heading" style:master-page-name="SF_20_default">
      <style:paragraph-properties style:page-number="auto"/>
      <style:text-properties style:font-name="FreeSans"/>
    </style:style>
    <style:style style:name="P175" style:family="paragraph" style:parent-style-name="Contents_20_2">
      <style:paragraph-properties>
        <style:tab-stops>
          <style:tab-stop style:position="17.503cm" style:type="right" style:leader-style="dotted" style:leader-text="."/>
        </style:tab-stops>
      </style:paragraph-properties>
    </style:style>
    <style:style style:name="P176" style:family="paragraph" style:parent-style-name="Contents_20_1">
      <style:paragraph-properties>
        <style:tab-stops>
          <style:tab-stop style:position="18.002cm" style:type="right" style:leader-style="dotted" style:leader-text="."/>
        </style:tab-stops>
      </style:paragraph-properties>
    </style:style>
    <style:style style:name="P177" style:family="paragraph" style:parent-style-name="Contents_20_3">
      <style:paragraph-properties>
        <style:tab-stops>
          <style:tab-stop style:position="17.004cm" style:type="right" style:leader-style="dotted" style:leader-text="."/>
        </style:tab-stops>
      </style:paragraph-properties>
    </style:style>
    <style:style style:name="P1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fo:language="en" fo:country="ZA" fo:background-color="transparent" loext:char-shading-value="0"/>
    </style:style>
    <style:style style:name="T2" style:family="text">
      <style:text-properties fo:color="#000000" style:font-name="FreeSans" fo:font-size="12pt" officeooo:rsid="00499102" style:font-size-asian="10.5pt" style:font-size-complex="12pt"/>
    </style:style>
    <style:style style:name="T3" style:family="text">
      <style:text-properties fo:color="#000000" style:font-name="FreeSans" fo:font-size="12pt" officeooo:rsid="00a4e829" style:font-size-asian="10.5pt" style:font-size-complex="12pt"/>
    </style:style>
    <style:style style:name="T4" style:family="text">
      <style:text-properties fo:color="#000000" style:font-name="FreeSans" fo:font-size="12pt" officeooo:rsid="004d07e7" style:font-size-asian="10.5pt" style:font-size-complex="12pt"/>
    </style:style>
    <style:style style:name="T5" style:family="text">
      <style:text-properties fo:color="#000000" style:font-name="FreeSans" fo:font-size="12pt" officeooo:rsid="009c5098" style:font-size-asian="10.5pt" style:font-size-complex="12pt"/>
    </style:style>
    <style:style style:name="T6" style:family="text">
      <style:text-properties fo:language="en" fo:country="US"/>
    </style:style>
    <style:style style:name="T7" style:family="text">
      <style:text-properties fo:language="en" fo:country="US" officeooo:rsid="00191a91"/>
    </style:style>
    <style:style style:name="T8" style:family="text">
      <style:text-properties officeooo:rsid="00359a7a"/>
    </style:style>
    <style:style style:name="T9" style:family="text">
      <style:text-properties officeooo:rsid="0066dd26"/>
    </style:style>
    <style:style style:name="T10" style:family="text">
      <style:text-properties fo:font-weight="normal" style:font-weight-asian="normal" style:font-weight-complex="normal"/>
    </style:style>
    <style:style style:name="T11" style:family="text">
      <style:text-properties fo:font-weight="normal" officeooo:rsid="0047d912" style:font-weight-asian="normal" style:font-weight-complex="normal"/>
    </style:style>
    <style:style style:name="T12" style:family="text">
      <style:text-properties officeooo:rsid="020daf71"/>
    </style:style>
    <style:style style:name="T13" style:family="text">
      <style:text-properties fo:font-size="14pt" style:font-size-asian="14pt" style:font-size-complex="14pt"/>
    </style:style>
    <style:style style:name="T14" style:family="text">
      <style:text-properties fo:font-size="14pt" officeooo:rsid="019a5209" style:font-size-asian="14pt" style:font-size-complex="14pt"/>
    </style:style>
    <style:style style:name="T15" style:family="text">
      <style:text-properties fo:font-size="14pt" officeooo:rsid="019b3faf" style:font-size-asian="14pt" style:font-size-complex="14pt"/>
    </style:style>
    <style:style style:name="T16" style:family="text">
      <style:text-properties fo:font-size="14pt" officeooo:rsid="00499102" style:font-size-asian="14pt" style:font-size-complex="14pt"/>
    </style:style>
    <style:style style:name="T17" style:family="text">
      <style:text-properties fo:font-size="14pt" style:font-size-asian="12.25pt" style:font-name-complex="FreeSans" style:font-size-complex="14pt"/>
    </style:style>
    <style:style style:name="T18" style:family="text">
      <style:text-properties fo:font-size="14pt" officeooo:rsid="00543d93" style:font-size-asian="12.25pt" style:font-name-complex="FreeSans" style:font-size-complex="14pt"/>
    </style:style>
    <style:style style:name="T19" style:family="text">
      <style:text-properties officeooo:rsid="019a5209"/>
    </style:style>
    <style:style style:name="T20" style:family="text">
      <style:text-properties officeooo:rsid="01c3abb9"/>
    </style:style>
    <style:style style:name="T21" style:family="text">
      <style:text-properties fo:font-size="11pt" style:font-size-asian="11pt" style:font-size-complex="11pt"/>
    </style:style>
    <style:style style:name="T22" style:family="text">
      <style:text-properties fo:font-size="11pt" officeooo:rsid="003aa6c2" style:font-size-asian="11pt" style:font-size-complex="11pt"/>
    </style:style>
    <style:style style:name="T23" style:family="text">
      <style:text-properties fo:font-size="11pt" officeooo:rsid="004a42fd" style:font-size-asian="11pt" style:font-size-complex="11pt"/>
    </style:style>
    <style:style style:name="T24" style:family="text">
      <style:text-properties fo:font-size="11pt" officeooo:rsid="00730703" style:font-size-asian="11pt" style:font-size-complex="11pt"/>
    </style:style>
    <style:style style:name="T25" style:family="text">
      <style:text-properties fo:font-size="11pt" style:font-size-asian="10.5pt"/>
    </style:style>
    <style:style style:name="T26" style:family="text">
      <style:text-properties fo:font-size="11pt" officeooo:rsid="004efaef" style:font-size-asian="10.5pt"/>
    </style:style>
    <style:style style:name="T27" style:family="text">
      <style:text-properties fo:font-size="11pt" style:font-name-asian="Ubuntu1" style:font-size-asian="11pt" style:font-name-complex="Ubuntu1" style:font-size-complex="11pt"/>
    </style:style>
    <style:style style:name="T28" style:family="text">
      <style:text-properties officeooo:rsid="020e807e"/>
    </style:style>
    <style:style style:name="T29" style:family="text">
      <style:text-properties officeooo:rsid="017dde51"/>
    </style:style>
    <style:style style:name="T30" style:family="text">
      <style:text-properties officeooo:rsid="003da454"/>
    </style:style>
    <style:style style:name="T31" style:family="text">
      <style:text-properties officeooo:rsid="01b9289b"/>
    </style:style>
    <style:style style:name="T32" style:family="text">
      <style:text-properties officeooo:rsid="003c5c3b"/>
    </style:style>
    <style:style style:name="T33" style:family="text">
      <style:text-properties officeooo:rsid="00499102"/>
    </style:style>
    <style:style style:name="T34" style:family="text">
      <style:text-properties officeooo:rsid="004b4d68"/>
    </style:style>
    <style:style style:name="T35" style:family="text">
      <style:text-properties officeooo:rsid="004a42fd"/>
    </style:style>
    <style:style style:name="T36" style:family="text">
      <style:text-properties officeooo:rsid="0017d695"/>
    </style:style>
    <style:style style:name="T37" style:family="text">
      <style:text-properties officeooo:rsid="009583c5"/>
    </style:style>
    <style:style style:name="T38" style:family="text">
      <style:text-properties officeooo:rsid="004efaef"/>
    </style:style>
    <style:style style:name="T39" style:family="text">
      <style:text-properties officeooo:rsid="0061b5de"/>
    </style:style>
    <style:style style:name="T40" style:family="text">
      <style:text-properties officeooo:rsid="0056de86"/>
    </style:style>
    <style:style style:name="T41" style:family="text">
      <style:text-properties style:font-name="FreeSans"/>
    </style:style>
    <style:style style:name="T42" style:family="text">
      <style:text-properties style:font-name="FreeSans" officeooo:rsid="006aac73"/>
    </style:style>
    <style:style style:name="T43" style:family="text">
      <style:text-properties style:font-name="FreeSans" fo:font-size="11pt" style:font-name-asian="Ubuntu1" style:font-size-asian="11pt" style:font-name-complex="Ubuntu1" style:font-size-complex="11pt"/>
    </style:style>
    <style:style style:name="T44" style:family="text">
      <style:text-properties style:font-name="FreeSans" style:font-name-asian="Ubuntu1" style:font-name-complex="Ubuntu1"/>
    </style:style>
    <style:style style:name="T45" style:family="text">
      <style:text-properties officeooo:rsid="00600160"/>
    </style:style>
    <style:style style:name="T46" style:family="text">
      <style:text-properties officeooo:rsid="0066197a"/>
    </style:style>
    <style:style style:name="T47" style:family="text">
      <style:text-properties officeooo:rsid="0067ad27"/>
    </style:style>
    <style:style style:name="T48" style:family="text">
      <style:text-properties officeooo:rsid="0068d4f0"/>
    </style:style>
    <style:style style:name="T49" style:family="text">
      <style:text-properties fo:font-size="12pt" style:font-size-asian="12pt" style:font-size-complex="12pt"/>
    </style:style>
    <style:style style:name="T50" style:family="text">
      <style:text-properties fo:font-size="12pt" officeooo:rsid="020daf71" style:font-size-asian="12pt" style:font-size-complex="12pt"/>
    </style:style>
    <style:style style:name="T51" style:family="text">
      <style:text-properties officeooo:rsid="0071b6ad"/>
    </style:style>
    <style:style style:name="T52" style:family="text">
      <style:text-properties officeooo:rsid="00730703"/>
    </style:style>
    <style:style style:name="T53" style:family="text">
      <style:text-properties officeooo:rsid="0063ee5b"/>
    </style:style>
    <style:style style:name="T54" style:family="text">
      <style:text-properties officeooo:rsid="0076a591"/>
    </style:style>
    <style:style style:name="T55" style:family="text">
      <style:text-properties officeooo:rsid="0079773c"/>
    </style:style>
    <style:style style:name="T56" style:family="text">
      <style:text-properties officeooo:rsid="007cefa4"/>
    </style:style>
    <style:style style:name="T57" style:family="text">
      <style:text-properties officeooo:rsid="007e1e9d"/>
    </style:style>
    <style:style style:name="T58" style:family="text">
      <style:text-properties officeooo:rsid="007f4e5f"/>
    </style:style>
    <style:style style:name="T59" style:family="text">
      <style:text-properties officeooo:rsid="008aef29"/>
    </style:style>
    <style:style style:name="T60" style:family="text">
      <style:text-properties officeooo:rsid="008af690"/>
    </style:style>
    <style:style style:name="T61" style:family="text">
      <style:text-properties officeooo:rsid="008c5589"/>
    </style:style>
    <style:style style:name="T62" style:family="text">
      <style:text-properties officeooo:rsid="008dc54d"/>
    </style:style>
    <style:style style:name="T63" style:family="text">
      <style:text-properties officeooo:rsid="009219fc"/>
    </style:style>
    <style:style style:name="T64" style:family="text">
      <style:text-properties officeooo:rsid="00932329"/>
    </style:style>
    <style:style style:name="T65" style:family="text">
      <style:text-properties officeooo:rsid="0094d0a0"/>
    </style:style>
    <style:style style:name="T66" style:family="text">
      <style:text-properties officeooo:rsid="004bfe47" style:font-size-asian="12.25pt" style:font-size-complex="14pt"/>
    </style:style>
    <style:style style:name="T67" style:family="text">
      <style:text-properties officeooo:rsid="0095cad7" style:font-size-asian="12.25pt" style:font-size-complex="14pt"/>
    </style:style>
    <style:style style:name="T68" style:family="text">
      <style:text-properties officeooo:rsid="00a0d6aa"/>
    </style:style>
    <style:style style:name="T69" style:family="text">
      <style:text-properties officeooo:rsid="004464ab"/>
    </style:style>
    <style:style style:name="T70" style:family="text">
      <style:text-properties officeooo:rsid="000f624c"/>
    </style:style>
    <style:style style:name="T71" style:family="text">
      <style:text-properties officeooo:rsid="0046d1cf"/>
    </style:style>
    <style:style style:name="T72" style:family="text">
      <style:text-properties officeooo:rsid="003fa778"/>
    </style:style>
    <style:style style:name="T73" style:family="text">
      <style:text-properties officeooo:rsid="004c69f3"/>
    </style:style>
    <style:style style:name="T74" style:family="text">
      <style:text-properties officeooo:rsid="00a691f9"/>
    </style:style>
    <style:style style:name="T75" style:family="text">
      <style:text-properties officeooo:rsid="00a8e6dd"/>
    </style:style>
    <style:style style:name="T76" style:family="text">
      <style:text-properties fo:font-variant="normal" fo:text-transform="none" fo:color="#000000" style:text-line-through-style="none" style:text-line-through-type="none" style:text-position="0% 100%" fo:font-size="11pt" fo:font-style="normal" style:text-underline-style="none" style:font-name-asian="Ubuntu1" style:font-size-asian="11pt" style:font-style-asian="normal" style:font-name-complex="Ubuntu1" style:font-size-complex="11pt"/>
    </style:style>
    <style:style style:name="T77" style:family="text">
      <style:text-properties fo:font-variant="normal" fo:text-transform="none" fo:color="#000000" style:text-line-through-style="none" style:text-line-through-type="none" style:text-position="0% 100%" fo:font-size="11pt" fo:font-style="normal" style:text-underline-style="none" officeooo:rsid="00bc60a9" style:font-name-asian="Ubuntu1" style:font-size-asian="11pt" style:font-style-asian="normal" style:font-name-complex="Ubuntu1" style:font-size-complex="11pt"/>
    </style:style>
    <style:style style:name="T78" style:family="text">
      <style:text-properties fo:font-variant="normal" fo:text-transform="none" fo:color="#000000" style:text-line-through-style="none" style:text-line-through-type="none" style:text-position="0% 100%" fo:font-size="11pt" style:text-underline-style="none" style:font-name-asian="Ubuntu1" style:font-size-asian="11pt" style:font-name-complex="Ubuntu1" style:font-size-complex="11pt"/>
    </style:style>
    <style:style style:name="T79" style:family="text">
      <style:text-properties fo:font-variant="normal" fo:text-transform="none" fo:color="#000000" style:text-line-through-style="none" style:text-line-through-type="none" style:text-position="0% 100%" fo:font-size="11pt" fo:font-style="italic" style:text-underline-style="none" style:font-name-asian="Ubuntu1" style:font-size-asian="11pt" style:font-style-asian="italic" style:font-name-complex="Ubuntu1" style:font-size-complex="11pt"/>
    </style:style>
    <style:style style:name="T80" style:family="text">
      <style:text-properties fo:font-variant="normal" fo:text-transform="none" fo:color="#000000" style:text-line-through-style="none" style:text-line-through-type="none" style:text-position="0% 100%" style:font-name="FreeSans" fo:font-size="11pt" fo:font-style="normal" style:text-underline-style="none" style:font-name-asian="Ubuntu1" style:font-size-asian="11pt" style:font-style-asian="normal" style:font-name-complex="Ubuntu1" style:font-size-complex="11pt"/>
    </style:style>
    <style:style style:name="T81" style:family="text">
      <style:text-properties fo:font-variant="normal" fo:text-transform="none" style:text-line-through-style="none" style:text-line-through-type="none" style:text-position="0% 100%" fo:font-size="11pt" fo:font-style="normal" style:text-underline-style="none" style:font-name-asian="Ubuntu1" style:font-size-asian="11pt" style:font-style-asian="normal" style:font-name-complex="Ubuntu1" style:font-size-complex="11pt"/>
    </style:style>
    <style:style style:name="T82" style:family="text">
      <style:text-properties fo:font-variant="normal" fo:text-transform="none" fo:color="#00a933" style:text-line-through-style="none" style:text-line-through-type="none" style:text-position="0% 100%" style:font-name="FreeSans" fo:font-size="11pt" fo:font-style="normal" style:text-underline-style="solid" style:text-underline-width="auto" style:text-underline-color="font-color" style:font-name-asian="Ubuntu1" style:font-size-asian="11pt" style:font-style-asian="normal" style:font-name-complex="Ubuntu1" style:font-size-complex="11pt"/>
    </style:style>
    <style:style style:name="T83" style:family="text">
      <style:text-properties officeooo:rsid="00ab908d"/>
    </style:style>
    <style:style style:name="T84" style:family="text">
      <style:text-properties officeooo:rsid="00abbd0c"/>
    </style:style>
    <style:style style:name="T85" style:family="text">
      <style:text-properties fo:font-size="13pt" officeooo:rsid="00abbd0c" style:font-size-asian="13pt" style:font-size-complex="13pt"/>
    </style:style>
    <style:style style:name="T86" style:family="text">
      <style:text-properties style:font-name="FreeSans4" officeooo:rsid="0040f739"/>
    </style:style>
    <style:style style:name="T87" style:family="text">
      <style:text-properties style:font-name="FreeSans4" officeooo:rsid="00b5be0d"/>
    </style:style>
    <style:style style:name="T88" style:family="text">
      <style:text-properties style:font-name-complex="FreeSans"/>
    </style:style>
    <style:style style:name="T89" style:family="text">
      <style:text-properties officeooo:rsid="00b681d0" style:font-name-complex="FreeSans"/>
    </style:style>
    <style:style style:name="T90" style:family="text">
      <style:text-properties officeooo:rsid="00b681d0"/>
    </style:style>
    <style:style style:name="T91" style:family="text">
      <style:text-properties officeooo:rsid="00b776da"/>
    </style:style>
    <style:style style:name="T92" style:family="text">
      <style:text-properties officeooo:rsid="00b9119f"/>
    </style:style>
    <style:style style:name="T93" style:family="text">
      <style:text-properties officeooo:rsid="00bac3f3"/>
    </style:style>
    <style:style style:name="T94" style:family="text">
      <style:text-properties officeooo:rsid="00bb6745"/>
    </style:style>
    <style:style style:name="T95" style:family="text">
      <style:text-properties fo:language="en" fo:country="ZA"/>
    </style:style>
    <style:style style:name="T96" style:family="text">
      <style:text-properties fo:color="#00a933"/>
    </style:style>
    <style:style style:name="T97" style:family="text">
      <style:text-properties officeooo:rsid="00bd50ec"/>
    </style:style>
    <style:style style:name="T98" style:family="text">
      <style:text-properties officeooo:rsid="00be8f54"/>
    </style:style>
    <style:style style:name="T99" style:family="text">
      <style:text-properties officeooo:rsid="00c04840"/>
    </style:style>
    <style:style style:name="T100" style:family="text">
      <style:text-properties officeooo:rsid="00c1f6ea"/>
    </style:style>
    <style:style style:name="T101" style:family="text">
      <style:text-properties style:font-name="FreeSans"/>
    </style:style>
    <style:style style:name="T102" style:family="text">
      <style:text-properties fo:font-variant="normal" fo:text-transform="none" style:use-window-font-color="true" style:text-outline="false" style:text-line-through-style="none" style:text-line-through-type="none" style:text-position="0% 100%" style:font-name="FreeSans3" fo:font-size="10pt" fo:letter-spacing="normal" fo:language="en" fo:country="Z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5"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ZA"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5"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5.399cm, 2.799cm, 6.481cm, 2.799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13"><text:span text:style-name="T11">Services</text:span><text:span text:style-name="T10"> Agreement</text:span></text:p>
      <text:p text:style-name="P10"/>
      <text:p text:style-name="P12">entered into between</text:p>
      <text:p text:style-name="P10"/>
      <text:p text:style-name="P9">[Insert Full Legal Name of Legal Entity <text:span text:style-name="T83">from SF Group</text:span>]</text:p>
      <text:p text:style-name="P11">(hereafter “the Foundation”)</text:p>
      <text:p text:style-name="P10"/>
      <text:p text:style-name="P10"/>
      <text:p text:style-name="P45"/>
      <text:p text:style-name="P24">and</text:p>
      <text:p text:style-name="P44"/>
      <text:p text:style-name="P46">[Insert Name of Service Provider]</text:p>
      <text:p text:style-name="P23">(hereafter the <text:span text:style-name="T34">Service Provider</text:span>)</text:p>
      <text:table-of-content text:style-name="Sect1"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74">Table of Contents</text:p>
          </text:index-title>
          <text:p text:style-name="P176"><text:span text:style-name="T41">Contract Specifications<text:tab/>3</text:span></text:p>
          <text:p text:style-name="P176"><text:span text:style-name="T41">Provisions<text:tab/>6</text:span></text:p>
          <text:p text:style-name="P175"><text:span text:style-name="T41">The Parties<text:tab/>6</text:span></text:p>
          <text:p text:style-name="P175"><text:span text:style-name="T41">The Relationship between the Foundation and Service Provider<text:tab/>6</text:span></text:p>
          <text:p text:style-name="P175"><text:span text:style-name="T41">Contract Period<text:tab/>7</text:span></text:p>
          <text:p text:style-name="P175"><text:span text:style-name="T41">Contract Amount<text:tab/>7</text:span></text:p>
          <text:p text:style-name="P175"><text:span text:style-name="T41">Obligations of Service Provider<text:tab/>8</text:span></text:p>
          <text:p text:style-name="P175"><text:span text:style-name="T41">Obligations of the Foundation<text:tab/>8</text:span></text:p>
          <text:p text:style-name="P175"><text:span text:style-name="T41">Public Association with the Foundation<text:tab/>8</text:span></text:p>
          <text:p text:style-name="P175"><text:span text:style-name="T41">Securing Information and Confidentiality<text:tab/>8</text:span></text:p>
          <text:p text:style-name="P175"><text:span text:style-name="T41">Intellectual Property<text:tab/>11</text:span></text:p>
          <text:p text:style-name="P177"><text:span text:style-name="T41">Creation for this agreement<text:tab/>11</text:span></text:p>
          <text:p text:style-name="P177"><text:span text:style-name="T41">Vesting<text:tab/>12</text:span></text:p>
          <text:p text:style-name="P177"><text:span text:style-name="T41">Warranty<text:tab/>12</text:span></text:p>
          <text:p text:style-name="P175"><text:span text:style-name="T41">How This Agreement Works<text:tab/>13</text:span></text:p>
          <text:p text:style-name="P175"><text:span text:style-name="T41">Termination other than for Breach<text:tab/>13</text:span></text:p>
          <text:p text:style-name="P175"><text:span text:style-name="T41">Breach<text:tab/>14</text:span></text:p>
          <text:p text:style-name="P175"><text:span text:style-name="T41">Effect of Termination<text:tab/>14</text:span></text:p>
          <text:p text:style-name="P175"><text:span text:style-name="T41">Disputes<text:tab/>15</text:span></text:p>
          <text:p text:style-name="P175"><text:span text:style-name="T41">Addresses for Notices<text:tab/>16</text:span></text:p>
          <text:p text:style-name="P175"><text:span text:style-name="T41">Signature and Conclusion<text:tab/>16</text:span></text:p>
          <text:p text:style-name="P176"><text:span text:style-name="T41">Record of Signature<text:tab/>18</text:span></text:p>
          <text:p text:style-name="P176"><text:span text:style-name="T41">Personal Data Safeguards 1.0<text:tab/>20</text:span></text:p>
          <text:p text:style-name="P175"><text:span text:style-name="T41">Fifteen Commandments for Using Personal Data<text:tab/>20</text:span></text:p>
          <text:p text:style-name="P175"><text:span text:style-name="T41">Personal Data<text:tab/>23</text:span></text:p>
        </text:index-body>
      </text:table-of-content>
      <text:p text:style-name="P48"/>
      <text:p text:style-name="P76"><text:toc-mark-start text:id="IMark94700102434408" text:outline-level="1"/>Contract Specifications<text:toc-mark-end text:id="IMark94700102434408"/></text:p>
      <text:p text:style-name="P14"/>
      <text:p text:style-name="P47">This agreement is void if all the Specifications are not completed at the time of Signature.</text:p>
      <text:p text:style-name="P29"/>
      <text:p text:style-name="P15"><text:span text:style-name="T12">Foundation </text:span>Contract Number:</text:p>
      <text:p text:style-name="P15"/>
      <text:p text:style-name="P16"><text:span text:style-name="T59">Full Legal Name of Foundation</text:span> <text:span text:style-name="T61">Entity</text:span><office:annotation><dc:creator>Unknown Author</dc:creator><dc:date>2016-01-11T13:39:07</dc:date><text:p text:style-name="P178"><text:span text:style-name="T102">This is where SF will specify which SF company will be defined as the Shuttleworth Foundation for this agreement, e.g. SF IOM etc</text:span></text:p></office:annotation>: </text:p>
      <text:p text:style-name="P27"/>
      <text:p text:style-name="P20">Authority of Signatory on Behalf of Foundation Entity:</text:p>
      <text:p text:style-name="P19"/>
      <text:p text:style-name="P19">Full <text:span text:style-name="T33">Legal </text:span>Name of Service Provider:</text:p>
      <text:p text:style-name="P19"/>
      <text:p text:style-name="P20">Legal Description of Service Provider.</text:p>
      <text:p text:style-name="P26">The Service Provider is</text:p>
      <text:p text:style-name="P26">A. a natural person or</text:p>
      <text:p text:style-name="P26">B. a company, with registration number [insert registration number] registered in [insert where registered e.g. Delaware, Hong Kong]</text:p>
      <text:p text:style-name="P26">C. [When the Service Provider is neither a natural person nor a company but something else such as a university, partnership or trust then state its legal nature and jurisdiction e.g Cayman Islands Trust or Irish State University].</text:p>
      <text:p text:style-name="P30"/>
      <text:p text:style-name="P17">Name of Signatory for Service Provider: </text:p>
      <text:p text:style-name="P31"/>
      <text:p text:style-name="P18">Authority of Signatory:</text:p>
      <text:p text:style-name="P18"><text:s/><text:span text:style-name="T49">The Signatory is <text:s/></text:span><text:line-break/><text:span text:style-name="T50">A. </text:span><text:span text:style-name="T49">also the Service Provider and is </text:span><text:span text:style-name="T50">signing on their</text:span><text:span text:style-name="T49"> </text:span><text:span text:style-name="T50">own behalf</text:span></text:p>
      <text:p text:style-name="P25">B. <text:span text:style-name="T45">signing on behalf of a company</text:span> <text:line-break/><text:span text:style-name="T45">[Give the </text:span>Title of Person signing on behalf of company e.g. <text:span text:style-name="T61">Chief Executive Officer]</text:span></text:p>
      <text:p text:style-name="P25">C. <text:span text:style-name="T45">Not the Service Provider and not signing on behalf of a company but signing on behalf of the Service Provider</text:span><text:line-break/><text:span text:style-name="T45">[Give a l</text:span>egal description of the <text:span text:style-name="T64">service provider </text:span>t e.g. partnership, <text:span text:style-name="T65">trust </text:span><text:s/><text:span text:style-name="T45">and also describe the role the </text:span>of person signing on behalf of <text:span text:style-name="T64">service provider</text:span> e.g. managing partner <text:span text:style-name="T64">of a partnership</text:span>, <text:span text:style-name="T64">trustee of a trust, agent of another person etc.]</text:span></text:p>
      <text:p text:style-name="P32"/>
      <text:p text:style-name="P32"/>
      <text:p text:style-name="P27"><text:soft-page-break/><text:span text:style-name="T14">Contract Period</text:span><text:span text:style-name="T13">:</text:span> <text:s/></text:p>
      <text:p text:style-name="P33">(DD/MM/YYYY to <text:s/>DD/MM/YYYY<text:span text:style-name="T56">)</text:span></text:p>
      <text:p text:style-name="P43"/>
      <text:p text:style-name="P43"><text:span text:style-name="T14">Contract Amount</text:span><text:span text:style-name="T13">:</text:span> <text:span text:style-name="T60">(The amount must be in numbers, using the applicable currency symbol and then in words using the currency acronym e.g. USD) </text:span></text:p>
      <text:p text:style-name="P34"/>
      <text:p text:style-name="P34"><text:span text:style-name="T19"><text:s/></text:span><text:span text:style-name="T14">Payment Timing</text:span></text:p>
      <text:p text:style-name="P30"/>
      <text:p text:style-name="P30"><text:span text:style-name="T20">A. </text:span>Amount <text:s text:c="66"/>Date<office:annotation><dc:creator>Unknown Author</dc:creator><dc:date>2016-01-14T16:40:07</dc:date><text:p text:style-name="P178"><text:span text:style-name="T102">Where there is more than one amount and payment date these can be specified under A.</text:span></text:p></office:annotation></text:p>
      <text:p text:style-name="P41">XX<text:tab/><text:tab/><text:tab/><text:tab/><text:tab/><text:tab/><text:tab/>xxxxxxxx</text:p>
      <text:p text:style-name="P42">XX<text:tab/><text:tab/><text:tab/><text:tab/><text:tab/><text:tab/><text:tab/>xxxxxxxx</text:p>
      <text:p text:style-name="P30">OR</text:p>
      <text:p text:style-name="P35">B. monthly <text:span text:style-name="T28">in arrears during Contract Period</text:span></text:p>
      <text:p text:style-name="P35">OR </text:p>
      <text:p text:style-name="P36">C. <text:span text:style-name="T60">or on rendering of </text:span><text:s/><text:span text:style-name="T60">] services during </text:span><text:s/>the Contract Period <text:span text:style-name="T63">as follows:</text:span></text:p>
      <text:p text:style-name="P39">Service<text:tab/><text:tab/><text:tab/><text:tab/><text:tab/><text:tab/>Amount</text:p>
      <text:p text:style-name="P40">XXXXXX<text:tab/><text:tab/><text:tab/><text:tab/><text:tab/><text:tab/>XXXXX</text:p>
      <text:p text:style-name="P37"><text:span text:style-name="T63">XXXXXX<text:tab/><text:tab/><text:tab/><text:tab/><text:tab/><text:tab/>XXXXX</text:span>.</text:p>
      <text:p text:style-name="P38"/>
      <text:p text:style-name="P21"/>
      <text:p text:style-name="P22"><text:span text:style-name="T66">B</text:span><text:span text:style-name="T67">anking Details of Service Provider </text:span></text:p>
      <table:table table:name="Table5" table:style-name="Table5">
        <table:table-column table:style-name="Table5.A"/>
        <table:table-column table:style-name="Table5.B"/>
        <table:table-row>
          <table:table-cell table:style-name="Table5.A1" office:value-type="string">
            <text:p text:style-name="P50">Pay Method:</text:p>
          </table:table-cell>
          <table:table-cell table:style-name="Table5.A1" office:value-type="string">
            <text:p text:style-name="P49"/>
          </table:table-cell>
        </table:table-row>
        <table:table-row>
          <table:table-cell table:style-name="Table5.A1" office:value-type="string">
            <text:p text:style-name="P50">Type of Account:</text:p>
          </table:table-cell>
          <table:table-cell table:style-name="Table5.A1" office:value-type="string">
            <text:p text:style-name="P49"/>
          </table:table-cell>
        </table:table-row>
        <table:table-row>
          <table:table-cell table:style-name="Table5.A1" office:value-type="string">
            <text:p text:style-name="P50">Bank:</text:p>
          </table:table-cell>
          <table:table-cell table:style-name="Table5.A1" office:value-type="string">
            <text:p text:style-name="P49"/>
          </table:table-cell>
        </table:table-row>
        <table:table-row>
          <table:table-cell table:style-name="Table5.A1" office:value-type="string">
            <text:p text:style-name="P50">Branch Code:</text:p>
          </table:table-cell>
          <table:table-cell table:style-name="Table5.A1" office:value-type="string">
            <text:p text:style-name="P49"/>
          </table:table-cell>
        </table:table-row>
        <table:table-row>
          <table:table-cell table:style-name="Table5.A5" office:value-type="string">
            <text:p text:style-name="P51">Branch Name:</text:p>
          </table:table-cell>
          <table:table-cell table:style-name="Table5.A5" office:value-type="string">
            <text:p text:style-name="P49"/>
          </table:table-cell>
        </table:table-row>
        <table:table-row>
          <table:table-cell table:style-name="Table5.A1" office:value-type="string">
            <text:p text:style-name="P50">Account Number:</text:p>
          </table:table-cell>
          <table:table-cell table:style-name="Table5.A1" office:value-type="string">
            <text:p text:style-name="P49"/>
          </table:table-cell>
        </table:table-row>
        <table:table-row>
          <table:table-cell table:style-name="Table5.A1" office:value-type="string">
            <text:p text:style-name="P50">Account Holder Name:</text:p>
          </table:table-cell>
          <table:table-cell table:style-name="Table5.A1" office:value-type="string">
            <text:p text:style-name="P49"/>
          </table:table-cell>
        </table:table-row>
        <table:table-row>
          <table:table-cell table:style-name="Table5.A5" office:value-type="string">
            <text:p text:style-name="P51">IBAN/SWIFT Code</text:p>
          </table:table-cell>
          <table:table-cell table:style-name="Table5.A5" office:value-type="string">
            <text:p text:style-name="P49"/>
          </table:table-cell>
        </table:table-row>
        <table:table-row>
          <table:table-cell table:style-name="Table5.A1" office:value-type="string">
            <text:p text:style-name="P50">Relationship <text:span text:style-name="T37">to Account Holder</text:span>:</text:p>
          </table:table-cell>
          <table:table-cell table:style-name="Table5.A1" office:value-type="string">
            <text:p text:style-name="P49"/>
          </table:table-cell>
        </table:table-row>
      </table:table>
      <text:p text:style-name="P63"/>
      <text:p text:style-name="P28"><text:span text:style-name="T13">Addresses for Notices to the </text:span><text:span text:style-name="T16">Foundation</text:span><text:span text:style-name="T13">:</text:span> </text:p>
      <text:p text:style-name="P72"><text:span text:style-name="T2">Notice Address of </text:span><text:span text:style-name="T5">the Foundation</text:span><text:span text:style-name="T3">: </text:span><text:span text:style-name="T4"><text:s/></text:span><text:span text:style-name="T41">Standard Bank House, 47 - 49 La Motte Street, St. Helier, Jersey JE2 4SZ</text:span></text:p>
      <text:p text:style-name="P71"/>
      <text:p text:style-name="P67">Email <text:span text:style-name="T29">address of the Foundation: <text:s/>legalnotices@shuttleworthfoundation.org</text:span></text:p>
      <text:p text:style-name="P27"/>
      <text:p text:style-name="P27"><text:span text:style-name="T13">Addresses for Notices to the </text:span><text:span text:style-name="T15">Service Provider</text:span><text:span text:style-name="T13">:</text:span> </text:p>
      <text:p text:style-name="P68"><text:span text:style-name="T33">Physical Address of Service Provider</text:span>: </text:p>
      <text:p text:style-name="P27"><text:soft-page-break/></text:p>
      <text:p text:style-name="P27"/>
      <text:p text:style-name="P69">Email <text:span text:style-name="T29">address of Service Provider:</text:span></text:p>
      <text:p text:style-name="P69"/>
      <text:p text:style-name="P66">Law <text:span text:style-name="T68">Chosen </text:span>for Interpretation, Application and Termination of this agreement: </text:p>
      <text:p text:style-name="P70">Manx law.<office:annotation><dc:creator>Unknown Author</dc:creator><dc:date>2016-01-26T11:53:46</dc:date><text:p text:style-name="P178"><text:span text:style-name="T102">Even when an entity other than SF Isle of Man is used the law should be Manx law because the agreement is written for Manx law. Do not change the law chosen without consulting Open Counsel.</text:span></text:p></office:annotation> </text:p>
      <text:p text:style-name="P69"/>
      <text:p text:style-name="P81"><text:span text:style-name="T17">Designated Arbitration Organisation:</text:span></text:p>
      <text:p text:style-name="P83"><text:span text:style-name="T88">The Chartered Institute of Arbitrators</text:span></text:p>
      <text:p text:style-name="P80"><text:span text:style-name="T17"/></text:p>
      <text:p text:style-name="P80"><text:span text:style-name="T17">Personal Data Processing </text:span><text:span text:style-name="T18">C</text:span><text:span text:style-name="T17">ountries:</text:span></text:p>
      <text:p text:style-name="P82"><text:span text:style-name="T88">The service provider will process personal <text:s/>data under the provisions of this contract in the following countries outside the European Union:</text:span><text:span text:style-name="T89"> </text:span><text:span text:style-name="T17"><office:annotation><dc:creator>Andrew Rens</dc:creator><dc:date>2020-12-17T15:26:03.978822805</dc:date><loext:sender-initials>AR</loext:sender-initials><text:p text:style-name="P179"><text:span text:style-name="T103">List all countries outside the EU in which the service provider will process personal data for the purposes of this agreement.</text:span></text:p></office:annotation></text:span><text:span text:style-name="T17"><text:s text:c="2"/></text:span></text:p>
      <text:p text:style-name="P69"><text:span text:style-name="T18"/></text:p>
      <text:p text:style-name="P69"><text:span text:style-name="T18"/></text:p>
      <text:p text:style-name="P69"><text:span text:style-name="T18">SERVICES</text:span><text:span text:style-name="T18"><office:annotation><dc:creator>Unknown Author</dc:creator><dc:date>2016-01-11T13:44:47</dc:date><text:p text:style-name="P178"><text:span text:style-name="T102">This section will define the services. It must be reviewed by Open Counsel. </text:span></text:p><text:p text:style-name="P178"><text:span text:style-name="T102">To ensure that it is legally clear for each service stipulate the service, frequency e.g. monthly/continually, and who the service provider reports to in respect of that service</text:span></text:p></office:annotation></text:span></text:p>
      <text:p text:style-name="P64"/>
      <text:p text:style-name="P65">Service<text:tab/><text:tab/><text:tab/><text:tab/><text:tab/><text:tab/>Frequency<text:tab/><text:tab/><text:tab/><text:span text:style-name="T63">Report To</text:span></text:p>
      <text:h text:style-name="P163" text:outline-level="2"><text:toc-mark-start text:id="IMark94700105265832" text:outline-level="1"/>Provisions<text:toc-mark-end text:id="IMark94700105265832"/></text:h>
      <text:h text:style-name="P103" text:outline-level="2"/>
      <text:list xml:id="list2934789885" text:style-name="L1">
        <text:list-item>
          <text:h text:style-name="P102" text:outline-level="2"><text:span text:style-name="T84"><text:s/></text:span><text:toc-mark-start text:id="IMark94700102434408" text:outline-level="2"/><text:span text:style-name="T85">The Parties</text:span><text:toc-mark-end text:id="IMark94700102434408"/></text:h>
          <text:h text:style-name="P102" text:outline-level="2">The Parties are</text:h>
          <text:list>
            <text:list-item>
              <text:h text:style-name="P101" text:outline-level="2">the Foundation as specified in the <text:s/>Contract Specifications,</text:h>
            </text:list-item>
            <text:list-item>
              <text:h text:style-name="P101" text:outline-level="2">the Service Provider a<text:span text:style-name="T40">s</text:span> specified in the Contract Specifications.</text:h>
            </text:list-item>
          </text:list>
          <text:h text:style-name="P101" text:outline-level="2"/>
        </text:list-item>
        <text:list-item>
          <text:h text:style-name="P104" text:outline-level="2"><text:bookmark-start text:name="__RefHeading__6593_372088099"/><text:toc-mark-start text:id="IMark94700099720376" text:outline-level="2"/><text:span text:style-name="T10">The Relationship between the Foundation and Service Provider</text:span><text:bookmark-end text:name="__RefHeading__6593_372088099"/><text:toc-mark-end text:id="IMark94700099720376"/></text:h>
          <text:list>
            <text:list-item>
              <text:h text:style-name="P105" text:outline-level="2"><text:span text:style-name="T51">T</text:span>he Service Provider <text:span text:style-name="T55">receives payment of the the </text:span>Contract Amount <text:span text:style-name="T51">in exchange for rendering the services </text:span>described in the Contract Specifications <text:span text:style-name="T51">to the Foundation</text:span>. The Project Amount is good and sufficient consideration for the Service Provider to render the services. <text:span text:style-name="T55">The Service Provider must act in utmost good faith in rendering the services to the Foundation.</text:span></text:h>
            </text:list-item>
            <text:list-item>
              <text:h text:style-name="P105" text:outline-level="2"><text:span text:style-name="T51">T</text:span>he Foundation <text:s/>and Service Provider must co-operate closely together. For the purposes of legal clarity it is recorded that the legal relationship created by this agreement is not an employment relationship nor one of principal and agent, nor a legal partnership nor a joint venture. As a consequence:</text:h>
              <text:list>
                <text:list-item>
                  <text:h text:style-name="P106" text:outline-level="2"><text:bookmark-start text:name="__RefHeading__6599_372088099"/><text:span text:style-name="T35">T</text:span>he Service Provider has <text:span text:style-name="T35">no a</text:span>uthority to bind the Foundation and <text:span text:style-name="T35">is </text:span><text:s/>accordingly not entitled to enter into any agreement on behalf of the Foundation.<text:bookmark-end text:name="__RefHeading__6599_372088099"/></text:h>
                </text:list-item>
                <text:list-item>
                  <text:h text:style-name="P106" text:outline-level="2"><text:bookmark-start text:name="__RefHeading__6601_372088099"/><text:span text:style-name="T35">T</text:span>he Service Provider is <text:span text:style-name="T35">not </text:span>authorised to incur any indebtedness on the part of the Foundation nor to create any obligation on the part of the Foundation.<text:bookmark-end text:name="__RefHeading__6601_372088099"/></text:h>
                </text:list-item>
                <text:list-item>
                  <text:h text:style-name="P106" text:outline-level="2"><text:bookmark-start text:name="__RefHeading__6603_372088099"/><text:span text:style-name="T35">T</text:span>he Service Provider <text:span text:style-name="T35">does not a</text:span>cquire any right to any Intellectual Property vested in the Foundation. However the Foundation frequently distributes Intellectual Property under public licenses and the Service Provider is free to make use of that Intellectual Property according to the applicable license.<text:bookmark-end text:name="__RefHeading__6603_372088099"/></text:h>
                </text:list-item>
                <text:list-item>
                  <text:h text:style-name="P106" text:outline-level="2"><text:bookmark-start text:name="__RefHeading__6605_372088099"/><text:span text:style-name="T35">T</text:span>he Service Provider may <text:span text:style-name="T35">not </text:span>register or de-register a trademark, URL or design which includes the name or brand of the Foundation.<text:bookmark-end text:name="__RefHeading__6605_372088099"/></text:h>
                </text:list-item>
                <text:list-item>
                  <text:h text:style-name="P107" text:outline-level="2"><text:bookmark-start text:name="__RefHeading__6607_372088099"/><text:span text:style-name="T51">Except as detailed under Services in the Contract Specifications t</text:span>he Service Provide<text:span text:style-name="T35">r </text:span><text:s/>has <text:span text:style-name="T35">no </text:span>general authority to make any public statements, written or verbal, or publish any document, on behalf of the Foundation.<text:bookmark-end text:name="__RefHeading__6607_372088099"/></text:h>
                </text:list-item>
              </text:list>
            </text:list-item>
            <text:list-item>
              <text:p text:style-name="P78"><text:span text:style-name="T34">Provision of the services requires the Service Provider to interact with </text:span>legal entities in the Shuttleworth Foundation Group which <text:span text:style-name="T36">is </text:span>currently comprise<text:span text:style-name="T36">d by</text:span>: The Foundation Trust (Jersey); SF Isle of Man Limited; <text:s/>SF Mauritius Limited, <text:span text:style-name="T34">SF Advisors South Africa (Pty) Limited and SF Investments Limited .The Service Provider </text:span>agrees that none of these interactions creates a <text:span text:style-name="T34">contractual </text:span>relationship between the <text:span text:style-name="T34">Service Provider </text:span>and any of entities in the Shuttleworth Foundation Group other than <text:span text:style-name="T34">the entity designated as the Foundation in the Contract Specifications.</text:span> The <text:span text:style-name="T34">Service Provider </text:span>understand<text:span text:style-name="T57">s</text:span> and acknowledges that there is no legal <text:soft-page-break/>partnership between any of the legal entities in the Shuttleworth Foundation Group and that nothing in this agreement gives the <text:span text:style-name="T34">Service Provider a</text:span>ny rights against any of the legal entities in the Shuttleworth Foundation Group other than <text:span text:style-name="T34">the the entity designated as the Foundation in the Contract Specifications.</text:span></text:p>
            </text:list-item>
          </text:list>
        </text:list-item>
        <text:list-item>
          <text:h text:style-name="P122" text:outline-level="2"><text:bookmark-start text:name="__RefHeading__6609_372088099"/><text:toc-mark-start text:id="IMark94700101802632" text:outline-level="2"/>Contract Period<text:bookmark-end text:name="__RefHeading__6609_372088099"/><text:toc-mark-end text:id="IMark94700101802632"/></text:h>
          <text:list>
            <text:list-item>
              <text:h text:style-name="P107" text:outline-level="2"><text:bookmark-start text:name="__RefHeading__6611_372088099"/>The Contract Period is the period recorded in the Contract Specifications unless the Contract Period terminates as described in clauses 12 and 13.<text:bookmark-end text:name="__RefHeading__6611_372088099"/></text:h>
            </text:list-item>
            <text:list-item>
              <text:h text:style-name="P129" text:outline-level="2"><text:bookmark-start text:name="__RefHeading__6613_372088099"/><text:span text:style-name="T23">T</text:span><text:span text:style-name="T21">he Service Provider has </text:span><text:span text:style-name="T23">no </text:span><text:span text:style-name="T21">legal expectation that the Contract Period will be renewed or extended. </text:span><text:span text:style-name="T23">T</text:span><text:span text:style-name="T21">he Foundation has an absolute discretion to choose whether to extend this agreement. Should the Foundation choose to extend this agreement the Foundation may do so multiple times. An extension will be effective if and only if the Foundation sends a written and signed notice of extension to the Service Provider specifying th</text:span><text:span text:style-name="T23">e ex</text:span><text:span text:style-name="T21">tension period, the deliverables or services to be rendered and </text:span><text:span text:style-name="T23">the extension fee and </text:span><text:span text:style-name="T21">the notice is signed by the Service Provider and sent to the Foundation </text:span><text:span text:style-name="T24">in the time specified by the Foundation</text:span><text:span text:style-name="T21">.</text:span><text:bookmark-end text:name="__RefHeading__6613_372088099"/></text:h>
            </text:list-item>
          </text:list>
        </text:list-item>
        <text:list-item>
          <text:h text:style-name="P122" text:outline-level="2"><text:bookmark-start text:name="__RefHeading__6615_372088099"/><text:toc-mark-start text:id="IMark94700103404424" text:outline-level="2"/>Contract Amount<text:bookmark-end text:name="__RefHeading__6615_372088099"/><text:toc-mark-end text:id="IMark94700103404424"/></text:h>
          <text:list>
            <text:list-item>
              <text:h text:style-name="P107" text:outline-level="2"><text:bookmark-start text:name="__RefHeading__6617_372088099"/>The Contract Amount set out in the Specifications is the maximum amount which the Foundation must pay to the Service Provider in terms of this agreement.<text:bookmark-end text:name="__RefHeading__6617_372088099"/></text:h>
            </text:list-item>
            <text:list-item>
              <text:h text:style-name="P107" text:outline-level="2"><text:bookmark-start text:name="__RefHeading__6619_372088099"/>No payment becomes due in terms of this agreement until<text:bookmark-end text:name="__RefHeading__6619_372088099"/></text:h>
              <text:list>
                <text:list-item>
                  <text:h text:style-name="P107" text:outline-level="2"><text:bookmark-start text:name="__RefHeading__6621_372088099"/>the time set out in the Contract Specifications and<text:bookmark-end text:name="__RefHeading__6621_372088099"/></text:h>
                </text:list-item>
                <text:list-item>
                  <text:h text:style-name="P107" text:outline-level="2"><text:bookmark-start text:name="__RefHeading__6623_372088099"/>the Service Provider has provided an invoice to the Foundation detailing the deliverable or service in terms of which the payment is claimed.<text:bookmark-end text:name="__RefHeading__6623_372088099"/></text:h>
                </text:list-item>
              </text:list>
            </text:list-item>
            <text:list-item>
              <text:h text:style-name="P107" text:outline-level="2"><text:bookmark-start text:name="__RefHeading__6625_372088099"/>the Foundation has no obligation to pay any amount connected to this agreement unless an invoice detailing the Service in respect of which the amount is claimed is provided to the Foundation during the Contract Period or within thirty (30) days of the end of the Contract Period. The Service Provider waives any claim whether in contract, tort, enrichment or other legal theory against the Foundation for any amount not claimed during the Contract Period or within thirty (30) days of termination of the Contract Period.<text:bookmark-end text:name="__RefHeading__6625_372088099"/></text:h>
            </text:list-item>
            <text:list-item>
              <text:h text:style-name="P108" text:outline-level="2"><text:bookmark-start text:name="__RefHeading__6627_372088099"/><text:s/><text:span text:style-name="T42">The Service Provider is responsible for payment of any taxes, duties, levies, national insurance payments or the like which may be owing on the Service Fee. The Service Fee is inclusive of all such charges and no additional amounts shall be paid to the Service Provider for any such charge.</text:span><text:bookmark-end text:name="__RefHeading__6627_372088099"/></text:h>
            </text:list-item>
            <text:list-item>
              <text:h text:style-name="P107" text:outline-level="2"><text:bookmark-start text:name="__RefHeading__6633_372088099"/>the Foundation may suspend payment of any amount to the Service Provider if the Service Provider has failed to carry out an obligation in this agreement until the Service Provider has carried out the obligation.<text:bookmark-end text:name="__RefHeading__6633_372088099"/></text:h>
            </text:list-item>
          </text:list>
        </text:list-item>
        <text:list-item>
          <text:h text:style-name="P123" text:outline-level="2"><text:bookmark-start text:name="__RefHeading__6641_372088099"/><text:soft-page-break/><text:toc-mark-start text:id="IMark94700099720376" text:outline-level="2"/>Obligations of Service Provider<text:bookmark-end text:name="__RefHeading__6641_372088099"/><text:toc-mark-end text:id="IMark94700099720376"/></text:h>
          <text:list>
            <text:list-item>
              <text:h text:style-name="P109" text:outline-level="2">The Services Provide <text:span text:style-name="T52">must render the </text:span>services set out in the Contract Specifications</text:h>
            </text:list-item>
            <text:list-item>
              <text:h text:style-name="P110" text:outline-level="2"><text:bookmark-start text:name="__RefHeading__6647_372088099"/>The Service Provider must avoid any conflict of interest between their own interests and the interests of the Foundation.<text:bookmark-end text:name="__RefHeading__6647_372088099"/></text:h>
              <text:list>
                <text:list-item>
                  <text:h text:style-name="P130" text:outline-level="2"><text:bookmark-start text:name="__RefHeading__6649_372088099"/>In particular the Service Provider must not undertake any obligation or join any organisation which is contrary <text:span text:style-name="T53">not undertake any obligation or join any organisation which is contrary to the values, vision, mission, objectives, practices and philosophy of the Foundation. </text:span><text:bookmark-end text:name="__RefHeading__6649_372088099"/></text:h>
                </text:list-item>
                <text:list-item>
                  <text:h text:style-name="P110" text:outline-level="2"><text:bookmark-start text:name="__RefHeading__6651_372088099"/>The Service Provider must immediately advise the Foundation if a conflict of interest arises.<text:bookmark-end text:name="__RefHeading__6651_372088099"/></text:h>
                </text:list-item>
              </text:list>
            </text:list-item>
            <text:list-item>
              <text:h text:style-name="P110" text:outline-level="2"><text:bookmark-start text:name="__RefHeading__6653_372088099"/>The Service Provider must ensure that Intellectual Property created in terms of this agreement is dealt with as required by the Intellectual Property clause of this agreement.<text:bookmark-end text:name="__RefHeading__6653_372088099"/></text:h>
            </text:list-item>
            <text:list-item>
              <text:h text:style-name="P110" text:outline-level="2"><text:bookmark-start text:name="__RefHeading__6655_372088099"/>The Service Provider must use the appropriate Foundation logos for resources created by the Service Provider for the purposes of this agreement in accordance with the logo guidelines communicated by the Foundation, which may be changed from time to time.<text:bookmark-end text:name="__RefHeading__6655_372088099"/></text:h>
            </text:list-item>
          </text:list>
        </text:list-item>
        <text:list-item>
          <text:h text:style-name="P124" text:outline-level="2"><text:toc-mark-start text:id="IMark94700101802632" text:outline-level="2"/>Obligations of the Foundation<text:toc-mark-end text:id="IMark94700101802632"/></text:h>
          <text:list>
            <text:list-item>
              <text:h text:style-name="P111" text:outline-level="2"><text:span text:style-name="T46">T</text:span>he Foundation must pay any amount due to the Service Provider in terms of this agreement but is not obliged to make payments which in total exceed the Contract Amount.</text:h>
            </text:list-item>
            <text:list-item>
              <text:h text:style-name="P131" text:outline-level="2"><text:span text:style-name="T52">The Foundation s</text:span>hall give the Service Provider access to the communications network and facilities of <text:span text:style-name="T52">the Shuttleworth Foundation Group </text:span>sufficient to enable <text:span text:style-name="T52">him/</text:span>her to discharge their duties. However for purposes of security, confidentiality or the like SF may withdraw access to any of the facilities at any time. The Service Provider is not entitled to continued use of the facilities, and has no right to retrieval of personal email or other communication sent to addresses provided <text:span text:style-name="T9">by the Foundation or documents or information stored on the Shuttleworth Foundation Group network.</text:span></text:h>
            </text:list-item>
          </text:list>
        </text:list-item>
        <text:list-item>
          <text:h text:style-name="P125" text:outline-level="2"><text:bookmark-start text:name="__RefHeading__6671_372088099"/><text:toc-mark-start text:id="IMark94700101802632" text:outline-level="2"/>Public Association with the Foundation<text:bookmark-end text:name="__RefHeading__6671_372088099"/><text:toc-mark-end text:id="IMark94700101802632"/></text:h>
        </text:list-item>
      </text:list>
      <text:h text:style-name="P74" text:outline-level="2"><text:bookmark-start text:name="__RefHeading__6673_372088099"/>The Service Provider is free to publicise their association with the Foundation but must not suggest that the Foundation endorse any activity or communication which has not been explicitly endorsed by the Foundation in writing.<text:bookmark-end text:name="__RefHeading__6673_372088099"/></text:h>
      <text:list xml:id="list161126073200409" text:continue-numbering="true" text:style-name="L1">
        <text:list-item>
          <text:h text:style-name="P125" text:outline-level="2"><text:bookmark-start text:name="__RefHeading__6675_372088099"/><text:toc-mark-start text:id="IMark94700103106696" text:outline-level="2"/>Securing Information and Confidentiality<text:bookmark-end text:name="__RefHeading__6675_372088099"/><text:toc-mark-end text:id="IMark94700103106696"/></text:h>
          <text:list>
            <text:list-item>
              <text:h text:style-name="P112" text:outline-level="2"><text:bookmark-start text:name="__RefHeading__6677_372088099"/><text:span text:style-name="T46">While </text:span>rendering the Services the Service Provider may come to acquire confidential information of the Foundation, <text:span text:style-name="T46">other entities in the Shuttleworth Foundation Group and alumni or current Fellows of the Foundation</text:span> including:<text:bookmark-end text:name="__RefHeading__6677_372088099"/></text:h>
              <text:list>
                <text:list-item>
                  <text:h text:style-name="P113" text:outline-level="2"><text:bookmark-start text:name="__RefHeading__6679_372088099"/><text:soft-page-break/>information that affects the security of the Foundation, <text:s/><text:span text:style-name="T46">other entities in the Shuttleworth Foundation Group and alumni or current Fellows of the Foundation</text:span> including:<text:bookmark-end text:name="__RefHeading__6679_372088099"/></text:h>
                  <text:list>
                    <text:list-item>
                      <text:h text:style-name="P155" text:outline-level="2"><text:bookmark-start text:name="__RefHeading__6681_372088099"/>information about the security of offices and other premises from which the Foundation, <text:s/><text:span text:style-name="T46">other entities in the Shuttleworth Foundation Group and alumni or current Fellows of the Foundation </text:span>operate,<text:bookmark-end text:name="__RefHeading__6681_372088099"/></text:h>
                    </text:list-item>
                    <text:list-item>
                      <text:h text:style-name="P156" text:outline-level="2"><text:bookmark-start text:name="__RefHeading__6683_372088099"/>and information about the security of websites, wikis and other information technology facilities of the Foundation, <text:span text:style-name="T46">other entities in the Shuttleworth Foundation Group and alumni or current Fellows of the Foundation</text:span>;<text:bookmark-end text:name="__RefHeading__6683_372088099"/></text:h>
                    </text:list-item>
                  </text:list>
                </text:list-item>
                <text:list-item>
                  <text:h text:style-name="P114" text:outline-level="2"><text:bookmark-start text:name="__RefHeading__6685_372088099"/>information about the finances, especially investments, expenditures, and employee remuneration of the Foundation, <text:span text:style-name="T46">other entities in the Shuttleworth Foundation Group and alumni or current Fellows of the Foundation</text:span>;<text:bookmark-end text:name="__RefHeading__6685_372088099"/></text:h>
                </text:list-item>
                <text:list-item>
                  <text:h text:style-name="P115" text:outline-level="2"><text:bookmark-start text:name="__RefHeading__6687_372088099"/>internal information on staffing and strategy of the Foundation, <text:span text:style-name="T46">other entities in the Shuttleworth Foundation Group and alumni or current Fellows of the Foundation</text:span>;<text:bookmark-end text:name="__RefHeading__6687_372088099"/></text:h>
                </text:list-item>
                <text:list-item>
                  <text:h text:style-name="P115" text:outline-level="2"><text:bookmark-start text:name="__RefHeading__6689_372088099"/>reasons for funding decisions by the Foundation <text:span text:style-name="T47">or other entities in the Shuttleworth Foundation Group</text:span>;<text:bookmark-end text:name="__RefHeading__6689_372088099"/></text:h>
                </text:list-item>
                <text:list-item>
                  <text:h text:style-name="P115" text:outline-level="2"><text:bookmark-start text:name="__RefHeading__6693_372088099"/>confidential information disclosed to the Foundation, <text:span text:style-name="T46">other entities in the Shuttleworth Foundation Group and alumni or current Fellows of the Foundation </text:span>by others such as partners, suppliers, co-funders, collaborators and the like;<text:bookmark-end text:name="__RefHeading__6693_372088099"/></text:h>
                </text:list-item>
                <text:list-item>
                  <text:h text:style-name="P116" text:outline-level="2"><text:bookmark-start text:name="__RefHeading__6695_372088099"/>private information of natural persons that the Foundation <text:span text:style-name="T48">or other entities in the Shuttleworth Foundation Group </text:span>has a duty to keep confidential;<text:bookmark-end text:name="__RefHeading__6695_372088099"/></text:h>
                </text:list-item>
                <text:list-item>
                  <text:h text:style-name="P116" text:outline-level="2"><text:bookmark-start text:name="__RefHeading__6697_372088099"/>confidential reports of the Foundation or <text:span text:style-name="T46">other entities in the Shuttleworth Foundation Group</text:span>; and<text:bookmark-end text:name="__RefHeading__6697_372088099"/></text:h>
                </text:list-item>
                <text:list-item>
                  <text:h text:style-name="P116" text:outline-level="2"><text:bookmark-start text:name="__RefHeading__6699_372088099"/>draft documents prepared by or for the Foundation, <text:span text:style-name="T46">other entities in the Shuttleworth Foundation Group and alumni or current Fellows of the Foundation </text:span>not ready to be made public or openly distributed.<text:bookmark-end text:name="__RefHeading__6699_372088099"/></text:h>
                </text:list-item>
              </text:list>
            </text:list-item>
            <text:list-item>
              <text:h text:style-name="P112" text:outline-level="2"><text:bookmark-start text:name="__RefHeading__6701_372088099"/>Whether information is confidential is determined by the nature of the information. Information may be confidential even if it is not listed above. If a Service Provider is unsure whether particular information is confidential or not, then <text:span text:style-name="T99">they </text:span>must consult the Foundation<text:span text:style-name="T48"> </text:span>before disclosing the information.<text:bookmark-end text:name="__RefHeading__6701_372088099"/></text:h>
            </text:list-item>
            <text:list-item>
              <text:h text:style-name="P112" text:outline-level="2"><text:bookmark-start text:name="__RefHeading__6703_372088099"/>Service Providers must not disclose confidential information:<text:bookmark-end text:name="__RefHeading__6703_372088099"/></text:h>
              <text:list>
                <text:list-item>
                  <text:h text:style-name="P116" text:outline-level="2"><text:bookmark-start text:name="__RefHeading__6705_372088099"/>except to the directors, employees, representatives, Fellows or alumni Fellows of the Foundation <text:span text:style-name="T48">or other entities in the Shuttleworth Foundation Group </text:span>so far as necessary to enable them to carry out their <text:span text:style-name="T54">obligations to the Foundation or other entities in the </text:span><text:soft-page-break/><text:span text:style-name="T54">Shuttleworth Foundation Group</text:span>;<text:bookmark-end text:name="__RefHeading__6705_372088099"/></text:h>
                </text:list-item>
                <text:list-item>
                  <text:h text:style-name="P112" text:outline-level="2"><text:bookmark-start text:name="__RefHeading__6707_372088099"/>except to others outside the Foundation so far as necessary to carry out the Service Provider's obligations in this agreement;<text:bookmark-end text:name="__RefHeading__6707_372088099"/></text:h>
                </text:list-item>
                <text:list-item>
                  <text:h text:style-name="P112" text:outline-level="2"><text:bookmark-start text:name="__RefHeading__6709_372088099"/>unless the information is already in the public domain through no action of the Service Provider;<text:bookmark-end text:name="__RefHeading__6709_372088099"/></text:h>
                </text:list-item>
                <text:list-item>
                  <text:h text:style-name="P112" text:outline-level="2"><text:bookmark-start text:name="__RefHeading__6711_372088099"/>unless the Service Provider is required to do so by a law which does not conflict with the Foundation's principles and then only if doing so does not endanger the liberty and safety of the directors, trustees, employees, Fellows and alumni Fellows of the Foundation<text:bookmark-end text:name="__RefHeading__6711_372088099"/></text:h>
                </text:list-item>
              </text:list>
            </text:list-item>
            <text:list-item>
              <text:h text:style-name="P112" text:outline-level="2"><text:bookmark-start text:name="__RefHeading__6713_372088099"/>Service Providers must ensure that systems, communications and documents containing confidential information are secure. the Foundation may give written notice of minimum standards for ensuring security from time to time and the Service Provider and Fellow shall comply with those standards.<text:bookmark-end text:name="__RefHeading__6713_372088099"/></text:h>
            </text:list-item>
            <text:list-item>
              <text:h text:style-name="P112" text:outline-level="2"><text:bookmark-start text:name="__RefHeading__6715_372088099"/>If a Service Provider discloses information because disclosure is required by law or if a Service Provider has reason to suspect that confidential documents or communications under their control have been compromised then<text:span text:style-name="T99"> they</text:span> must immediately notify the Foundation.<text:bookmark-end text:name="__RefHeading__6715_372088099"/></text:h>
            </text:list-item>
          </text:list>
          <text:h text:style-name="P117" text:outline-level="2">Personal Data</text:h>
          <text:list text:continue-numbering="true">
            <text:list-item>
              <text:h text:style-name="P139" text:outline-level="2">In all dealings with personal data transferred to the Service Provider <text:span text:style-name="T69">by companies in the Shuttleworth Foundation Group the Service Provider </text:span>shall implement and follow <text:span text:style-name="T70">the </text:span>Personal Data Safeguards. Nothing in this agreement shall be construed as requiring the Service Provider to implement the safeguards in respect of personal data acquired in any way other than by transfer from <text:span text:style-name="T71">a company in the Shuttleworth Foundation Group</text:span>. </text:h>
            </text:list-item>
            <text:list-item>
              <text:h text:style-name="P140" text:outline-level="2"><text:span text:style-name="T75">The Personal Data Safeguards refers to the Foundation Personal Data Safeguards 1.0 incorporated in this agreement as Annex A, or a later version issued by the Chief Information Officer or Chief Executive Officer of the Shuttleworth Foundation Group. </text:span>The Personal Data Safeguards 1.0 may be replaced from time to time by the communication of revised Personal Data Safeguards issued by the Chief Information Officer of the Shuttleworth Foundation Group. </text:h>
              <text:list>
                <text:list-item>
                  <text:h text:style-name="P141" text:outline-level="2">The revised Personal Data Safeguards shall replace the previous Personal Data Safeguards in their entirety.</text:h>
                </text:list-item>
                <text:list-item>
                  <text:h text:style-name="P141" text:outline-level="2">Nothing in the Personal Data Safeguards shall be interpreted to ove<text:span text:style-name="T70">r</text:span>ride any provision of the primary <text:span text:style-name="T90">provisions </text:span>of th<text:span text:style-name="T74">is</text:span> agreement.</text:h>
                </text:list-item>
                <text:list-item>
                  <text:h text:style-name="P141" text:outline-level="2">The Chief Executive Officer of the Shuttleworth Foundation Group may withdraw or replace any revised Personal Data Safeguards issued by the Chief Information Officer.</text:h>
                </text:list-item>
              </text:list>
            </text:list-item>
            <text:list-item>
              <text:h text:style-name="P142" text:outline-level="2"><text:span text:style-name="T72">The Service Provider shall ensure that </text:span>every <text:span text:style-name="T73">person employed or contracted to assist in </text:span><text:soft-page-break/><text:span text:style-name="T73">rendering the services of the Service Provider to the Foundation a</text:span>gree<text:span text:style-name="T72">s</text:span> <text:span text:style-name="T72">in writing to follow the </text:span>Personal Data Safeguards <text:span text:style-name="T72">in respect of personal data transferred by the Foundation</text:span>.</text:h>
            </text:list-item>
            <text:list-item>
              <text:h text:style-name="P143" text:outline-level="2">The Service Provider shall not transfer personal data to any person without requiring that person to implement the Personal Data Safeguards unless the Personal Data Safeguards themselves stipulate otherwise.</text:h>
            </text:list-item>
            <text:list-item>
              <text:h text:style-name="P139" text:outline-level="2">In processing personal data transferred by a <text:span text:style-name="T71">company in the Shuttleworth Foundation Group Service Provider shall</text:span></text:h>
              <text:list>
                <text:list-item>
                  <text:h text:style-name="P144" text:outline-level="2">only process personal data for as long as permitted by <text:span text:style-name="T91">the </text:span>Foundation;</text:h>
                </text:list-item>
                <text:list-item>
                  <text:h text:style-name="P144" text:outline-level="2">only process personal data as instructed in writing by <text:span text:style-name="T91">the </text:span>Foundation;</text:h>
                </text:list-item>
                <text:list-item>
                  <text:h text:style-name="P144" text:outline-level="2">keep personal data confidential;</text:h>
                </text:list-item>
                <text:list-item>
                  <text:h text:style-name="P145" text:outline-level="2">implement organisational and security measures to ensure personal data is secure;</text:h>
                </text:list-item>
                <text:list-item>
                  <text:h text:style-name="P145" text:outline-level="2">delete or return any <text:s/>personal data on instruction by <text:span text:style-name="T91">the </text:span>Foundation;</text:h>
                </text:list-item>
              </text:list>
            </text:list-item>
            <text:list-item>
              <text:h text:style-name="P120" text:outline-level="2"><text:span text:style-name="T86">Personal data is transferred by Shuttleworth Foundation Group to the Service Provider in</text:span><text:span text:style-name="T87"> the countries listed in the Specifications</text:span><text:span text:style-name="T86"> on the express undertaking by the Service Provider that the data shall be processed in compliance with the General Data Protection Regulation of the European Union, and this agreement.</text:span></text:h>
            </text:list-item>
          </text:list>
        </text:list-item>
        <text:list-item>
          <text:h text:style-name="P125" text:outline-level="2"><text:bookmark-start text:name="__RefHeading__6719_372088099"/><text:toc-mark-start text:id="IMark94700105265832" text:outline-level="2"/>Intellectual Property<text:bookmark-end text:name="__RefHeading__6719_372088099"/><text:toc-mark-end text:id="IMark94700105265832"/></text:h>
          <text:list>
            <text:list-item>
              <text:h text:style-name="P132" text:outline-level="2"><text:toc-mark-start text:id="IMark94700099720376" text:outline-level="3"/>Creation for this agreement<text:toc-mark-end text:id="IMark94700099720376"/></text:h>
              <text:list>
                <text:list-item>
                  <text:h text:style-name="P132" text:outline-level="2"><text:bookmark-start text:name="__RefHeading__6723_372088099"/>Intellectual Property is regarded as created for the purposes of this agreement if it is created after the agreement comes into effect and<text:bookmark-end text:name="__RefHeading__6723_372088099"/></text:h>
                  <text:list>
                    <text:list-item>
                      <text:h text:style-name="P157" text:outline-level="2"><text:bookmark-start text:name="__RefHeading__6725_372088099"/>it is created by the Service Provider to deliver a render a service in terms of this agreement; or<text:bookmark-end text:name="__RefHeading__6725_372088099"/></text:h>
                    </text:list-item>
                    <text:list-item>
                      <text:h text:style-name="P157" text:outline-level="2"><text:bookmark-start text:name="__RefHeading__6727_372088099"/>it is created by the Service Provider to comply with an obligation to the Foundation in this agreement; or<text:bookmark-end text:name="__RefHeading__6727_372088099"/></text:h>
                    </text:list-item>
                    <text:list-item>
                      <text:h text:style-name="P158" text:outline-level="2"><text:bookmark-start text:name="__RefHeading__3020_399852144"/>It is <text:s/>created by the Service Provider and communicated on behalf of the Foundation or an other entity in the Shuttleworth Foundation Group or stored in the Information Systems of the Foundation or an entity in the Shuttleworth Foundation Group.<text:bookmark-end text:name="__RefHeading__3020_399852144"/></text:h>
                    </text:list-item>
                  </text:list>
                </text:list-item>
                <text:list-item>
                  <text:h text:style-name="P132" text:outline-level="2"><text:bookmark-start text:name="__RefHeading__6731_372088099"/>In this agreement Intellectual Property refers to patents, rights to inventions, registered <text:soft-page-break/>designs, semi-conductor product and mask rights, design rights, know-how, trade secrets, trade marks, Uniform Resource Locators, all rights of copyright, neighbouring rights, database rights and all rights having equivalent or similar effect which may exist anywhere in the world.<text:bookmark-end text:name="__RefHeading__6731_372088099"/></text:h>
                </text:list-item>
              </text:list>
            </text:list-item>
            <text:list-item>
              <text:h text:style-name="P136" text:outline-level="2"><text:bookmark-start text:name="__RefHeading__6733_372088099"/><text:toc-mark-start text:id="IMark94700014601080" text:outline-level="3"/><text:span text:style-name="T22">V</text:span><text:span text:style-name="T21">esting</text:span><text:bookmark-end text:name="__RefHeading__6733_372088099"/><text:toc-mark-end text:id="IMark94700014601080"/></text:h>
              <text:list>
                <text:list-item>
                  <text:h text:style-name="P133" text:outline-level="2"><text:bookmark-start text:name="__RefHeading__6735_372088099"/>All Intellectual Property created for the purposes of this agreement vests in <text:span text:style-name="T38">the Foundation.</text:span><text:bookmark-end text:name="__RefHeading__6735_372088099"/></text:h>
                </text:list-item>
                <text:list-item>
                  <text:h text:style-name="P133" text:outline-level="2"><text:bookmark-start text:name="__RefHeading__6737_372088099"/>If registration is required for the creation or vesting of Intellectual Property then registration must be in the name of <text:span text:style-name="T38">the Foundation unless the Chief Executive Officer <text:s/>directs otherwise in writing.</text:span><text:bookmark-end text:name="__RefHeading__6737_372088099"/></text:h>
                </text:list-item>
                <text:list-item>
                  <text:h text:style-name="P133" text:outline-level="2"><text:bookmark-start text:name="__RefHeading__6739_372088099"/>Whenever the Service Provider engage<text:span text:style-name="T38">s</text:span> the assistance of or commission<text:span text:style-name="T58">s</text:span> works from any third party or makes use of the services of an employee to create Intellectual Property for the purposes of this agreement, then <text:span text:style-name="T38">the Service Provider </text:span>must ensure that all Intellectual Property rights vest<text:span text:style-name="T38">s</text:span> in or are assigned to <text:span text:style-name="T38">the Foundation</text:span>.<text:bookmark-end text:name="__RefHeading__6739_372088099"/></text:h>
                </text:list-item>
                <text:list-item>
                  <text:h text:style-name="P134" text:outline-level="2"><text:bookmark-start text:name="__RefHeading__3022_399852144"/>During and after the Contract Period the Service Provider shall, at the Foundation's request, execute any confirmatory assignment and any other appropriate documents the Foundation may require. When called upon to do so by the Foundation, the Service Provider shall provide all reasonable information, materials, co-operation and/or <text:s/>assistance to the Foundation to enable the Foundation to apply to register (where applicable) the Intellectual Property that vests in <text:span text:style-name="T39">the Foundation</text:span> in terms of this agreement in the name of the Foundation and prove the Foundation's title to Intellectual Property before any court or wherever such proof may reasonably be required.<text:bookmark-end text:name="__RefHeading__3022_399852144"/></text:h>
                </text:list-item>
              </text:list>
            </text:list-item>
            <text:list-item>
              <text:h text:style-name="P135" text:outline-level="2"><text:bookmark-start text:name="__RefHeading__6743_372088099"/>The Service Provider shall distribute Intellectual Property created for the purposes of this agreement according to the policies of the Foundation and as directed by the <text:span text:style-name="T62">Chief Executive Officer</text:span>.<text:bookmark-end text:name="__RefHeading__6743_372088099"/></text:h>
            </text:list-item>
            <text:list-item>
              <text:h text:style-name="P137" text:outline-level="2"><text:bookmark-start text:name="__RefHeading__6797_372088099"/>The Service Provider <text:s/>will not apply for or obtain a patent, utility patent, registered designs, plant breeder's right or similar registered right over any knowledge resource or Intellectual Property created for the purposes of the agreement unless <text:span text:style-name="T38">instructed to do so in writing by the Chief Executive Officer of </text:span><text:span text:style-name="T26">the Foundation</text:span><text:span text:style-name="T38">.</text:span><text:bookmark-end text:name="__RefHeading__6797_372088099"/></text:h>
            </text:list-item>
            <text:list-item>
              <text:h text:style-name="P138" text:outline-level="2"><text:bookmark-start text:name="__RefHeading__6823_372088099"/><text:toc-mark-start text:id="IMark94700101802632" text:outline-level="3"/>Warranty<text:bookmark-end text:name="__RefHeading__6823_372088099"/><text:toc-mark-end text:id="IMark94700101802632"/></text:h>
              <text:h text:style-name="P138" text:outline-level="2">The <text:span text:style-name="T30">Service Provider</text:span> warrant<text:span text:style-name="T38">s</text:span> that Intellectual Property created for the purposes of the agreement will not infringe the Intellectual Property or other rights of any third party and the <text:span text:style-name="T30">Service Provider </text:span>hereby indemnif<text:span text:style-name="T30">y</text:span> and hold<text:span text:style-name="T38">s </text:span><text:span text:style-name="T25">the Foundation</text:span> harmless against any and all harm, damage, loss and costs, including legal costs, which <text:span text:style-name="T25">the Foundation</text:span> may suffer from a breach of these warranties. The <text:span text:style-name="T30">Service Provider</text:span> warrant<text:span text:style-name="T38">s </text:span><text:s/>that <text:span text:style-name="T100">they have </text:span>the necessary permission, including licences or other lawful permissions, for any third party Intellectual Property included in or distributed with Intellectual Property created for purposes of this agreement.</text:h>
            </text:list-item>
          </text:list>
        </text:list-item>
        <text:list-item>
          <text:h text:style-name="P126" text:outline-level="2"><text:bookmark-start text:name="__RefHeading__6831_372088099"/><text:soft-page-break/><text:toc-mark-start text:id="IMark94700099720376" text:outline-level="2"/>How This Agreement Works<text:bookmark-end text:name="__RefHeading__6831_372088099"/><text:toc-mark-end text:id="IMark94700099720376"/></text:h>
          <text:list>
            <text:list-item>
              <text:h text:style-name="P146" text:outline-level="2"><text:bookmark-start text:name="__RefHeading__6833_372088099"/>This agreement constitutes the entire agreement between the Parties. No amendment of this agreement will be valid unless reduced to writing and signed by the Parties. No representations, undertakings or promises were made between the Parties except as incorporated in this agreement.<text:bookmark-end text:name="__RefHeading__6833_372088099"/></text:h>
            </text:list-item>
            <text:list-item>
              <text:h text:style-name="P147" text:outline-level="2"><text:bookmark-start text:name="__RefHeading__6835_372088099"/>The rights and obligations as contained in this agreement are personal in nature and may not be transferred, assigned or ceded to any third party.<text:bookmark-end text:name="__RefHeading__6835_372088099"/></text:h>
            </text:list-item>
            <text:list-item>
              <text:h text:style-name="P147" text:outline-level="2"><text:bookmark-start text:name="__RefHeading__6837_372088099"/>Words importing the singular include the plural and visa versa, words importing one gender include other genders.<text:bookmark-end text:name="__RefHeading__6837_372088099"/></text:h>
            </text:list-item>
            <text:list-item>
              <text:h text:style-name="P148" text:outline-level="2"><text:bookmark-start text:name="__RefHeading__6839_372088099"/>This agreement and all matters incidental thereto, including but not limited to the interpretation, application and termination of this agreement are governed by <text:span text:style-name="T32">the law of the jurisdiction specified in the Contract Specifications.</text:span><text:bookmark-end text:name="__RefHeading__6839_372088099"/></text:h>
            </text:list-item>
            <text:list-item>
              <text:h text:style-name="P147" text:outline-level="2"><text:bookmark-start text:name="__RefHeading__6841_372088099"/>Any notice required or permitted to be given in terms of this agreement will be valid and effective only if in writing. A notice is in writing for the purposes of this agreement if it is in text in an electronic form that it is accessible for subsequent reference.<text:bookmark-end text:name="__RefHeading__6841_372088099"/></text:h>
            </text:list-item>
            <text:list-item>
              <text:h text:style-name="P147" text:outline-level="2"><text:bookmark-start text:name="__RefHeading__6843_372088099"/>If a party to this agreement fails to fulfil an obligation in terms of this agreement and the other party does not require fulfilment then that will not constitute a waiver of the right to require the fulfilment of that obligation.<text:bookmark-end text:name="__RefHeading__6843_372088099"/></text:h>
            </text:list-item>
            <text:list-item>
              <text:h text:style-name="P147" text:outline-level="2"><text:bookmark-start text:name="__RefHeading__6845_372088099"/>When this agreement refers to a number of days then calculation of that number includes the day on which the event occurs, Saturdays, Sundays, public and bank holidays.<text:bookmark-end text:name="__RefHeading__6845_372088099"/></text:h>
            </text:list-item>
            <text:list-item>
              <text:h text:style-name="P147" text:outline-level="2"><text:bookmark-start text:name="__RefHeading__6847_372088099"/>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bookmark-end text:name="__RefHeading__6847_372088099"/></text:h>
            </text:list-item>
            <text:list-item>
              <text:h text:style-name="P147" text:outline-level="2"><text:bookmark-start text:name="__RefHeading__6849_372088099"/>If more than one party has an obligation in this agreement then that party is responsible for the entirety of the obligation and the party to whom the obligation is owed may enforce the obligation against any one or more of the parties owing the obligation which may in turn compel fulfilment of the obligation by the other parties under that obligation.<text:bookmark-end text:name="__RefHeading__6849_372088099"/></text:h>
            </text:list-item>
          </text:list>
        </text:list-item>
        <text:list-item>
          <text:h text:style-name="P127" text:outline-level="2"><text:bookmark-start text:name="__RefHeading__6851_372088099"/><text:toc-mark-start text:id="IMark94700102439368" text:outline-level="2"/>Termination other than for Breach<text:bookmark-end text:name="__RefHeading__6851_372088099"/><text:toc-mark-end text:id="IMark94700102439368"/></text:h>
          <text:list>
            <text:list-item>
              <text:h text:style-name="P147" text:outline-level="2"><text:bookmark-start text:name="__RefHeading__6853_372088099"/>In addition to termination at the expiry of the Contract Period specified in clause 2, and cancellation specified in clause 13 the agreement may be terminated in the circumstances set <text:soft-page-break/>out below in 1<text:span text:style-name="T92">1</text:span>.2, 1<text:span text:style-name="T92">1</text:span>.3 and 1<text:span text:style-name="T92">1</text:span>.4.<text:bookmark-end text:name="__RefHeading__6853_372088099"/></text:h>
            </text:list-item>
            <text:list-item>
              <text:h text:style-name="P147" text:outline-level="2"><text:bookmark-start text:name="__RefHeading__6855_372088099"/>If a party to this agreement party dies or is finally sequestrated then the agreement will terminate on the day of death or final sequestration.<text:bookmark-end text:name="__RefHeading__6855_372088099"/></text:h>
            </text:list-item>
            <text:list-item>
              <text:h text:style-name="P147" text:outline-level="2"><text:bookmark-start text:name="__RefHeading__6857_372088099"/>If a party to this agreement is permanently disabled or provisionally sequestrated then the Foundation may elect whether or not to terminate the agreement. If the Foundation elects to terminate the agreement then the Foundation may do so by giving thirty (30) days notice to the the affected party, its heirs, successors or assigns, or where applicable the administrator or executor or the like of that other party.<text:bookmark-end text:name="__RefHeading__6857_372088099"/></text:h>
            </text:list-item>
            <text:list-item>
              <text:h text:style-name="P147" text:outline-level="2"><text:bookmark-start text:name="__RefHeading__6859_372088099"/>A party will not be liable for the performance of any one of their<text:span text:style-name="T92"> </text:span>obligations in terms of this 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their] obligations, the occurrence of which event entitles any of the parties to immediately terminate the agreement in which event the other parties will not be entitled to hold the resiling party liable for any damages flowing from such termination.<text:bookmark-end text:name="__RefHeading__6859_372088099"/></text:h>
            </text:list-item>
          </text:list>
        </text:list-item>
        <text:list-item>
          <text:h text:style-name="P150" text:outline-level="2"><text:bookmark-start text:name="__RefHeading__6861_372088099"/><text:toc-mark-start text:id="IMark94700100964840" text:outline-level="2"/>Breach<text:bookmark-end text:name="__RefHeading__6861_372088099"/><text:toc-mark-end text:id="IMark94700100964840"/></text:h>
          <text:list>
            <text:list-item>
              <text:h text:style-name="P147" text:outline-level="2"><text:bookmark-start text:name="__RefHeading__6863_372088099"/>In the event of breach of this agreement by a party, save for a breach as envisaged in paragraph 1<text:span text:style-name="T92">2</text:span>.2 below, the defaulting party must be given ten (10) days, by means of written notice, in which to remedy the breach. If the breach is not remedied to the reasonable satisfaction of the party giving notice, such party may, without prejudice to any other rights which it may have, either: cancel the agreement and claim damages; or claim specific performance of the obligations in terms of this agreement.<text:bookmark-end text:name="__RefHeading__6863_372088099"/></text:h>
            </text:list-item>
            <text:list-item>
              <text:h text:style-name="P147" text:outline-level="2"><text:bookmark-start text:name="__RefHeading__6865_372088099"/>In the event that another party to this agreement commits an act that brings the reputation of the Foundation into disrepute or creates a conflict of interest with the Foundation, the Foundation will have the right to terminate the agreement with immediate effect and without prior notice, and the Foundation is entitled to claim damages.<text:bookmark-end text:name="__RefHeading__6865_372088099"/></text:h>
            </text:list-item>
          </text:list>
        </text:list-item>
        <text:list-item>
          <text:h text:style-name="P150" text:outline-level="2"><text:bookmark-start text:name="__RefHeading__6867_372088099"/><text:toc-mark-start text:id="IMark94700104585672" text:outline-level="2"/>Effect of Termination<text:bookmark-end text:name="__RefHeading__6867_372088099"/><text:toc-mark-end text:id="IMark94700104585672"/></text:h>
          <text:list>
            <text:list-item>
              <text:h text:style-name="P118" text:outline-level="2"><text:bookmark-start text:name="__RefHeading__6869_372088099"/>When this agreement Terminates, whether in terms of clause 3, 1<text:span text:style-name="T92">1</text:span> or 13 the following clauses will, as far as necessary to give effect to them, remain in force between the parties: 8,9,10,11<text:span text:style-name="T92"> to 16</text:span>. Any other provision necessary for the efficacy of those clauses will also remain in force.<text:bookmark-end text:name="__RefHeading__6869_372088099"/></text:h>
            </text:list-item>
            <text:list-item>
              <text:h text:style-name="P119" text:outline-level="2">If the Service Provider has generated any access codes, passwords or similar means of accessing or controlling any aspect of the communications or informations systems of any entity in the Shuttleworth Foundation Group then then Service Provider shall make those available to the Foundation. After termination the Service Provider shall, if required to do so by the Foundation enable the Foundation to access or control any communications or information systems of any entity in the Shuttleworth Foundation Group to which the Service Provider has <text:soft-page-break/>access or control. </text:h>
              <text:h text:style-name="P121" text:outline-level="2"/>
            </text:list-item>
          </text:list>
        </text:list-item>
        <text:list-item>
          <text:h text:style-name="P118" text:outline-level="2"><text:bookmark-start text:name="__RefHeading__6879_372088099"/><text:toc-mark-start text:id="IMark94700100964840" text:outline-level="2"/>Disputes<text:bookmark-end text:name="__RefHeading__6879_372088099"/><text:toc-mark-end text:id="IMark94700100964840"/></text:h>
          <text:list>
            <text:list-item>
              <text:h text:style-name="P147" text:outline-level="2"><text:bookmark-start text:name="__RefHeading__6881_372088099"/>If there is a dispute between the parties about this agreement, then a party may choose to resolve the dispute by mediation.<text:bookmark-end text:name="__RefHeading__6881_372088099"/></text:h>
            </text:list-item>
            <text:list-item>
              <text:h text:style-name="P147" text:outline-level="2"><text:bookmark-start text:name="__RefHeading__6883_372088099"/>A party that desires mediation may send a written notice of the dispute to all the other parties to the agreement requesting mediation. The parties should agree on a mediator who need not be a professional mediator but must be an independent third person trusted by all parties.<text:bookmark-end text:name="__RefHeading__6883_372088099"/></text:h>
            </text:list-item>
            <text:list-item>
              <text:h text:style-name="P147" text:outline-level="2"><text:bookmark-start text:name="__RefHeading__6885_372088099"/>Once a mediator is agreed <text:span text:style-name="T100">then they </text:span>must attempt to resolve the dispute within thirty (30) days from receipt by all the parties of the notice requesting mediation.<text:bookmark-end text:name="__RefHeading__6885_372088099"/></text:h>
            </text:list-item>
            <text:list-item>
              <text:h text:style-name="P147" text:outline-level="2"><text:bookmark-start text:name="__RefHeading__6887_372088099"/>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text:bookmark-end text:name="__RefHeading__6887_372088099"/></text:h>
            </text:list-item>
            <text:list-item>
              <text:h text:style-name="P147" text:outline-level="2"><text:bookmark-start text:name="__RefHeading__6889_372088099"/>A party requiring arbitration may send the other parties a notice that<text:span text:style-name="T93"> they</text:span> require arbitration, and either nominate an arbitrator or call on the other parties to nominate an arbitrator within ten (10) days. If the parties agree on an arbitrator the arbitrator must accept within five (5) days of agreement.<text:bookmark-end text:name="__RefHeading__6889_372088099"/></text:h>
            </text:list-item>
            <text:list-item>
              <text:h text:style-name="P149" text:outline-level="2"><text:bookmark-start text:name="__RefHeading__6891_372088099"/>If the parties fail to agree on an arbitrator, or an agreed arbitrator does not accept the nomination in the time specified, then the <text:span text:style-name="T93">organisation designated in the Specifications </text:span>will be requested to appoint an arbitrator.<text:bookmark-end text:name="__RefHeading__6891_372088099"/></text:h>
            </text:list-item>
            <text:list-item>
              <text:h text:style-name="P151" text:outline-level="2">Arbitration will take place according to rules agreed between the parties and when such rules are silent, according to the arbitration rules of the<text:span text:style-name="T92"> organisation designated in the Specifications</text:span>. If there is any conflict between t<text:span text:style-name="T92">he</text:span> rules of the <text:span text:style-name="T92">arbitration organisation designated in the Specifications </text:span>and this agreement, then this agreement prevails over the rules.</text:h>
            </text:list-item>
            <text:list-item>
              <text:h text:style-name="P152" text:outline-level="2"><text:bookmark-start text:name="__RefHeading__6897_372088099"/>Arbitration must take place within thirty (30) days of referral to arbitration. The parties may agree that arbitration will take place solely through the submission of written documents or alternatively through video conferencing or the like.<text:bookmark-end text:name="__RefHeading__6897_372088099"/></text:h>
            </text:list-item>
            <text:list-item>
              <text:h text:style-name="P152" text:outline-level="2"><text:bookmark-start text:name="__RefHeading__6899_372088099"/>The parties will do their best to make sure that the arbitration is held and an award made within sixty (60) days from referral to arbitration.<text:bookmark-end text:name="__RefHeading__6899_372088099"/></text:h>
            </text:list-item>
            <text:list-item>
              <text:h text:style-name="P152" text:outline-level="2"><text:bookmark-start text:name="__RefHeading__6901_372088099"/>The arbitrator will determine who must bear the cost of arbitration unless the parties agree otherwise prior to arbitration.<text:bookmark-end text:name="__RefHeading__6901_372088099"/></text:h>
            </text:list-item>
            <text:list-item>
              <text:h text:style-name="P152" text:outline-level="2"><text:bookmark-start text:name="__RefHeading__6903_372088099"/><text:soft-page-break/>The arbitration award will be final and binding.<text:bookmark-end text:name="__RefHeading__6903_372088099"/></text:h>
            </text:list-item>
          </text:list>
        </text:list-item>
        <text:list-item>
          <text:h text:style-name="P128" text:outline-level="2"><text:bookmark-start text:name="__RefHeading__6905_372088099"/><text:toc-mark-start text:id="IMark94700100964840" text:outline-level="2"/><text:span text:style-name="T93">Addresses for Notices</text:span><text:bookmark-end text:name="__RefHeading__6905_372088099"/><text:toc-mark-end text:id="IMark94700100964840"/></text:h>
          <text:list>
            <text:list-item>
              <text:h text:style-name="P153" text:outline-level="2">Each Party choose its domicilium citandi et executandi ("Domicilium") for the purposes of the giving of any notice, the payment of any sum, the serving of any process and for any other purpose arising from this agreement <text:s/>their respective addresses <text:s/>set out t in the Contract Specifications.</text:h>
            </text:list-item>
            <text:list-item>
              <text:h text:style-name="P159" text:outline-level="2">Each party is entitled, to vary its Domicilium to any other address which is not a post office box or poste restante by written notice, including by email, to the other parties.</text:h>
            </text:list-item>
            <text:list-item>
              <text:h text:style-name="P152" text:outline-level="2"><text:bookmark-start text:name="__RefHeading__6919_372088099"/>Any notice given and any payment made by one party to another (the "Addressee") which:<text:bookmark-end text:name="__RefHeading__6919_372088099"/></text:h>
              <text:list>
                <text:list-item>
                  <text:h text:style-name="P152" text:outline-level="2"><text:bookmark-start text:name="__RefHeading__6921_372088099"/>is delivered by hand, during the normal business hours of the Addressee at the Addressee's Domicilium for the time being, will be deemed, in the absence of proof to the contrary, to have been received by the Addressee at the time of delivery; or<text:bookmark-end text:name="__RefHeading__6921_372088099"/></text:h>
                </text:list-item>
                <text:list-item>
                  <text:h text:style-name="P152" text:outline-level="2"><text:bookmark-start text:name="__RefHeading__6923_372088099"/>is transmitted through an electronic communication system such as electronic mail, and delivery to the Service Provider'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bookmark-end text:name="__RefHeading__6923_372088099"/></text:h>
                </text:list-item>
              </text:list>
            </text:list-item>
          </text:list>
        </text:list-item>
        <text:list-item>
          <text:h text:style-name="P128" text:outline-level="2"><text:bookmark-start text:name="__RefHeading__6925_372088099"/><text:toc-mark-start text:id="IMark94700101802632" text:outline-level="2"/>Signature and Conclusion<text:bookmark-end text:name="__RefHeading__6925_372088099"/><text:toc-mark-end text:id="IMark94700101802632"/></text:h>
        </text:list-item>
      </text:list>
      <text:h text:style-name="P73" text:outline-level="2"><text:bookmark-start text:name="__RefHeading__6927_372088099"/>Electronic Form<text:bookmark-end text:name="__RefHeading__6927_372088099"/></text:h>
      <text:list xml:id="list161127342213648" text:continue-numbering="true" text:style-name="L1">
        <text:list-item>
          <text:list>
            <text:list-item>
              <text:h text:style-name="P152" text:outline-level="2"><text:bookmark-start text:name="__RefHeading__6929_372088099"/>The Parties agree to this version of this agreement in electronic form and signed by Electronic Signatures of the parties.<text:bookmark-end text:name="__RefHeading__6929_372088099"/></text:h>
            </text:list-item>
            <text:list-item>
              <text:h text:style-name="P152" text:outline-level="2"><text:bookmark-start text:name="__RefHeading__6931_372088099"/>Each Party consents to the use of the electronic version of this agreement provided by the Foundation. The electronic version of this agreement provided by the Foundation and signed with Electronic Signatures, will be regarded as valid for all legal purposes, and as original” and “in writing” for all legal purposes.<text:bookmark-end text:name="__RefHeading__6931_372088099"/></text:h>
            </text:list-item>
            <text:list-item>
              <text:h text:style-name="P152" text:outline-level="2"><text:bookmark-start text:name="__RefHeading__6933_372088099"/>Each party consents to the production of the electronic version of the agreement provided by the Foundation and signed by the Electronic Signature as a document that meets any requirement or permission under any statutory provision or rule of law that a person is required or permitted to produce a document.<text:bookmark-end text:name="__RefHeading__6933_372088099"/></text:h>
            </text:list-item>
          </text:list>
        </text:list-item>
      </text:list>
      <text:h text:style-name="P73" text:outline-level="2"><text:bookmark-start text:name="__RefHeading__6935_372088099"/>Electronic Signature<text:bookmark-end text:name="__RefHeading__6935_372088099"/></text:h>
      <text:list xml:id="list161127819947670" text:continue-numbering="true" text:style-name="L1">
        <text:list-item>
          <text:list>
            <text:list-item>
              <text:h text:style-name="P152" text:outline-level="2"><text:bookmark-start text:name="__RefHeading__6937_372088099"/>The Parties are using Electronic Signatures to conclude this agreement.<text:bookmark-end text:name="__RefHeading__6937_372088099"/></text:h>
            </text:list-item>
            <text:list-item>
              <text:h text:style-name="P152" text:outline-level="2"><text:bookmark-start text:name="__RefHeading__6939_372088099"/><text:soft-page-break/>Each Party will be assigned an Electronic Signature by a Third Party Service designated by the Foundation.<text:bookmark-end text:name="__RefHeading__6939_372088099"/></text:h>
            </text:list-item>
            <text:list-item>
              <text:h text:style-name="P152" text:outline-level="2"><text:bookmark-start text:name="__RefHeading__6941_372088099"/>By associating the Electronic Signature assigned to it by the Third Party Service with the electronic version of this agreement a signatory:<text:bookmark-end text:name="__RefHeading__6941_372088099"/></text:h>
              <text:list>
                <text:list-item>
                  <text:h text:style-name="P152" text:outline-level="2"><text:bookmark-start text:name="__RefHeading__6943_372088099"/>identifies <text:span text:style-name="T94">themselves</text:span>, and<text:bookmark-end text:name="__RefHeading__6943_372088099"/></text:h>
                </text:list-item>
                <text:list-item>
                  <text:h text:style-name="P152" text:outline-level="2"><text:bookmark-start text:name="__RefHeading__6945_372088099"/>demonstrates an intention to be legally bound, and<text:bookmark-end text:name="__RefHeading__6945_372088099"/></text:h>
                </text:list-item>
                <text:list-item>
                  <text:h text:style-name="P152" text:outline-level="2"><text:bookmark-start text:name="__RefHeading__6947_372088099"/>consents to use of the Electronic Signature for purposes of the previous two sub paragraphs, and<text:bookmark-end text:name="__RefHeading__6947_372088099"/></text:h>
                </text:list-item>
                <text:list-item>
                  <text:h text:style-name="P154" text:outline-level="2"><text:bookmark-start text:name="__RefHeading__6949_372088099"/>consents to use of Electronic Signatures by the other parties for the purposes of identification and demonstration of intention.<text:bookmark-end text:name="__RefHeading__6949_372088099"/></text:h>
                </text:list-item>
              </text:list>
            </text:list-item>
            <text:list-item>
              <text:h text:style-name="P154" text:outline-level="2"><text:bookmark-start text:name="__RefHeading__6951_372088099"/>The agreement will be concluded when all the parties have associated their assigned Electronic Signature with this agreement as it is provided by the Foundation.<text:bookmark-end text:name="__RefHeading__6951_372088099"/></text:h>
            </text:list-item>
            <text:list-item>
              <text:h text:style-name="P154" text:outline-level="2"><text:bookmark-start text:name="__RefHeading__6953_372088099"/>Any persons signing this agreement in a representative capacity warrants <text:span text:style-name="T100">their</text:span> authority to do so.<text:bookmark-end text:name="__RefHeading__6953_372088099"/></text:h>
            </text:list-item>
            <text:list-item>
              <text:h text:style-name="P154" text:outline-level="2"><text:bookmark-start text:name="__RefHeading__6955_372088099"/>An electronic version of this agreement with associated Electronic Signatures constitute prima facie proof of this agreement. <text:s/>A certificate provided by the Third Party Service appointed by the Foundation constitutes prima facie proof of the information in the certificate such as time of signature. A true paper copy of the electronic version of this agreement constitutes prima facie proof of this agreement.<text:bookmark-end text:name="__RefHeading__6955_372088099"/></text:h>
            </text:list-item>
          </text:list>
        </text:list-item>
      </text:list>
      <text:h text:style-name="P52" text:outline-level="2"/>
      <text:h text:style-name="P160" text:outline-level="2"/>
      <text:h text:style-name="P62" text:outline-level="2"><text:bookmark-start text:name="__RefHeading__6957_372088099"/><text:toc-mark-start text:id="IMark94700099720376" text:outline-level="1"/>Record of Signature<text:bookmark-end text:name="__RefHeading__6957_372088099"/><text:toc-mark-end text:id="IMark94700099720376"/></text:h>
      <text:p text:style-name="P53"/>
      <text:p text:style-name="P53"/>
      <text:p text:style-name="P54"/>
      <text:p text:style-name="P56"/>
      <text:p text:style-name="P55"/>
      <text:p text:style-name="P55">__________________________________________</text:p>
      <text:p text:style-name="P55"><text:span text:style-name="T31">Signature </text:span>for and on behalf of the Foundation</text:p>
      <text:p text:style-name="P60">Date of Signature</text:p>
      <text:p text:style-name="P57"/>
      <text:p text:style-name="P55"/>
      <text:p text:style-name="P56"/>
      <text:p text:style-name="P58"/>
      <text:p text:style-name="P61"/>
      <text:p text:style-name="P61"/>
      <text:p text:style-name="P55">__________________________________________</text:p>
      <text:p text:style-name="P59">for and on behalf of Service Provider</text:p>
      <text:h text:style-name="P161" text:outline-level="2"><text:bookmark-start text:name="__RefHeading__6959_372088099"/>Date of Signature: <text:bookmark-end text:name="__RefHeading__6959_372088099"/></text:h>
      <text:h text:style-name="P162" text:outline-level="2"/>
      <text:h text:style-name="P161" text:outline-level="2"/>
      <text:list xml:id="list2117512774" text:style-name="WWNum4">
        <text:list-item>
          <text:h text:style-name="P172" text:outline-level="1">Annex A: Personal Data Safeguards</text:h>
        </text:list-item>
      </text:list>
      <text:p text:style-name="P164">The Shuttleworth Foundation </text:p>
      <text:h text:style-name="P171" text:outline-level="1"><text:toc-mark-start text:id="IMark94700105265832" text:outline-level="1"/>Personal Data Safeguards 1.0<text:toc-mark-end text:id="IMark94700105265832"/></text:h>
      <text:p text:style-name="P85"/>
      <text:list xml:id="list161127977115788" text:continue-numbering="true" text:style-name="WWNum4">
        <text:list-item>
          <text:list>
            <text:list-item>
              <text:h text:style-name="P165" text:outline-level="2">Introduction</text:h>
            </text:list-item>
          </text:list>
        </text:list-item>
      </text:list>
      <text:p text:style-name="P87">The Foundation is an international non-profit <text:span text:style-name="T95">organisation</text:span> that operates through a number of legal forms including a trust and corporations in multiple jurisdictions. The Funder (Mark Shuttleworth) set-up the Shuttleworth Foundation as an innovative non-profit organisation that provides funding for dynamic leaders who are at the forefront of social change. The Foundation is at its core an experiment in open philanthropy and uses alternative funding methodologies, new technologies and collaborative ways of working to ensure that every initiative receives the best exposure and resources to succeed. The decision to fund the organisation into the future is based on the Foundation's ability to drive effective change and attract social innovators to the Fellowship. <text:s/>The Funder receives direct reports from the Chief Executive Officer and attends all bi-annual review meetings. The Funder selects representatives as 'Trustees' ('entrusts them') with the governance of the Foundation.</text:p>
      <text:p text:style-name="P89"><text:span text:style-name="T76">As a non-profit body the Foundation has an ethical obligation to deal with personal data in an appropriate man</text:span><text:span text:style-name="T27">ner</text:span><text:span text:style-name="T76">. To ensure that the Foundation </text:span><text:span text:style-name="T77">fulfils</text:span><text:span text:style-name="T76"> its ethical obligation as well as complying with the legal requirements on corporations which do the work of <text:s/>the Foundation these safeguards set out how to deal with personal data. Each of the various components of the Foundation, and the people who work for or provide consulting services to the Foundation must apply these safeguards for personal data to ensure that personal data are dealt with in a uniform and, appropriate way. The Chief Information Officer (CIO) is given specific ta</text:span><text:span text:style-name="T27">sks </text:span><text:span text:style-name="T76">in these safeguards but everyone in the Foundation is responsible to comply with the safeguards.</text:span></text:p>
      <text:p text:style-name="P87">The Foundation conforms to the requirements of the General Data Protection Regulation, and to Isle of Man Data protection law. The most basic requirement of these is that the Foundation is clear about what <text:span text:style-name="T97">personal </text:span>data the Foundation has, why it has it and what it does with it.</text:p>
      <text:h text:style-name="P173" text:outline-level="3"><text:bookmark text:name="_6tmxwoowm5kw"/><text:toc-mark-start text:id="IMark94700100964840" text:outline-level="2"/>Fifteen Commandments for Using Personal Data<text:toc-mark-end text:id="IMark94700100964840"/></text:h>
      <text:p text:style-name="P93">If you are an employee, consultant or other service provider of the Foundation and the Foundation shares the personal data of people with you then these commandments tell you what you must do to protect t<text:span text:style-name="T97">hat</text:span> personal data. The Foundation puts particular responsibilities in respect of data on particular people but these rules apply to everyone in the Foundation. For legal purposes these safeguards note that deliberate or negligent failure to comply with these safeguards is grounds for termination of employment or of <text:span text:style-name="T97">services </text:span><text:s/>agreements. But Foundation staff and consultants are committed to doing the right thing, so these commandments are to help know what the right thing is.</text:p>
      <text:p text:style-name="P93"/>
      <text:list xml:id="list1800535930" text:style-name="WWNum3">
        <text:list-item>
          <text:p text:style-name="P95"><text:soft-page-break/>Only collect and use data for a specific purpose. For example only get someone’s bank details if they are needed to make payment to a person, and then only use the details to make payment and to keep a record of the transaction for compliance and regulatory purposes. </text:p>
        </text:list-item>
      </text:list>
      <text:p text:style-name="P99"/>
      <text:list xml:id="list161127995240727" text:continue-numbering="true" text:style-name="WWNum3">
        <text:list-item>
          <text:p text:style-name="P95">Only collect personal data that the Foundation actually needs to do something. </text:p>
        </text:list-item>
      </text:list>
      <text:p text:style-name="P99"/>
      <text:list xml:id="list161126236366209" text:continue-numbering="true" text:style-name="WWNum3">
        <text:list-item>
          <text:p text:style-name="P95">Only collect and use data if the person whose data it is has:</text:p>
        </text:list-item>
      </text:list>
      <text:p text:style-name="P100">consented to the use of the data, or</text:p>
      <text:p text:style-name="P100">the data is needed to draft a contract or to carry out a contract with the person, or</text:p>
      <text:p text:style-name="P100">the Chief Executive Officer or Chief Information Officer have advised in writing that a use of personal data is authorised by the Foundation.</text:p>
      <text:p text:style-name="P99"/>
      <text:list xml:id="list161127622143026" text:continue-numbering="true" text:style-name="WWNum3">
        <text:list-item>
          <text:p text:style-name="P95"><text:s/>When you get consent to use personal data it must always be an affirmative act. For example someone must tick a box or select yes or sign a document to show consent. Just stating that someone gives consent if they don’t object in a notice in an email or website terms is not enough.</text:p>
        </text:list-item>
      </text:list>
      <text:p text:style-name="P99"/>
      <text:list xml:id="list161126678479282" text:continue-numbering="true" text:style-name="WWNum3">
        <text:list-item>
          <text:p text:style-name="P95">Don’t collect personal data about racial or ethnic origin, political opinions, religious or philosophical beliefs, or trade-union membership, genetic data, biometric data for the purpose of uniquely identifying a natural person, data concerning health or data concerning a natural person's sex life or sexual orientation unless specifically requested to do so in writing by the Chief Executive Officer.</text:p>
        </text:list-item>
      </text:list>
      <text:p text:style-name="P99"/>
      <text:list xml:id="list161126313844854" text:continue-numbering="true" text:style-name="WWNum3">
        <text:list-item>
          <text:p text:style-name="P95">Do not share special data, such as political opinions, outside the Foundation without the consent of the person whose data it is unless that person has very clearly made it public.</text:p>
        </text:list-item>
      </text:list>
      <text:p text:style-name="P99"/>
      <text:list xml:id="list161127190717076" text:continue-numbering="true" text:style-name="WWNum3">
        <text:list-item>
          <text:p text:style-name="P95">Before introducing a new automated process check it with the Chief Information Officer and the Open Counsel to ensure that it does not include profiling which is automatically evaluating someone according personal characteristics.</text:p>
        </text:list-item>
      </text:list>
      <text:p text:style-name="P99"/>
      <text:list xml:id="list161126873670978" text:continue-numbering="true" text:style-name="WWNum3">
        <text:list-item>
          <text:p text:style-name="P95">Don’t keep personal data longer than is necessary for the purpose unless the Foundation is required to keep that data to comply with laws such as tax laws, finance law, to report to the trustees and Founder or to comply with the Foundation’s commitment to openness and transparency.</text:p>
        </text:list-item>
      </text:list>
      <text:p text:style-name="P99"/>
      <text:list xml:id="list161127386978296" text:continue-numbering="true" text:style-name="WWNum3">
        <text:list-item>
          <text:p text:style-name="P95"><text:soft-page-break/>Don’t keep personal data for the sole purpose of showing compliance with the GDPR<text:span text:style-name="T98"> or other privacy law</text:span>. </text:p>
        </text:list-item>
      </text:list>
      <text:p text:style-name="P99"/>
      <text:list xml:id="list161127522259141" text:continue-numbering="true" text:style-name="WWNum3">
        <text:list-item>
          <text:p text:style-name="P95">If someone requests that you update, correct, delete, restrict or port personal data <text:s/>then tell them to make the request via email to <text:span text:style-name="T96">privacy@shuttleworthfoundation.org</text:span>. This copies to the Foundation’s legal advisor and to the CIO. All personal data requests must always be dealt with by this email address so that Foundation can record each request and what it has done about it.</text:p>
        </text:list-item>
      </text:list>
      <text:p text:style-name="P99"/>
      <text:list xml:id="list161127563403909" text:continue-numbering="true" text:style-name="WWNum3">
        <text:list-item>
          <text:p text:style-name="P95">If you suspect that personal data has been breached then immediately advise the Chief Information Officer. If the Chief Information Officer does not respond or advise of receipt within 24 hours then alert the Chief Executive Officer.</text:p>
        </text:list-item>
      </text:list>
      <text:p text:style-name="P99"/>
      <text:list xml:id="list161126316542320" text:continue-numbering="true" text:style-name="WWNum3">
        <text:list-item>
          <text:p text:style-name="P95">Alert the Chief Information Officer if anyone does not comply with these safeguards. If the person not complying with the safeguards is the Chief Information Officer then alert the Chief Executive Officer.</text:p>
        </text:list-item>
      </text:list>
      <text:p text:style-name="P99"/>
      <text:list xml:id="list161127667756894" text:continue-numbering="true" text:style-name="WWNum3">
        <text:list-item>
          <text:p text:style-name="P95">If you want to share personal data outside the Foundation check if the recipient is someone approved for sharing. If not then before sharing the data provide the following information to Chief Information Officer: </text:p>
        </text:list-item>
      </text:list>
      <text:p text:style-name="P100">whether the intended recipient is in the European Union or not;</text:p>
      <text:p text:style-name="P100">the categories of personal data to be shared;</text:p>
      <text:p text:style-name="P100">the basis for using the data, is it needed for a contract with the person or have they consented to use of their personal data; </text:p>
      <text:p text:style-name="P100">the written undertaking by the intended recipient - either a specific contract or general terms of use to comply with the General Data Protection Regulations.</text:p>
      <text:p text:style-name="P99">Do not share personal data outside the Foundation with anyone not approved by the Chief Information Officer.</text:p>
      <text:p text:style-name="P99"/>
      <text:list xml:id="list161126177058528" text:continue-numbering="true" text:style-name="WWNum3">
        <text:list-item>
          <text:p text:style-name="P95">The personal data safeguards will be updated from time to time by the Chief Information Officer. When you get the new safeguards they will replace and over-rule these safeguards. </text:p>
        </text:list-item>
      </text:list>
      <text:p text:style-name="P99"/>
      <text:list xml:id="list161126007930079" text:continue-numbering="true" text:style-name="WWNum3">
        <text:list-item>
          <text:p text:style-name="P95">If you have any questions or uncertainty about how comply with the safeguards then consult the CIO.</text:p>
        </text:list-item>
      </text:list>
      <text:p text:style-name="P92"/>
      <text:h text:style-name="P168" text:outline-level="2"><text:soft-page-break/><text:toc-mark-start text:id="IMark94700103404568" text:outline-level="2"/>Personal Data<text:toc-mark-end text:id="IMark94700103404568"/></text:h>
      <text:p text:style-name="P87">In these safeguards <text:s/>'personal data' means any information relating to an identified or identifiable natural person ('data subject'); an identifiable natural person is one who can be identified, directly or indirectly, in particular by reference to an identifier such as a name, an identification number, location data, an online identifier or to one or more factors specific to the physical, physiological, genetic, mental, economic, cultural or social identity of that natural person.</text:p>
      <text:p text:style-name="P87">The law on personal data, and these safeguards apply to automated data processing and data in a filing system. These safeguards do not apply to data communicated verbally or that is not automated or part of a filing system, such as at a Foundation event. Instead communication at events is governed by the Foundation’s rules for that event.</text:p>
      <text:p text:style-name="P89"><text:span text:style-name="T76">Generally the Foundation only has personal data from people with whom it has some</text:span><text:span text:style-name="T27"> </text:span><text:span text:style-name="T76">relationship, such as an applicant for a Fellowship, the recipient of a grant, a service provider, a consultant or an employee.</text:span></text:p>
      <text:list xml:id="list161126383448477" text:continue-list="list161127977115788" text:style-name="WWNum4">
        <text:list-item>
          <text:list>
            <text:list-item>
              <text:h text:style-name="P166" text:outline-level="2"/>
            </text:list-item>
            <text:list-item>
              <text:h text:style-name="P165" text:outline-level="2">Processing</text:h>
            </text:list-item>
          </text:list>
        </text:list-item>
      </text:list>
      <text:p text:style-name="P89"><text:span text:style-name="T76">When personal is collected, obtained, stored, used in the Foundation or communicated to people and entities outside of the Foundation, then it is called processing. All processing of personal data by the Foundation must comply with these safeguards.</text:span><text:span text:style-name="T27"> </text:span></text:p>
      <text:p text:style-name="P89"><text:span text:style-name="T27">The Foundation only processes data if it has a legal basis. </text:span><text:span text:style-name="T78">There are three main legal bases for the Foundation to process data. </text:span></text:p>
      <text:list xml:id="list3984843354" text:style-name="L2">
        <text:list-item>
          <text:p text:style-name="P94">The personal data are necessary for a contract between the Foundation and the person whose data are processed. Processing for a contract <text:s/>that is anticipated but not yet concluded is processing for a contract.</text:p>
        </text:list-item>
        <text:list-item>
          <text:p text:style-name="P94">The person whose data are being processed has consented.</text:p>
        </text:list-item>
        <text:list-item>
          <text:p text:style-name="P94">The processing is necessary for the Foundation to pursue its aims and the fundamental interests, rights and freedoms of the data subject are not infringed by the processing. </text:p>
        </text:list-item>
      </text:list>
      <text:list xml:id="list161126527062181" text:continue-list="list161126383448477" text:style-name="WWNum4">
        <text:list-item>
          <text:list>
            <text:list-item>
              <text:h text:style-name="P166" text:outline-level="2"/>
            </text:list-item>
            <text:list-item>
              <text:h text:style-name="P165" text:outline-level="2">Purpose</text:h>
            </text:list-item>
          </text:list>
        </text:list-item>
      </text:list>
      <text:p text:style-name="P89"><text:span text:style-name="T27">The Foundation only </text:span><text:span text:style-name="T78">collect personal data for a specific permitted purpose, f</text:span><text:span text:style-name="T79">o</text:span><text:span text:style-name="T76">r example to pay money to someone. When data are collected for a particular purpose then only the data necessary for the purpose should be collected. For example the physical address of a person who will receive money from the Foundation is usually not relevant to the purpose of paying them by electronic transfer unless the bank facilitating payment demands it.</text:span></text:p>
      <text:list xml:id="list161126819817251" text:continue-numbering="true" text:style-name="WWNum4">
        <text:list-item>
          <text:list>
            <text:list-item>
              <text:h text:style-name="P166" text:outline-level="2"><text:soft-page-break/></text:h>
            </text:list-item>
            <text:list-item>
              <text:h text:style-name="P165" text:outline-level="2">Consent</text:h>
            </text:list-item>
          </text:list>
        </text:list-item>
      </text:list>
      <text:p text:style-name="P87">When the Foundation gets data from someone who consents to the Foundation processing their data then the consent has be to affirmative. So consent cannot be inferred because someone keeps on using a website that has a notice saying that carrying on using the website is consent, or doesn’t opt out of getting emails. Consent can be shown by someone ticking a box, or supplying an email address or clicking a yes button on a website. Someone who gives consent can withdraw their consent at any time and should be told that they can withdraw consent at any time. But any processing done before consent is withdrawn is not affected. </text:p>
      <text:list xml:id="list161126305630919" text:continue-numbering="true" text:style-name="WWNum4">
        <text:list-item>
          <text:list>
            <text:list-item>
              <text:h text:style-name="P166" text:outline-level="2"/>
            </text:list-item>
            <text:list-item>
              <text:h text:style-name="P167" text:outline-level="2">Special data</text:h>
            </text:list-item>
          </text:list>
        </text:list-item>
      </text:list>
      <text:p text:style-name="P89"><text:span text:style-name="T76">Special data is data on the racial or ethnic origin, political opinions, religious or philosophical beliefs, or trade-union membership, and the processing of genetic data, biometric data for the purpose of uniquely identifying a natural person, data concerning health or data concerning a natural person's sex life or sexual orientation of anyone. The Foundation does not seek to acquire special data but </text:span><text:span text:style-name="T27">as categories ‘</text:span><text:span text:style-name="T76">political opinions</text:span><text:span text:style-name="T27">’</text:span><text:span text:style-name="T76"> and </text:span><text:span text:style-name="T27">‘</text:span><text:span text:style-name="T76">philosophical beliefs</text:span><text:span text:style-name="T27">’</text:span><text:span text:style-name="T76"> are not </text:span><text:span text:style-name="T27">easily</text:span><text:span text:style-name="T76"> defined categories. Information that could arguabl</text:span><text:span text:style-name="T27">y fit into these </text:span><text:span text:style-name="T76">categories </text:span><text:span text:style-name="T27">if they are interpreted broadly is sometimes </text:span><text:span text:style-name="T76">included in dialogue with the Foundation’s partners on the possible ways of achieving the Foundation’s aims. The Foundation also controls means of dialogue such as the direct messaging service in which Fellows and former Fellows can talk freely, participants in these channels may choose to share sensitive data. <text:s/></text:span></text:p>
      <text:p text:style-name="P87">For these means of communication the Shuttleworth Foundation Communication Terms of Use apply, including the Chatham House Rule which prohibits participants from publicly communicating data connected to an identifiable person without that person’s consent. </text:p>
      <text:p text:style-name="P87">When the Foundation processes special data it does so in the course of its activities as a non-profit organisation to achieve our aim of an open knowledge society with limitless possibilities for all. The Foundation only processes special data from those with whom it partners to achieve its aims such as grant recipients, Fellows and alumni Fellows. </text:p>
      <text:p text:style-name="P90"/>
      <text:list xml:id="list161127930529051" text:continue-numbering="true" text:style-name="WWNum4">
        <text:list-item>
          <text:list>
            <text:list-item>
              <text:h text:style-name="P165" text:outline-level="2">Profiling</text:h>
            </text:list-item>
          </text:list>
        </text:list-item>
      </text:list>
      <text:p text:style-name="P89"><text:span text:style-name="T27">The Foundation does not engage in profiling, which is </text:span><text:span text:style-name="T76"><text:s/>“any form of automated processing of personal data consisting of the use of personal data to evaluate certain personal aspects relating to a natural person”. <text:s/>For example, automatically calculating a credit score based on personal data is profiling, as is deciding that someone is a security threat based on automated processing of personal <text:s/>data.</text:span><text:span text:style-name="T27"> </text:span></text:p>
      <text:list xml:id="list161127196002339" text:continue-numbering="true" text:style-name="WWNum4">
        <text:list-item>
          <text:list>
            <text:list-item>
              <text:h text:style-name="P166" text:outline-level="2"><text:soft-page-break/></text:h>
            </text:list-item>
            <text:list-item>
              <text:h text:style-name="P165" text:outline-level="2">Keeping Data</text:h>
            </text:list-item>
          </text:list>
        </text:list-item>
      </text:list>
      <text:p text:style-name="P89"><text:span text:style-name="T76">As a general rule personal data in contracts, or that is used for financial purposes is kept for the foreseeable future. The </text:span><text:span text:style-name="T27">Foundation does not </text:span><text:span text:style-name="T76">keep personal data longer than is necessary for the purpose unless the Foundation is required to keep that data to comply with laws such as tax laws, finance law, to report to <text:s/>the trustees and Founder, to comply with the Foundation’s commitment to openness and transparency or if it is necessary to accomplish the Foundation’s mission.</text:span></text:p>
      <text:p text:style-name="P90">The Foundation does not keep personal data for the sole purpose of showing compliance with the GDPR. Once the Foundation has processed data in compliance with the GDPR and it is no longer necessary for the original purpose and not required for another law it should be deleted.</text:p>
      <text:p text:style-name="P89"><text:span text:style-name="T76">Data can also be kept for archiving purposes for research and statistical services. If data are only kept for these purposes then if possible it should be </text:span><text:span text:style-name="T27">pseudonymised</text:span><text:span text:style-name="T76">. </text:span></text:p>
      <text:list xml:id="list161126384926776" text:continue-numbering="true" text:style-name="WWNum4">
        <text:list-item>
          <text:list>
            <text:list-item>
              <text:h text:style-name="P166" text:outline-level="2"/>
            </text:list-item>
            <text:list-item>
              <text:h text:style-name="P165" text:outline-level="2">Notice of Data Use and Rights</text:h>
            </text:list-item>
          </text:list>
        </text:list-item>
      </text:list>
      <text:p text:style-name="P89"><text:span text:style-name="T76">The Foundation gives notice to each person whose personal data it has, of the categories of <text:s/>their data that it has, and the legal </text:span><text:span text:style-name="T27">basis and the</text:span><text:span text:style-name="T76"> purpose for which the data is used</text:span><text:span text:style-name="T81">. In the same </text:span><text:span text:style-name="T27">notice the Foundation advises each person what their ‘data rights’ are. These are the right they have to make certain requests of the Foundation in respect of their data, the Foundation must comply with these if it is able to do so. <text:s/></text:span></text:p>
      <text:p text:style-name="P89"><text:span text:style-name="T76">Each person whose personal data the Foundation </text:span><text:span text:style-name="T27">has </text:span><text:span text:style-name="T76">can make requests to the Foundation about their data. They can ask the Foundation to advise what personal data the Foundation has on them. They can also ask that Foundation update, correct or delete personal data. Someone whose personal data the Foundation has can also ask that their data be restricted, which means it is stored but not used, because the person contests the accuracy of the data or the basis on which the Foundation is using it.</text:span></text:p>
      <text:p text:style-name="P87">Someone whose data the Foundation has can also ask the Foundation to port the data, either giving them a copy in a standard format or requesting the Foundation to send the data in a standard format to someone else. If someone requests that the Foundation port their personal data to a 3rd party then the Foundation warns the person requesting that their data be ported that the Foundation has no control over what the 3rd party does with the data. Instead the person who is asking that the data be ported must deal directly with the 3rd party to ensure that their data is dealt with as they require. The Foundation has no responsibility after the data is ported. </text:p>
      <text:p text:style-name="P90"/>
      <text:p text:style-name="P89"><text:span text:style-name="T76">Whenever possible the Foundation will do want is requested. But sometimes laws, such as finance laws will prevent the Foundation from doing what is requested. </text:span><text:span text:style-name="T27">I</text:span><text:span text:style-name="T76">f that happens the Foundation must tell the person that the Foundation cannot comply. </text:span></text:p>
      <text:p text:style-name="P90"><text:soft-page-break/>All requests to update, correct, delete, restrict or port personal data are dealt with the same way to ensure that the Foundation can record to the request and the response to the request. The Foundation requires that requests are sent to a function specific email (<text:span text:style-name="T96">privacy@shuttleworthfoundation.org</text:span>) which copies to multiple recipients. The Foundation must respond to requests within 30 days of receipt of the request either by doing as the person asks, advising that there is a delay for a reason permitted by law, or advising why the Foundation cannot comply.</text:p>
      <text:p text:style-name="P87">People whose personal data the Foundation has must be given notice if they think the Foundation has not dealt with their personal data appropriately then they can make a complaint to an authority about how the Foundation uses data. The Foundation company SF Isle of Man Limited is the regarded as controller of <text:s/>data for these purposes. Therefore complaints can be made to the Isle of Man Information Commissioner. </text:p>
      <text:p text:style-name="P87"/>
      <text:list xml:id="list161127855673603" text:continue-numbering="true" text:style-name="WWNum4">
        <text:list-item>
          <text:list>
            <text:list-item>
              <text:h text:style-name="P165" text:outline-level="2">Security</text:h>
            </text:list-item>
          </text:list>
        </text:list-item>
      </text:list>
      <text:p text:style-name="P87">The Foundation must keep personal data secure. Existing systems are evaluated to ascertain whether they are appropriately secure.</text:p>
      <text:p text:style-name="P87"><text:s/>As the Foundation adopts new systems these must be evaluated to ensure that they adhere to privacy by design principles. Systems must:</text:p>
      <text:list xml:id="list704179896" text:style-name="WWNum1">
        <text:list-item>
          <text:p text:style-name="P96"><text:span text:style-name="T27">Pro-actively</text:span><text:span text:style-name="T76"> identify and assess risks to privacy and take steps to prevent them.</text:span></text:p>
        </text:list-item>
        <text:list-item>
          <text:p text:style-name="P97">Personal data are protected as a default.</text:p>
        </text:list-item>
        <text:list-item>
          <text:p text:style-name="P97">Privacy is embedded in the design and architecture of technical systems;</text:p>
        </text:list-item>
        <text:list-item>
          <text:p text:style-name="P97">Privacy is not traded off against other values such as security, instead values realised together in a fully functioning system;</text:p>
        </text:list-item>
        <text:list-item>
          <text:p text:style-name="P96"><text:span text:style-name="T76">Personal data are kept private at every stage; collection, transmission, use and deletion. When personal data are deleted from a system this must be done so that it cannot be retrieved from servers, </text:span><text:span text:style-name="T27">hard drives</text:span><text:span text:style-name="T76"> and the like.</text:span></text:p>
        </text:list-item>
        <text:list-item>
          <text:p text:style-name="P97">The collection and use of personal data must be clear, for example through a notice advising that particular categories of personal data are collected and why.</text:p>
        </text:list-item>
        <text:list-item>
          <text:p text:style-name="P97">Privacy architecture must be centred around the person whose data is at issue. </text:p>
        </text:list-item>
      </text:list>
      <text:p text:style-name="P87"/>
      <text:p text:style-name="P91"><text:span text:style-name="T80">The Foundation must notify the supervisory data authority, this will usually be the Isle of Man Information Commissioner. If there is reason to suspect that the rights and freedoms of a person are affected by a breach of their data then the Foundation should al</text:span><text:span text:style-name="T43">er </text:span><text:span text:style-name="T80">that person, unless the data was encrypted or doesn’t pose a threat for some other reason. When someone is alerted about a data breach then the person must be told that the contact person is the Foundation’s legal counsel and given </text:span><text:soft-page-break/><text:a xlink:type="simple" xlink:href="mailto:privacy@shuttlleworthfoundation.org" text:style-name="ListLabel_20_19" text:visited-style-name="ListLabel_20_19"><text:span text:style-name="T82">privacy@shuttleworthfoundation.org</text:span></text:a><text:span text:style-name="T80"> data breach then </text:span><text:span text:style-name="T43">r</text:span><text:span text:style-name="T44">ecord every data breach and the Foundation’s response. </text:span></text:p>
      <text:h text:style-name="P169" text:outline-level="2"/>
      <text:h text:style-name="P170" text:outline-level="2">Data Transfer</text:h>
      <text:p text:style-name="P89"><text:span text:style-name="T27">To ensure that service providers to whom the Foundation transfers personal data look after data appropriately the Foundation generally requires </text:span><text:span text:style-name="T76">either be a written agreement with the service provider or a general written document in which the organisation or person commits to dealing with personal data as required by the GDPR. </text:span><text:span text:style-name="T27">A</text:span><text:span text:style-name="T76"> notice on the website of the service provider in which it explains its compliance with GDPR</text:span><text:span text:style-name="T27"> is sufficient but a date stamped copy must be made.</text:span></text:p>
      <text:p text:style-name="P89"><text:span text:style-name="T76">Where a service provider is not in the EU or a jurisdiction where the GDPR is applied but the service provider says that use of that service is GDPR compliant, then the F</text:span><text:span text:style-name="T27">oundation </text:span><text:span text:style-name="T76">ascertains the basis on which the service provider protects personal data; an adequacy decision by the EU, binding corporate rules, a standard agreement approved by an EU data controller.</text:span></text:p>
      <text:p text:style-name="P88"/>
      <text:p text:style-name="P87">Each company, and each person who is an employee or consultant of a company, which is part of the Foundation but not in the EU or a jurisdiction where the GDPR has been applied, is required to agree to these safeguards. The Foundation takes the responsibility of dealing with personal data very seriously. </text:p>
      <text:p text:style-name="P90">The Foundation assess each service provider to whom personal data is communicated to ensure that that service provider is compliant with the GDPR. Before using any new service provider the Foundation ascertain whether a service provider is in the EU or another jurisdiction where the GDPR is applied and gives information on its own compliance with the GDPR. <text:s/></text:p>
      <text:p text:style-name="P90">The Foundation transfers personal data to companies in the Foundation outside the EU or a jurisdiction where the GDPR has not been applied only when the transfer is necessary for the fulfilment of a contract between the person whose data it is and the <text:s/>Foundation or it is necessary for the fulfilment of a contract with another person that is in the interests of the person whose personal data is being used or the person has consent to transfer outside the European Union. A person whose data is processed in a country that is outside the EU or a jurisdiction where the GDPR has been applied, must be given notice that their data is processed outside the EU.</text:p>
      <text:p text:style-name="P90"/>
      <text:list xml:id="list161128023074194" text:continue-list="list161127855673603" text:style-name="WWNum4">
        <text:list-item>
          <text:list>
            <text:list-item>
              <text:h text:style-name="P165" text:outline-level="2">Records of Compliance</text:h>
            </text:list-item>
          </text:list>
        </text:list-item>
      </text:list>
      <text:p text:style-name="P87">The Foundation has to demonstrate that is it complying with applicable personal data law. </text:p>
      <text:list xml:id="list3455418516" text:style-name="WWNum2">
        <text:list-header>
          <text:p text:style-name="P86">The Foundation maintains a record of:</text:p>
        </text:list-header>
        <text:list-item>
          <text:p text:style-name="P98">the categories of personal data processed;</text:p>
        </text:list-item>
        <text:list-item>
          <text:p text:style-name="P98"><text:soft-page-break/>the categories of people whose data is processed;</text:p>
        </text:list-item>
        <text:list-item>
          <text:p text:style-name="P98">the categories of recipients of the data, for example service providers;</text:p>
        </text:list-item>
        <text:list-item>
          <text:p text:style-name="P98">to which organisations in which countries outside the EU (or to which the GDPR has not been applied) personal data is communicated;</text:p>
        </text:list-item>
        <text:list-item>
          <text:p text:style-name="P98">the time limits for each category of data;</text:p>
        </text:list-item>
        <text:list-item>
          <text:p text:style-name="P98">how the data is secured.</text:p>
        </text:list-item>
      </text:list>
      <text:p text:style-name="P87">Amongst other things this requires recording that notice of their data rights was given to persons whose data the Foundation processes, every consent to process data and every request made by a person about their data.</text:p>
      <text:list xml:id="list161127236090065" text:continue-list="list161128023074194" text:style-name="WWNum4">
        <text:list-item>
          <text:list>
            <text:list-item>
              <text:h text:style-name="P166" text:outline-level="2"/>
            </text:list-item>
            <text:list-item>
              <text:h text:style-name="P165" text:outline-level="2">Updating the Safeguards</text:h>
            </text:list-item>
          </text:list>
        </text:list-item>
      </text:list>
      <text:p text:style-name="P87">These personal data safeguards will be updated from time to time by the CIO who will communicate the new version of the safeguards to the entities and people of the Foundation. </text:p>
      <text:list xml:id="list161127698237882" text:continue-numbering="true" text:style-name="WWNum4">
        <text:list-item>
          <text:list>
            <text:list-item>
              <text:h text:style-name="P166" text:outline-level="2"/>
            </text:list-item>
            <text:list-item>
              <text:h text:style-name="P165" text:outline-level="2">Status of Safeguards</text:h>
            </text:list-item>
          </text:list>
        </text:list-item>
      </text:list>
      <text:p text:style-name="P84">The purpose of these safeguards is to ensure that personal data are dealt with appropriately by the Foundation overall. They are necessarily general and flexible in nature. Where appropriate exceptions and variations are made. It is neither possible nor desirable to list exceptions in these safeguards. Since these safeguards enable compliance with existing law they do not require the Foundation to do any more than the law requires. Copies of the guidelines may be made available to people whose personal data the Foundation has or to other persons or bodies to demonstrate personal data protection standards by the Foundation. When this happens it is for information purposes only and does not constitute an agreement between that person or body and the Foundation unless agreed otherwise in writing by the Foundation. <text:s/>The safeguards are not part of any contract binding the Foundation unless the Foundation explicitly incorporates the safeguards in the contract. If they are included in a contract these safeguards do not confer any legal right or benefit on any person who is not a party to that contract unless the contract explicitly states otherw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 svg:font-family="Calibri"/>
    <style:font-face style:name="FreeSans6" svg:font-family="FreeSans"/>
    <style:font-face style:name="FreeSans3" svg:font-family="FreeSans" style:font-family-generic="swiss"/>
    <style:font-face style:name="FreeSans\"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4" svg:font-family="FreeSans" style:font-pitch="variable"/>
    <style:font-face style:name="Liberation Serif" svg:font-family="'Liberation Serif'" style:font-family-generic="roman" style:font-pitch="variable"/>
    <style:font-face style:name="Ubuntu" svg:font-family="Ubuntu"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5" svg:font-family="FreeSans" style:font-family-generic="system" style:font-pitch="variable"/>
    <style:font-face style:name="Times New Roman" svg:font-family="'Times New Roman'" style:font-family-generic="system" style:font-pitch="variable"/>
    <style:font-face style:name="Ubuntu1" svg:font-family="Ubuntu" style:font-family-generic="system" style:font-pitch="variable"/>
  </office:font-face-decls>
  <office:styles>
    <draw:fill-image draw:name="Bitmape_20_1" draw:display-name="Bitmape 1" xlink:href="Pictures/100000000000002800000032347DCDB094A541F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5"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5"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cm" fo:margin-bottom="0.247cm" loext:contextual-spacing="false" fo:line-height="120%"/>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master-page-name="">
      <loext:graphic-properties draw:fill="none" draw:fill-color="#729fcf"/>
      <style:paragraph-properties style:page-number="auto" fo:background-color="transparent" text:number-lines="false" text:line-number="0">
        <style:tab-stops>
          <style:tab-stop style:position="8.5cm" style:type="center"/>
          <style:tab-stop style:position="17cm" style:type="right"/>
        </style:tab-stops>
      </style:paragraph-properties>
      <style:text-properties style:font-name="FreeSans1"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FreeSans2" fo:font-family="FreeSans" style:font-style-name="Bold" style:font-family-generic="swiss" style:font-pitch="variable" fo:font-size="90%"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459cm"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loext:graphic-properties draw:fill="none" draw:fill-color="#729fcf"/>
      <style:paragraph-properties fo:background-color="transparent" fo:padding="0.049cm" fo:border="0.06pt solid #000000" style:shadow="none" text:number-lines="false" text:line-number="0">
        <style:tab-stops/>
      </style:paragraph-properties>
      <style:text-properties style:font-name="FreeSans1" fo:font-family="FreeSans" style:font-style-name="Regular" style:font-family-generic="swiss" style:font-pitch="variable"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style:font-name="FreeSans"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Ubuntu" fo:font-family="Ubuntu"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9" style:display-name="ListLabel 19" style:family="text">
      <style:text-properties fo:font-variant="normal" fo:text-transform="none" fo:color="#000080" style:text-line-through-style="none" style:text-line-through-type="none" style:text-position="0% 100%" style:font-name="Ubuntu" fo:font-family="Ubuntu" style:font-family-generic="roman" style:font-pitch="variable" fo:font-size="11pt" fo:font-style="normal" style:text-underline-style="solid" style:text-underline-width="auto" style:text-underline-color="font-color" style:font-name-asian="Ubuntu1" style:font-family-asian="Ubuntu" style:font-family-generic-asian="system" style:font-pitch-asian="variable" style:font-size-asian="11pt" style:font-style-asian="normal" style:font-name-complex="Ubuntu1" style:font-family-complex="Ubuntu" style:font-family-generic-complex="system" style:font-pitch-complex="variable"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MP4" style:family="paragraph" style:parent-style-name="Header">
      <style:text-properties style:font-name="FreeSans" fo:font-size="6pt" style:font-size-asian="6pt" style:font-size-complex="6pt"/>
    </style:style>
    <style:style style:name="MP5" style:family="paragraph" style:parent-style-name="Header">
      <style:text-properties style:font-name="FreeSans" fo:font-size="6pt" style:font-size-asian="5.25pt" style:font-size-complex="6pt"/>
    </style:style>
    <style:style style:name="MP6" style:family="paragraph" style:parent-style-name="Header_20_left">
      <style:text-properties fo:font-size="7pt" style:font-size-asian="7pt" style:font-size-complex="7pt"/>
    </style:style>
    <style:style style:name="M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M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MT1" style:family="text">
      <style:text-properties fo:color="#000000" fo:language="en" fo:country="ZA" fo:background-color="transparent" loext:char-shading-value="0"/>
    </style:style>
    <style:style style:name="MT2" style:family="text">
      <style:text-properties fo:language="en" fo:country="US"/>
    </style:style>
    <style:style style:name="MT3" style:family="text">
      <style:text-properties fo:language="en" fo:country="US" officeooo:rsid="00191a91"/>
    </style:style>
    <style:style style:name="MT4" style:family="text">
      <style:text-properties officeooo:rsid="00359a7a"/>
    </style:style>
    <style:style style:name="Mfr1" style:family="graphic" style:parent-style-name="Graphics">
      <style:graphic-properties style:vertical-pos="from-top"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shadow="none"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0.6cm" fo:margin-bottom="0.6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0.499cm" style:dynamic-spacing="true" draw:fill="bitmap" draw:fill-image-name="Bitmape_20_1" style:repeat="stretch" draw:fill-image-ref-point="top-left">
          <style:background-image xlink:href="Pictures/100000000000002800000032347DCDB094A541F4.png" xlink:type="simple" xlink:actuate="onLoad" style:repeat="stretch"/>
        </style:header-footer-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footer>
        <text:p text:style-name="Footer"/>
      </style:footer>
      <style:footer-first>
        <text:p text:style-name="Footer"/>
      </style:footer-first>
      <style:footer-left>
        <text:p text:style-name="Footer"/>
      </style:footer-left>
    </style:master-page>
    <style:master-page style:name="First_20_Page" style:display-name="First Page" style:page-layout-name="Mpm2" style:next-style-name="Standard">
      <style:header>
        <text:p text:style-name="Header"/>
      </style:header>
      <style:header-first>
        <text:p text:style-name="MP2"><draw:frame draw:style-name="Mfr1" draw:name="graphics3" text:anchor-type="as-char" svg:y="-2.358cm" svg:width="9.76cm" svg:height="4.145cm" draw:z-index="0"><draw:image xlink:href="Pictures/1000000000000672000004FBBF955CF1D5EEB403.jpg" xlink:type="simple" xlink:show="embed" xlink:actuate="onLoad" loext:mime-type="image/jpeg"/></draw:frame></text:p>
        <text:p text:style-name="MP3">SF Isle of Man Limited <text:s/><text:span text:style-name="MT1">Registration No: 004996V</text:span><text:span text:style-name="MT2"> <text:s/></text:span><text:span text:style-name="MT3">12 – 14 Finch Road</text:span><text:span text:style-name="MT2">, Douglas <text:s/>Isle of Man <text:s/>lM1 </text:span><text:span text:style-name="MT3">2PT</text:span></text:p>
      </style:header-first>
      <style:header-left>
        <text:p text:style-name="Header_20_left"/>
      </style:header-left>
    </style:master-page>
    <style:master-page style:name="SF_20_default" style:display-name="SF default" style:page-layout-name="Mpm3">
      <style:header>
        <text:p text:style-name="MP4"/>
        <text:p text:style-name="MP4"/>
        <text:p text:style-name="MP4"/>
        <text:p text:style-name="MP4"/>
        <text:p text:style-name="MP5"/>
        <text:p text:style-name="MP5"/>
        <text:p text:style-name="MP5"/>
      </style:header>
      <style:header-left>
        <text:p text:style-name="MP6"/>
        <text:p text:style-name="Header_20_left"/>
        <text:p text:style-name="MP6"/>
        <text:p text:style-name="MP6"/>
        <text:p text:style-name="MP6"/>
        <text:p text:style-name="MP6"/>
      </style:header-left>
      <style:footer>
        <text:p text:style-name="MP7"><text:span text:style-name="MT4">Page </text:span><text:page-number text:select-page="current">16</text:page-number><text:tab/><text:tab/></text:p>
        <text:p text:style-name="MP8"><text:tab/><text:tab/>Initiall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20-12-17T16:11:25.637165094</dc:date>
    <meta:editing-duration>PT20H34M2S</meta:editing-duration>
    <meta:editing-cycles>119</meta:editing-cycles>
    <meta:generator>LibreOffice/6.0.7.3$Linux_X86_64 LibreOffice_project/00m0$Build-3</meta:generator>
    <dc:creator>Andrew Rens</dc:creator>
    <meta:document-statistic meta:table-count="1" meta:image-count="1" meta:object-count="0" meta:page-count="28" meta:paragraph-count="343" meta:word-count="8709" meta:character-count="54390" meta:non-whitespace-character-count="45958"/>
  </office:meta>
</office:document-meta>
</file>